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7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69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3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0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1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0" style:family="table-cell" style:parent-style-name="Default" style:data-style-name="N7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7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9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9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none" fo:border-bottom="thin solid #E3E3E3" fo:border-left="none" fo:border-right="none" fo:background-color="transparent"/>
      <style:text-properties style:font-name="Univers" style:font-name-asian="Univers" style:font-name-complex="Univers" style:font-family-generic="swiss"/>
    </style:style>
    <style:style style:name="ce55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7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8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9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1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6.270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1.61395833333333cm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34.9pt" style:use-optimal-row-height="false" fo:break-before="auto"/>
    </style:style>
    <style:style style:name="ro9" style:family="table-row">
      <style:table-row-properties style:row-height="6pt" style:use-optimal-row-height="false" fo:break-before="auto"/>
    </style:style>
    <style:style style:name="ro10" style:family="table-row">
      <style:table-row-properties style:row-height="14.1pt" style:use-optimal-row-height="false" fo:break-before="auto"/>
    </style:style>
    <style:style style:name="ro11" style:family="table-row">
      <style:table-row-properties style:row-height="3pt" style:use-optimal-row-height="false" fo:break-before="auto"/>
    </style:style>
    <style:style style:name="ro12" style:family="table-row">
      <style:table-row-properties style:row-height="8.65pt" style:use-optimal-row-height="false" fo:break-before="auto"/>
    </style:style>
    <style:style style:name="ro13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I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4" table:number-columns-repeated="16313" table:default-cell-style-name="ce3"/>
        <table:table-row table:style-name="ro1">
          <table:table-cell office:value-type="string" table:style-name="ce1">
            <text:p>Tabela 4 - Usos de bens e serviços - 2014</text:p>
          </table:table-cell>
          <table:table-cell table:number-columns-repeated="6" table:style-name="ce1"/>
          <table:table-cell table:number-columns-repeated="45" table:style-name="ce2"/>
          <table:table-cell table:number-columns-repeated="4" table:style-name="ce1"/>
          <table:table-cell table:number-columns-repeated="14" table:style-name="ce2"/>
          <table:table-cell table:style-name="ce42"/>
          <table:table-cell table:number-columns-repeated="16313" table:style-name="ce2"/>
        </table:table-row>
        <table:table-row table:style-name="ro2">
          <table:table-cell table:number-columns-repeated="2" table:style-name="ce3"/>
          <table:table-cell table:number-columns-repeated="68" table:style-name="ce5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8">
            <text:p>Código</text:p>
            <text:p>do</text:p>
            <text:p>produto</text:p>
          </table:table-cell>
          <table:table-cell office:value-type="string" table:number-columns-spanned="1" table:number-rows-spanned="2" table:style-name="ce60">
            <text:p>Descrição do produto</text:p>
          </table:table-cell>
          <table:table-cell office:value-type="string" table:style-name="ce48">
            <text:p>Consumo intermediário das atividades <text:s/>(preços do ano anterior em 1 000 000 R$)</text:p>
          </table:table-cell>
          <table:table-cell table:number-columns-repeated="2" table:style-name="ce48"/>
          <table:table-cell table:number-columns-repeated="3" table:style-name="ce44"/>
          <table:table-cell table:number-columns-repeated="44" table:style-name="ce45"/>
          <table:table-cell table:number-columns-repeated="2" table:style-name="ce48"/>
          <table:table-cell table:number-columns-repeated="3" table:style-name="ce44"/>
          <table:table-cell table:number-columns-repeated="14" table:style-name="ce45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5"/>
          <table:table-cell table:style-name="ce10"/>
          <table:table-cell table:number-columns-repeated="16313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333" table:style-name="ce46">
            <text:p><text:s text:c="3"/>333</text:p>
          </table:table-cell>
          <table:table-cell office:value-type="float" office:value="305" table:style-name="ce46">
            <text:p><text:s text:c="3"/>3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110" table:style-name="ce46">
            <text:p><text:s text:c="2"/>15 110</text:p>
          </table:table-cell>
          <table:table-cell office:value-type="float" office:value="419" table:style-name="ce46">
            <text:p><text:s text:c="3"/>4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8" table:style-name="ce46">
            <text:p><text:s text:c="3"/>6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155" table:style-name="ce46">
            <text:p><text:s text:c="2"/>17 15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837" table:style-name="ce46">
            <text:p><text:s text:c="3"/>837</text:p>
          </table:table-cell>
          <table:table-cell office:value-type="float" office:value="3164" table:style-name="ce46">
            <text:p><text:s text:c="2"/>3 16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1" table:style-name="ce46">
            <text:p><text:s text:c="3"/>5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35" table:style-name="ce46">
            <text:p><text:s text:c="2"/>9 0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5" table:style-name="ce46">
            <text:p><text:s text:c="3"/>4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0" table:style-name="ce46">
            <text:p><text:s text:c="3"/>25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522" table:style-name="ce46">
            <text:p><text:s text:c="2"/>14 52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9" table:style-name="ce46">
            <text:p><text:s text:c="3"/>5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24" table:style-name="ce46">
            <text:p><text:s text:c="2"/>3 8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44" table:style-name="ce46">
            <text:p><text:s text:c="2"/>4 84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638" table:style-name="ce46">
            <text:p><text:s text:c="3"/>638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624" table:style-name="ce46">
            <text:p><text:s text:c="2"/>27 6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2" table:style-name="ce46">
            <text:p><text:s text:c="2"/>1 6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57" table:style-name="ce46">
            <text:p><text:s text:c="2"/>14 3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7" table:style-name="ce46">
            <text:p><text:s text:c="2"/>1 0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478" table:style-name="ce46">
            <text:p><text:s text:c="2"/>45 478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1965" table:style-name="ce46">
            <text:p><text:s text:c="2"/>1 965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1" table:style-name="ce46">
            <text:p><text:s text:c="3"/>4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746" table:style-name="ce46">
            <text:p><text:s text:c="2"/>27 7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67" table:style-name="ce46">
            <text:p><text:s text:c="2"/>1 2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37" table:style-name="ce46">
            <text:p><text:s text:c="2"/>9 6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200" table:style-name="ce46">
            <text:p><text:s text:c="2"/>41 200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4592" table:style-name="ce47">
            <text:p><text:s text:c="2"/>4 592</text:p>
          </table:table-cell>
          <table:table-cell office:value-type="float" office:value="1214" table:style-name="ce47">
            <text:p><text:s text:c="2"/>1 214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57" table:style-name="ce47">
            <text:p><text:s text:c="2"/>4 7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766" table:style-name="ce47">
            <text:p><text:s text:c="2"/>5 7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0" table:style-name="ce47">
            <text:p><text:s text:c="3"/>2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03" table:style-name="ce47">
            <text:p><text:s text:c="3"/>90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9" table:style-name="ce47">
            <text:p><text:s text:c="3"/>199</text:p>
          </table:table-cell>
          <table:table-cell office:value-type="float" office:value="2562" table:style-name="ce47">
            <text:p><text:s text:c="2"/>2 5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35" table:style-name="ce47">
            <text:p><text:s text:c="3"/>735</text:p>
          </table:table-cell>
          <table:table-cell office:value-type="float" office:value="388" table:style-name="ce47">
            <text:p><text:s text:c="3"/>388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178" table:style-name="ce47">
            <text:p><text:s text:c="3"/>17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73" table:style-name="ce47">
            <text:p><text:s text:c="3"/>2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365" table:style-name="ce47">
            <text:p><text:s text:c="2"/>22 365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477" table:style-name="ce47">
            <text:p><text:s text:c="2"/>5 4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255" table:style-name="ce47">
            <text:p><text:s text:c="3"/>2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39" table:style-name="ce47">
            <text:p><text:s text:c="2"/>5 839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85" table:style-name="ce47">
            <text:p><text:s text:c="2"/>4 2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44" table:style-name="ce47">
            <text:p><text:s text:c="2"/>4 444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24" table:style-name="ce47">
            <text:p><text:s text:c="2"/>2 624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548" table:style-name="ce47">
            <text:p><text:s text:c="3"/>5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93" table:style-name="ce47">
            <text:p><text:s text:c="2"/>3 693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343" table:style-name="ce47">
            <text:p><text:s text:c="3"/>343</text:p>
          </table:table-cell>
          <table:table-cell office:value-type="float" office:value="1866" table:style-name="ce47">
            <text:p><text:s text:c="2"/>1 866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480" table:style-name="ce47">
            <text:p><text:s text:c="2"/>44 4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973" table:style-name="ce47">
            <text:p><text:s text:c="2"/>46 97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280" table:style-name="ce46">
            <text:p><text:s text:c="2"/>1 28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202" table:style-name="ce46">
            <text:p><text:s text:c="2"/>16 2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686" table:style-name="ce46">
            <text:p><text:s text:c="2"/>17 68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31" table:style-name="ce46">
            <text:p><text:s text:c="2"/>7 6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76" table:style-name="ce46">
            <text:p><text:s text:c="2"/>7 87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1888" table:style-name="ce46">
            <text:p><text:s text:c="2"/>1 88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062" table:style-name="ce46">
            <text:p><text:s text:c="2"/>12 0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27" table:style-name="ce46">
            <text:p><text:s text:c="2"/>1 4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2" table:style-name="ce46">
            <text:p><text:s text:c="3"/>232</text:p>
          </table:table-cell>
          <table:table-cell office:value-type="float" office:value="1061" table:style-name="ce46">
            <text:p><text:s text:c="2"/>1 0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06" table:style-name="ce46">
            <text:p><text:s text:c="2"/>16 90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1427" table:style-name="ce46">
            <text:p><text:s text:c="2"/>1 427</text:p>
          </table:table-cell>
          <table:table-cell office:value-type="float" office:value="1669" table:style-name="ce46">
            <text:p><text:s text:c="2"/>1 669</text:p>
          </table:table-cell>
          <table:table-cell office:value-type="float" office:value="2250" table:style-name="ce46">
            <text:p><text:s text:c="2"/>2 25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6" table:style-name="ce46">
            <text:p><text:s text:c="3"/>4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6" table:style-name="ce46">
            <text:p><text:s text:c="3"/>30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527" table:style-name="ce46">
            <text:p><text:s text:c="2"/>3 527</text:p>
          </table:table-cell>
          <table:table-cell office:value-type="float" office:value="4134" table:style-name="ce46">
            <text:p><text:s text:c="2"/>4 1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17" table:style-name="ce46">
            <text:p><text:s text:c="3"/>2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91" table:style-name="ce46">
            <text:p><text:s text:c="2"/>1 791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974" table:style-name="ce46">
            <text:p><text:s text:c="3"/>9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1" table:style-name="ce46">
            <text:p><text:s text:c="3"/>7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6" table:style-name="ce46">
            <text:p><text:s text:c="3"/>4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133" table:style-name="ce46">
            <text:p><text:s text:c="2"/>18 133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604" table:style-name="ce46">
            <text:p><text:s text:c="3"/>6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7" table:style-name="ce46">
            <text:p><text:s text:c="2"/>1 6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546" table:style-name="ce46">
            <text:p><text:s text:c="3"/>5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01" table:style-name="ce46">
            <text:p><text:s text:c="2"/>3 201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5778" table:style-name="ce47">
            <text:p><text:s text:c="2"/>5 778</text:p>
          </table:table-cell>
          <table:table-cell office:value-type="float" office:value="392" table:style-name="ce47">
            <text:p><text:s text:c="3"/>39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47" table:style-name="ce47">
            <text:p><text:s text:c="2"/>1 8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184" table:style-name="ce47">
            <text:p><text:s text:c="2"/>8 184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426" table:style-name="ce47">
            <text:p><text:s text:c="3"/>426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435" table:style-name="ce47">
            <text:p><text:s text:c="3"/>435</text:p>
          </table:table-cell>
          <table:table-cell office:value-type="float" office:value="443" table:style-name="ce47">
            <text:p><text:s text:c="3"/>4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7" table:style-name="ce47">
            <text:p><text:s text:c="3"/>227</text:p>
          </table:table-cell>
          <table:table-cell office:value-type="float" office:value="4169" table:style-name="ce47">
            <text:p><text:s text:c="2"/>4 169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081" table:style-name="ce47">
            <text:p><text:s text:c="2"/>7 081</text:p>
          </table:table-cell>
          <table:table-cell office:value-type="float" office:value="539" table:style-name="ce47">
            <text:p><text:s text:c="3"/>539</text:p>
          </table:table-cell>
          <table:table-cell office:value-type="float" office:value="326" table:style-name="ce47">
            <text:p><text:s text:c="3"/>32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4" table:style-name="ce47">
            <text:p><text:s text:c="3"/>434</text:p>
          </table:table-cell>
          <table:table-cell office:value-type="float" office:value="9504" table:style-name="ce47">
            <text:p><text:s text:c="2"/>9 5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8" table:style-name="ce47">
            <text:p><text:s text:c="3"/>4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958" table:style-name="ce47">
            <text:p><text:s text:c="2"/>24 95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134" table:style-name="ce47">
            <text:p><text:s text:c="2"/>9 134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69" table:style-name="ce47">
            <text:p><text:s text:c="3"/>869</text:p>
          </table:table-cell>
          <table:table-cell office:value-type="float" office:value="190" table:style-name="ce47">
            <text:p><text:s text:c="3"/>19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2" table:style-name="ce47">
            <text:p><text:s text:c="3"/>18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858" table:style-name="ce47">
            <text:p><text:s text:c="3"/>8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8775" table:style-name="ce47">
            <text:p><text:s text:c="2"/>168 7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42" table:style-name="ce47">
            <text:p><text:s text:c="2"/>2 242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801" table:style-name="ce47">
            <text:p><text:s text:c="3"/>801</text:p>
          </table:table-cell>
          <table:table-cell office:value-type="float" office:value="393" table:style-name="ce47">
            <text:p><text:s text:c="3"/>393</text:p>
          </table:table-cell>
          <table:table-cell office:value-type="float" office:value="387" table:style-name="ce47">
            <text:p><text:s text:c="3"/>387</text:p>
          </table:table-cell>
          <table:table-cell office:value-type="float" office:value="494" table:style-name="ce47">
            <text:p><text:s text:c="3"/>49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209" table:style-name="ce47">
            <text:p><text:s text:c="3"/>20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109" table:style-name="ce47">
            <text:p><text:s text:c="2"/>14 10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9444" table:style-name="ce47">
            <text:p><text:s text:c="2"/>199 444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81" table:style-name="ce47">
            <text:p><text:s text:c="2"/>1 381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8" table:style-name="ce47">
            <text:p><text:s text:c="3"/>208</text:p>
          </table:table-cell>
          <table:table-cell office:value-type="float" office:value="15506" table:style-name="ce47">
            <text:p><text:s text:c="2"/>15 50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142" table:style-name="ce47">
            <text:p><text:s text:c="2"/>17 142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320" table:style-name="ce47">
            <text:p><text:s text:c="2"/>1 3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1945" table:style-name="ce47">
            <text:p><text:s text:c="2"/>1 945</text:p>
          </table:table-cell>
          <table:table-cell office:value-type="float" office:value="9523" table:style-name="ce47">
            <text:p><text:s text:c="2"/>9 5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902" table:style-name="ce47">
            <text:p><text:s text:c="2"/>12 90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524" table:style-name="ce46">
            <text:p><text:s text:c="2"/>1 52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30" table:style-name="ce46">
            <text:p><text:s text:c="2"/>3 1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4" table:style-name="ce46">
            <text:p><text:s text:c="3"/>3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38" table:style-name="ce46">
            <text:p><text:s text:c="2"/>3 0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8" table:style-name="ce46">
            <text:p><text:s text:c="3"/>7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65" table:style-name="ce46">
            <text:p><text:s text:c="2"/>1 5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9556" table:style-name="ce46">
            <text:p><text:s text:c="2"/>9 5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07" table:style-name="ce46">
            <text:p><text:s text:c="2"/>1 207</text:p>
          </table:table-cell>
          <table:table-cell office:value-type="float" office:value="1058" table:style-name="ce46">
            <text:p><text:s text:c="2"/>1 058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473" table:style-name="ce46">
            <text:p><text:s text:c="3"/>473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430" table:style-name="ce46">
            <text:p><text:s text:c="2"/>23 43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07" table:style-name="ce46">
            <text:p><text:s text:c="2"/>3 4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724" table:style-name="ce46">
            <text:p><text:s text:c="3"/>7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50" table:style-name="ce46">
            <text:p><text:s text:c="2"/>4 25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95" table:style-name="ce46">
            <text:p><text:s text:c="2"/>2 3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8" table:style-name="ce46">
            <text:p><text:s text:c="3"/>4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3025" table:style-name="ce46">
            <text:p><text:s text:c="2"/>3 0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3" table:style-name="ce46">
            <text:p><text:s text:c="3"/>263</text:p>
          </table:table-cell>
          <table:table-cell office:value-type="float" office:value="235" table:style-name="ce46">
            <text:p><text:s text:c="3"/>235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77" table:style-name="ce46">
            <text:p><text:s text:c="2"/>6 67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896" table:style-name="ce46">
            <text:p><text:s text:c="3"/>8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75" table:style-name="ce46">
            <text:p><text:s text:c="2"/>1 075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84" table:style-name="ce46">
            <text:p><text:s text:c="2"/>7 9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390" table:style-name="ce46">
            <text:p><text:s text:c="3"/>3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5" table:style-name="ce46">
            <text:p><text:s text:c="3"/>715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86" table:style-name="ce46">
            <text:p><text:s text:c="2"/>9 98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88" table:style-name="ce47">
            <text:p><text:s text:c="2"/>4 3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31" table:style-name="ce47">
            <text:p><text:s text:c="2"/>1 5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1257" table:style-name="ce47">
            <text:p><text:s text:c="2"/>1 2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820" table:style-name="ce47">
            <text:p><text:s text:c="2"/>7 82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90" table:style-name="ce23">
            <text:p><text:s text:c="3"/>9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60" table:style-name="ce23">
            <text:p><text:s text:c="3"/>460</text:p>
          </table:table-cell>
          <table:table-cell office:value-type="float" office:value="2155" table:style-name="ce23">
            <text:p><text:s text:c="2"/>2 155</text:p>
          </table:table-cell>
          <table:table-cell office:value-type="float" office:value="6500" table:style-name="ce23">
            <text:p><text:s text:c="2"/>6 500</text:p>
          </table:table-cell>
          <table:table-cell office:value-type="float" office:value="1289" table:style-name="ce23">
            <text:p><text:s text:c="2"/>1 28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35" table:style-name="ce23">
            <text:p><text:s text:c="3"/>7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81" table:style-name="ce23">
            <text:p><text:s text:c="3"/>58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198" table:style-name="ce23">
            <text:p><text:s text:c="2"/>1 19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9" table:style-name="ce23">
            <text:p><text:s text:c="3"/>109</text:p>
          </table:table-cell>
          <table:table-cell office:value-type="float" office:value="92" table:style-name="ce23">
            <text:p><text:s text:c="3"/>9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335" table:style-name="ce23">
            <text:p><text:s text:c="2"/>13 33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86" table:style-name="ce47">
            <text:p><text:s text:c="2"/>2 686</text:p>
          </table:table-cell>
          <table:table-cell office:value-type="float" office:value="601" table:style-name="ce47">
            <text:p><text:s text:c="3"/>6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410" table:style-name="ce47">
            <text:p><text:s text:c="2"/>1 4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5" table:style-name="ce47">
            <text:p><text:s text:c="3"/>435</text:p>
          </table:table-cell>
          <table:table-cell office:value-type="float" office:value="374" table:style-name="ce47">
            <text:p><text:s text:c="3"/>374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52" table:style-name="ce47">
            <text:p><text:s text:c="2"/>5 95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1781" table:style-name="ce47">
            <text:p><text:s text:c="2"/>1 78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607" table:style-name="ce47">
            <text:p><text:s text:c="2"/>6 60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669" table:style-name="ce47">
            <text:p><text:s text:c="2"/>13 6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83" table:style-name="ce47">
            <text:p><text:s text:c="2"/>1 98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914" table:style-name="ce47">
            <text:p><text:s text:c="3"/>9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2" table:style-name="ce47">
            <text:p><text:s text:c="3"/>39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621" table:style-name="ce47">
            <text:p><text:s text:c="2"/>2 6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807" table:style-name="ce47">
            <text:p><text:s text:c="2"/>28 807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0" table:style-name="ce47">
            <text:p><text:s text:c="3"/>2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1867" table:style-name="ce47">
            <text:p><text:s text:c="2"/>1 8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9" table:style-name="ce47">
            <text:p><text:s text:c="3"/>209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37" table:style-name="ce47">
            <text:p><text:s text:c="2"/>2 83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1" table:style-name="ce46">
            <text:p><text:s text:c="3"/>3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254" table:style-name="ce46">
            <text:p><text:s text:c="2"/>1 2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4" table:style-name="ce46">
            <text:p><text:s text:c="3"/>304</text:p>
          </table:table-cell>
          <table:table-cell office:value-type="float" office:value="267" table:style-name="ce46">
            <text:p><text:s text:c="3"/>267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54" table:style-name="ce46">
            <text:p><text:s text:c="2"/>2 45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421" table:style-name="ce46">
            <text:p><text:s text:c="3"/>42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04" table:style-name="ce46">
            <text:p><text:s text:c="2"/>3 8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370" table:style-name="ce46">
            <text:p><text:s text:c="2"/>8 370</text:p>
          </table:table-cell>
          <table:table-cell office:value-type="float" office:value="1600" table:style-name="ce46">
            <text:p><text:s text:c="2"/>1 6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5" table:style-name="ce46">
            <text:p><text:s text:c="3"/>6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64" table:style-name="ce46">
            <text:p><text:s text:c="2"/>3 1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012" table:style-name="ce46">
            <text:p><text:s text:c="2"/>2 0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696" table:style-name="ce46">
            <text:p><text:s text:c="2"/>20 69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1028" table:style-name="ce46">
            <text:p><text:s text:c="2"/>1 028</text:p>
          </table:table-cell>
          <table:table-cell office:value-type="float" office:value="11144" table:style-name="ce46">
            <text:p><text:s text:c="2"/>11 144</text:p>
          </table:table-cell>
          <table:table-cell office:value-type="float" office:value="974" table:style-name="ce46">
            <text:p><text:s text:c="3"/>9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13" table:style-name="ce46">
            <text:p><text:s text:c="2"/>9 7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2" table:style-name="ce46">
            <text:p><text:s text:c="3"/>5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653" table:style-name="ce46">
            <text:p><text:s text:c="3"/>6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270" table:style-name="ce46">
            <text:p><text:s text:c="2"/>24 27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19" table:style-name="ce46">
            <text:p><text:s text:c="2"/>3 1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16" table:style-name="ce46">
            <text:p><text:s text:c="2"/>5 716</text:p>
          </table:table-cell>
          <table:table-cell office:value-type="float" office:value="305" table:style-name="ce46">
            <text:p><text:s text:c="3"/>3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4" table:style-name="ce46">
            <text:p><text:s text:c="3"/>31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239" table:style-name="ce46">
            <text:p><text:s text:c="3"/>239</text:p>
          </table:table-cell>
          <table:table-cell office:value-type="float" office:value="4519" table:style-name="ce46">
            <text:p><text:s text:c="2"/>4 5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4" table:style-name="ce46">
            <text:p><text:s text:c="3"/>864</text:p>
          </table:table-cell>
          <table:table-cell office:value-type="float" office:value="1030" table:style-name="ce46">
            <text:p><text:s text:c="2"/>1 030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1337" table:style-name="ce46">
            <text:p><text:s text:c="2"/>1 337</text:p>
          </table:table-cell>
          <table:table-cell office:value-type="float" office:value="425" table:style-name="ce46">
            <text:p><text:s text:c="3"/>425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299" table:style-name="ce46">
            <text:p><text:s text:c="2"/>18 299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1" table:style-name="ce46">
            <text:p><text:s text:c="3"/>5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0483" table:style-name="ce46">
            <text:p><text:s text:c="2"/>10 4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4" table:style-name="ce46">
            <text:p><text:s text:c="3"/>664</text:p>
          </table:table-cell>
          <table:table-cell office:value-type="float" office:value="38275" table:style-name="ce46">
            <text:p><text:s text:c="2"/>38 2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660" table:style-name="ce46">
            <text:p><text:s text:c="2"/>50 66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65" table:style-name="ce47">
            <text:p><text:s text:c="3"/>9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65" table:style-name="ce47">
            <text:p><text:s text:c="3"/>96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434" table:style-name="ce47">
            <text:p><text:s text:c="2"/>7 434</text:p>
          </table:table-cell>
          <table:table-cell office:value-type="float" office:value="6045" table:style-name="ce47">
            <text:p><text:s text:c="2"/>6 045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937" table:style-name="ce47">
            <text:p><text:s text:c="2"/>13 937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275" table:style-name="ce47">
            <text:p><text:s text:c="3"/>2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70" table:style-name="ce47">
            <text:p><text:s text:c="2"/>3 270</text:p>
          </table:table-cell>
          <table:table-cell office:value-type="float" office:value="15413" table:style-name="ce47">
            <text:p><text:s text:c="2"/>15 413</text:p>
          </table:table-cell>
          <table:table-cell office:value-type="float" office:value="3058" table:style-name="ce47">
            <text:p><text:s text:c="2"/>3 0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59" table:style-name="ce47">
            <text:p><text:s text:c="2"/>1 759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296" table:style-name="ce47">
            <text:p><text:s text:c="2"/>1 2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530" table:style-name="ce47">
            <text:p><text:s text:c="2"/>25 53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430" table:style-name="ce47">
            <text:p><text:s text:c="3"/>43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30" table:style-name="ce47">
            <text:p><text:s text:c="2"/>3 530</text:p>
          </table:table-cell>
          <table:table-cell office:value-type="float" office:value="706" table:style-name="ce47">
            <text:p><text:s text:c="3"/>706</text:p>
          </table:table-cell>
          <table:table-cell office:value-type="float" office:value="1308" table:style-name="ce47">
            <text:p><text:s text:c="2"/>1 3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15" table:style-name="ce47">
            <text:p><text:s text:c="3"/>615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936" table:style-name="ce47">
            <text:p><text:s text:c="3"/>93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9" table:style-name="ce47">
            <text:p><text:s text:c="3"/>389</text:p>
          </table:table-cell>
          <table:table-cell office:value-type="float" office:value="251" table:style-name="ce47">
            <text:p><text:s text:c="3"/>2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50" table:style-name="ce47">
            <text:p><text:s text:c="2"/>1 0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899" table:style-name="ce47">
            <text:p><text:s text:c="2"/>10 899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12" table:style-name="ce23">
            <text:p><text:s text:c="3"/>1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349" table:style-name="ce23">
            <text:p><text:s text:c="2"/>3 34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6" table:style-name="ce23">
            <text:p><text:s text:c="3"/>9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50" table:style-name="ce23">
            <text:p><text:s text:c="3"/>150</text:p>
          </table:table-cell>
          <table:table-cell office:value-type="float" office:value="167" table:style-name="ce23">
            <text:p><text:s text:c="3"/>167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55" table:style-name="ce23">
            <text:p><text:s text:c="3"/>555</text:p>
          </table:table-cell>
          <table:table-cell office:value-type="float" office:value="306" table:style-name="ce23">
            <text:p><text:s text:c="3"/>306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77" table:style-name="ce23">
            <text:p><text:s text:c="3"/>277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136" table:style-name="ce23">
            <text:p><text:s text:c="3"/>136</text:p>
          </table:table-cell>
          <table:table-cell office:value-type="float" office:value="289" table:style-name="ce23">
            <text:p><text:s text:c="3"/>28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7" table:style-name="ce23">
            <text:p><text:s text:c="3"/>217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73" table:style-name="ce23">
            <text:p><text:s text:c="2"/>1 173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308" table:style-name="ce23">
            <text:p><text:s text:c="3"/>308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9" table:style-name="ce23">
            <text:p><text:s text:c="3"/>249</text:p>
          </table:table-cell>
          <table:table-cell office:value-type="float" office:value="338" table:style-name="ce23">
            <text:p><text:s text:c="3"/>338</text:p>
          </table:table-cell>
          <table:table-cell office:value-type="float" office:value="900" table:style-name="ce23">
            <text:p><text:s text:c="3"/>900</text:p>
          </table:table-cell>
          <table:table-cell office:value-type="float" office:value="959" table:style-name="ce23">
            <text:p><text:s text:c="3"/>95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201" table:style-name="ce23">
            <text:p><text:s text:c="3"/>201</text:p>
          </table:table-cell>
          <table:table-cell office:value-type="float" office:value="1518" table:style-name="ce23">
            <text:p><text:s text:c="2"/>1 5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924" table:style-name="ce23">
            <text:p><text:s text:c="2"/>11 92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63" table:style-name="ce46">
            <text:p><text:s text:c="2"/>6 3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60" table:style-name="ce46">
            <text:p><text:s text:c="2"/>6 96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535" table:style-name="ce46">
            <text:p><text:s text:c="3"/>535</text:p>
          </table:table-cell>
          <table:table-cell office:value-type="float" office:value="397" table:style-name="ce46">
            <text:p><text:s text:c="3"/>397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2" table:style-name="ce46">
            <text:p><text:s text:c="3"/>502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22" table:style-name="ce46">
            <text:p><text:s text:c="2"/>4 422</text:p>
          </table:table-cell>
          <table:table-cell office:value-type="float" office:value="503" table:style-name="ce46">
            <text:p><text:s text:c="3"/>5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8" table:style-name="ce46">
            <text:p><text:s text:c="3"/>3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10" table:style-name="ce46">
            <text:p><text:s text:c="3"/>510</text:p>
          </table:table-cell>
          <table:table-cell office:value-type="float" office:value="282" table:style-name="ce46">
            <text:p><text:s text:c="3"/>282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466" table:style-name="ce46">
            <text:p><text:s text:c="3"/>466</text:p>
          </table:table-cell>
          <table:table-cell office:value-type="float" office:value="7390" table:style-name="ce46">
            <text:p><text:s text:c="2"/>7 3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0" table:style-name="ce46">
            <text:p><text:s text:c="3"/>48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7270" table:style-name="ce46">
            <text:p><text:s text:c="2"/>7 2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56" table:style-name="ce46">
            <text:p><text:s text:c="2"/>2 9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8" table:style-name="ce46">
            <text:p><text:s text:c="3"/>6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024" table:style-name="ce46">
            <text:p><text:s text:c="2"/>28 02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78" table:style-name="ce46">
            <text:p><text:s text:c="2"/>5 1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95" table:style-name="ce46">
            <text:p><text:s text:c="2"/>5 19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489" table:style-name="ce46">
            <text:p><text:s text:c="3"/>489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3232" table:style-name="ce46">
            <text:p><text:s text:c="2"/>3 232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3893" table:style-name="ce46">
            <text:p><text:s text:c="2"/>3 893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935" table:style-name="ce46">
            <text:p><text:s text:c="3"/>935</text:p>
          </table:table-cell>
          <table:table-cell office:value-type="float" office:value="709" table:style-name="ce46">
            <text:p><text:s text:c="3"/>709</text:p>
          </table:table-cell>
          <table:table-cell office:value-type="float" office:value="720" table:style-name="ce46">
            <text:p><text:s text:c="3"/>720</text:p>
          </table:table-cell>
          <table:table-cell office:value-type="float" office:value="768" table:style-name="ce46">
            <text:p><text:s text:c="3"/>768</text:p>
          </table:table-cell>
          <table:table-cell office:value-type="float" office:value="689" table:style-name="ce46">
            <text:p><text:s text:c="3"/>689</text:p>
          </table:table-cell>
          <table:table-cell office:value-type="float" office:value="9099" table:style-name="ce46">
            <text:p><text:s text:c="2"/>9 099</text:p>
          </table:table-cell>
          <table:table-cell office:value-type="float" office:value="1736" table:style-name="ce46">
            <text:p><text:s text:c="2"/>1 736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210" table:style-name="ce46">
            <text:p><text:s text:c="3"/>210</text:p>
          </table:table-cell>
          <table:table-cell office:value-type="float" office:value="1785" table:style-name="ce46">
            <text:p><text:s text:c="2"/>1 785</text:p>
          </table:table-cell>
          <table:table-cell office:value-type="float" office:value="995" table:style-name="ce46">
            <text:p><text:s text:c="3"/>995</text:p>
          </table:table-cell>
          <table:table-cell office:value-type="float" office:value="2351" table:style-name="ce46">
            <text:p><text:s text:c="2"/>2 351</text:p>
          </table:table-cell>
          <table:table-cell office:value-type="float" office:value="2300" table:style-name="ce46">
            <text:p><text:s text:c="2"/>2 30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472" table:style-name="ce46">
            <text:p><text:s text:c="2"/>1 472</text:p>
          </table:table-cell>
          <table:table-cell office:value-type="float" office:value="1361" table:style-name="ce46">
            <text:p><text:s text:c="2"/>1 361</text:p>
          </table:table-cell>
          <table:table-cell office:value-type="float" office:value="500" table:style-name="ce46">
            <text:p><text:s text:c="3"/>500</text:p>
          </table:table-cell>
          <table:table-cell office:value-type="float" office:value="224" table:style-name="ce46">
            <text:p><text:s text:c="3"/>224</text:p>
          </table:table-cell>
          <table:table-cell office:value-type="float" office:value="448" table:style-name="ce46">
            <text:p><text:s text:c="3"/>448</text:p>
          </table:table-cell>
          <table:table-cell office:value-type="float" office:value="789" table:style-name="ce46">
            <text:p><text:s text:c="3"/>789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1005" table:style-name="ce46">
            <text:p><text:s text:c="2"/>1 005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527" table:style-name="ce46">
            <text:p><text:s text:c="3"/>527</text:p>
          </table:table-cell>
          <table:table-cell office:value-type="float" office:value="759" table:style-name="ce46">
            <text:p><text:s text:c="3"/>759</text:p>
          </table:table-cell>
          <table:table-cell office:value-type="float" office:value="6331" table:style-name="ce46">
            <text:p><text:s text:c="2"/>6 331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306" table:style-name="ce46">
            <text:p><text:s text:c="3"/>306</text:p>
          </table:table-cell>
          <table:table-cell office:value-type="float" office:value="231" table:style-name="ce46">
            <text:p><text:s text:c="3"/>231</text:p>
          </table:table-cell>
          <table:table-cell office:value-type="float" office:value="1351" table:style-name="ce46">
            <text:p><text:s text:c="2"/>1 351</text:p>
          </table:table-cell>
          <table:table-cell office:value-type="float" office:value="1732" table:style-name="ce46">
            <text:p><text:s text:c="2"/>1 732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430" table:style-name="ce46">
            <text:p><text:s text:c="3"/>430</text:p>
          </table:table-cell>
          <table:table-cell office:value-type="float" office:value="1990" table:style-name="ce46">
            <text:p><text:s text:c="2"/>1 990</text:p>
          </table:table-cell>
          <table:table-cell office:value-type="float" office:value="300" table:style-name="ce46">
            <text:p><text:s text:c="3"/>300</text:p>
          </table:table-cell>
          <table:table-cell office:value-type="float" office:value="1790" table:style-name="ce46">
            <text:p><text:s text:c="2"/>1 790</text:p>
          </table:table-cell>
          <table:table-cell office:value-type="float" office:value="595" table:style-name="ce46">
            <text:p><text:s text:c="3"/>595</text:p>
          </table:table-cell>
          <table:table-cell office:value-type="float" office:value="548" table:style-name="ce46">
            <text:p><text:s text:c="3"/>548</text:p>
          </table:table-cell>
          <table:table-cell office:value-type="float" office:value="500" table:style-name="ce46">
            <text:p><text:s text:c="3"/>500</text:p>
          </table:table-cell>
          <table:table-cell office:value-type="float" office:value="2129" table:style-name="ce46">
            <text:p><text:s text:c="2"/>2 129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889" table:style-name="ce46">
            <text:p><text:s text:c="3"/>889</text:p>
          </table:table-cell>
          <table:table-cell office:value-type="float" office:value="910" table:style-name="ce46">
            <text:p><text:s text:c="3"/>910</text:p>
          </table:table-cell>
          <table:table-cell office:value-type="float" office:value="492" table:style-name="ce46">
            <text:p><text:s text:c="3"/>492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812" table:style-name="ce46">
            <text:p><text:s text:c="3"/>812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679" table:style-name="ce46">
            <text:p><text:s text:c="3"/>6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883" table:style-name="ce46">
            <text:p><text:s text:c="2"/>60 88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332" table:style-name="ce46">
            <text:p><text:s text:c="3"/>3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2140" table:style-name="ce46">
            <text:p><text:s text:c="2"/>2 14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323" table:style-name="ce46">
            <text:p><text:s text:c="3"/>323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9136" table:style-name="ce46">
            <text:p><text:s text:c="2"/>9 136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3527" table:style-name="ce46">
            <text:p><text:s text:c="2"/>3 527</text:p>
          </table:table-cell>
          <table:table-cell office:value-type="float" office:value="551" table:style-name="ce46">
            <text:p><text:s text:c="3"/>551</text:p>
          </table:table-cell>
          <table:table-cell office:value-type="float" office:value="1262" table:style-name="ce46">
            <text:p><text:s text:c="2"/>1 262</text:p>
          </table:table-cell>
          <table:table-cell office:value-type="float" office:value="1130" table:style-name="ce46">
            <text:p><text:s text:c="2"/>1 130</text:p>
          </table:table-cell>
          <table:table-cell office:value-type="float" office:value="2351" table:style-name="ce46">
            <text:p><text:s text:c="2"/>2 351</text:p>
          </table:table-cell>
          <table:table-cell office:value-type="float" office:value="447" table:style-name="ce46">
            <text:p><text:s text:c="3"/>447</text:p>
          </table:table-cell>
          <table:table-cell office:value-type="float" office:value="755" table:style-name="ce46">
            <text:p><text:s text:c="3"/>755</text:p>
          </table:table-cell>
          <table:table-cell office:value-type="float" office:value="452" table:style-name="ce46">
            <text:p><text:s text:c="3"/>452</text:p>
          </table:table-cell>
          <table:table-cell office:value-type="float" office:value="4407" table:style-name="ce46">
            <text:p><text:s text:c="2"/>4 407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1906" table:style-name="ce46">
            <text:p><text:s text:c="2"/>1 90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631" table:style-name="ce46">
            <text:p><text:s text:c="2"/>1 631</text:p>
          </table:table-cell>
          <table:table-cell office:value-type="float" office:value="425" table:style-name="ce46">
            <text:p><text:s text:c="3"/>425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523" table:style-name="ce46">
            <text:p><text:s text:c="3"/>523</text:p>
          </table:table-cell>
          <table:table-cell office:value-type="float" office:value="615" table:style-name="ce46">
            <text:p><text:s text:c="3"/>6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460" table:style-name="ce46">
            <text:p><text:s text:c="2"/>33 46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49" table:style-name="ce47">
            <text:p><text:s text:c="2"/>1 5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626" table:style-name="ce47">
            <text:p><text:s text:c="2"/>13 6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0" table:style-name="ce47">
            <text:p><text:s text:c="3"/>5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755" table:style-name="ce47">
            <text:p><text:s text:c="2"/>15 75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779" table:style-name="ce47">
            <text:p><text:s text:c="3"/>779</text:p>
          </table:table-cell>
          <table:table-cell office:value-type="float" office:value="800" table:style-name="ce47">
            <text:p><text:s text:c="3"/>800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534" table:style-name="ce47">
            <text:p><text:s text:c="3"/>53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1353" table:style-name="ce47">
            <text:p><text:s text:c="2"/>1 353</text:p>
          </table:table-cell>
          <table:table-cell office:value-type="float" office:value="1072" table:style-name="ce47">
            <text:p><text:s text:c="2"/>1 072</text:p>
          </table:table-cell>
          <table:table-cell office:value-type="float" office:value="2092" table:style-name="ce47">
            <text:p><text:s text:c="2"/>2 092</text:p>
          </table:table-cell>
          <table:table-cell office:value-type="float" office:value="2013" table:style-name="ce47">
            <text:p><text:s text:c="2"/>2 013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957" table:style-name="ce47">
            <text:p><text:s text:c="3"/>957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763" table:style-name="ce47">
            <text:p><text:s text:c="3"/>763</text:p>
          </table:table-cell>
          <table:table-cell office:value-type="float" office:value="567" table:style-name="ce47">
            <text:p><text:s text:c="3"/>567</text:p>
          </table:table-cell>
          <table:table-cell office:value-type="float" office:value="132" table:style-name="ce47">
            <text:p><text:s text:c="3"/>132</text:p>
          </table:table-cell>
          <table:table-cell office:value-type="float" office:value="623" table:style-name="ce47">
            <text:p><text:s text:c="3"/>623</text:p>
          </table:table-cell>
          <table:table-cell office:value-type="float" office:value="793" table:style-name="ce47">
            <text:p><text:s text:c="3"/>793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565" table:style-name="ce47">
            <text:p><text:s text:c="2"/>1 565</text:p>
          </table:table-cell>
          <table:table-cell office:value-type="float" office:value="219" table:style-name="ce47">
            <text:p><text:s text:c="3"/>219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266" table:style-name="ce47">
            <text:p><text:s text:c="3"/>266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079" table:style-name="ce47">
            <text:p><text:s text:c="2"/>17 079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89" table:style-name="ce47">
            <text:p><text:s text:c="2"/>2 1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574" table:style-name="ce47">
            <text:p><text:s text:c="2"/>17 57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763" table:style-name="ce47">
            <text:p><text:s text:c="2"/>19 763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428" table:style-name="ce47">
            <text:p><text:s text:c="3"/>428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4" table:style-name="ce47">
            <text:p><text:s text:c="3"/>294</text:p>
          </table:table-cell>
          <table:table-cell office:value-type="float" office:value="434" table:style-name="ce47">
            <text:p><text:s text:c="3"/>4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9" table:style-name="ce47">
            <text:p><text:s text:c="3"/>339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705" table:style-name="ce47">
            <text:p><text:s text:c="3"/>70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16" table:style-name="ce47">
            <text:p><text:s text:c="3"/>616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506" table:style-name="ce47">
            <text:p><text:s text:c="3"/>506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1392" table:style-name="ce47">
            <text:p><text:s text:c="2"/>1 39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153" table:style-name="ce47">
            <text:p><text:s text:c="2"/>3 153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910" table:style-name="ce47">
            <text:p><text:s text:c="3"/>91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556" table:style-name="ce47">
            <text:p><text:s text:c="3"/>55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032" table:style-name="ce47">
            <text:p><text:s text:c="2"/>1 0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2" table:style-name="ce47">
            <text:p><text:s text:c="3"/>37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50" table:style-name="ce47">
            <text:p><text:s text:c="2"/>11 95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8663" table:style-name="ce23">
            <text:p><text:s text:c="2"/>8 663</text:p>
          </table:table-cell>
          <table:table-cell office:value-type="float" office:value="2750" table:style-name="ce23">
            <text:p><text:s text:c="2"/>2 750</text:p>
          </table:table-cell>
          <table:table-cell office:value-type="float" office:value="526" table:style-name="ce23">
            <text:p><text:s text:c="3"/>526</text:p>
          </table:table-cell>
          <table:table-cell office:value-type="float" office:value="667" table:style-name="ce23">
            <text:p><text:s text:c="3"/>667</text:p>
          </table:table-cell>
          <table:table-cell office:value-type="float" office:value="127" table:style-name="ce23">
            <text:p><text:s text:c="3"/>127</text:p>
          </table:table-cell>
          <table:table-cell office:value-type="float" office:value="2457" table:style-name="ce23">
            <text:p><text:s text:c="2"/>2 457</text:p>
          </table:table-cell>
          <table:table-cell office:value-type="float" office:value="922" table:style-name="ce23">
            <text:p><text:s text:c="3"/>922</text:p>
          </table:table-cell>
          <table:table-cell office:value-type="float" office:value="1611" table:style-name="ce23">
            <text:p><text:s text:c="2"/>1 611</text:p>
          </table:table-cell>
          <table:table-cell office:value-type="float" office:value="1300" table:style-name="ce23">
            <text:p><text:s text:c="2"/>1 300</text:p>
          </table:table-cell>
          <table:table-cell office:value-type="float" office:value="2439" table:style-name="ce23">
            <text:p><text:s text:c="2"/>2 439</text:p>
          </table:table-cell>
          <table:table-cell office:value-type="float" office:value="436" table:style-name="ce23">
            <text:p><text:s text:c="3"/>436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143" table:style-name="ce23">
            <text:p><text:s text:c="3"/>143</text:p>
          </table:table-cell>
          <table:table-cell office:value-type="float" office:value="112" table:style-name="ce23">
            <text:p><text:s text:c="3"/>112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353" table:style-name="ce23">
            <text:p><text:s text:c="3"/>353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796" table:style-name="ce23">
            <text:p><text:s text:c="3"/>796</text:p>
          </table:table-cell>
          <table:table-cell office:value-type="float" office:value="752" table:style-name="ce23">
            <text:p><text:s text:c="3"/>752</text:p>
          </table:table-cell>
          <table:table-cell office:value-type="float" office:value="261" table:style-name="ce23">
            <text:p><text:s text:c="3"/>261</text:p>
          </table:table-cell>
          <table:table-cell office:value-type="float" office:value="229" table:style-name="ce23">
            <text:p><text:s text:c="3"/>229</text:p>
          </table:table-cell>
          <table:table-cell office:value-type="float" office:value="148" table:style-name="ce23">
            <text:p><text:s text:c="3"/>148</text:p>
          </table:table-cell>
          <table:table-cell office:value-type="float" office:value="577" table:style-name="ce23">
            <text:p><text:s text:c="3"/>577</text:p>
          </table:table-cell>
          <table:table-cell office:value-type="float" office:value="1029" table:style-name="ce23">
            <text:p><text:s text:c="2"/>1 029</text:p>
          </table:table-cell>
          <table:table-cell office:value-type="float" office:value="615" table:style-name="ce23">
            <text:p><text:s text:c="3"/>615</text:p>
          </table:table-cell>
          <table:table-cell office:value-type="float" office:value="151" table:style-name="ce23">
            <text:p><text:s text:c="3"/>151</text:p>
          </table:table-cell>
          <table:table-cell office:value-type="float" office:value="293" table:style-name="ce23">
            <text:p><text:s text:c="3"/>293</text:p>
          </table:table-cell>
          <table:table-cell office:value-type="float" office:value="211" table:style-name="ce23">
            <text:p><text:s text:c="3"/>211</text:p>
          </table:table-cell>
          <table:table-cell office:value-type="float" office:value="227" table:style-name="ce23">
            <text:p><text:s text:c="3"/>227</text:p>
          </table:table-cell>
          <table:table-cell office:value-type="float" office:value="284" table:style-name="ce23">
            <text:p><text:s text:c="3"/>284</text:p>
          </table:table-cell>
          <table:table-cell office:value-type="float" office:value="874" table:style-name="ce23">
            <text:p><text:s text:c="3"/>874</text:p>
          </table:table-cell>
          <table:table-cell office:value-type="float" office:value="172" table:style-name="ce23">
            <text:p><text:s text:c="3"/>172</text:p>
          </table:table-cell>
          <table:table-cell office:value-type="float" office:value="147" table:style-name="ce23">
            <text:p><text:s text:c="3"/>147</text:p>
          </table:table-cell>
          <table:table-cell office:value-type="float" office:value="200" table:style-name="ce23">
            <text:p><text:s text:c="3"/>200</text:p>
          </table:table-cell>
          <table:table-cell office:value-type="float" office:value="164" table:style-name="ce23">
            <text:p><text:s text:c="3"/>164</text:p>
          </table:table-cell>
          <table:table-cell office:value-type="float" office:value="5012" table:style-name="ce23">
            <text:p><text:s text:c="2"/>5 012</text:p>
          </table:table-cell>
          <table:table-cell office:value-type="float" office:value="639" table:style-name="ce23">
            <text:p><text:s text:c="3"/>639</text:p>
          </table:table-cell>
          <table:table-cell office:value-type="float" office:value="6248" table:style-name="ce23">
            <text:p><text:s text:c="2"/>6 248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8275" table:style-name="ce23">
            <text:p><text:s text:c="2"/>8 275</text:p>
          </table:table-cell>
          <table:table-cell office:value-type="float" office:value="62442" table:style-name="ce23">
            <text:p><text:s text:c="2"/>62 442</text:p>
          </table:table-cell>
          <table:table-cell office:value-type="float" office:value="392" table:style-name="ce23">
            <text:p><text:s text:c="3"/>392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1174" table:style-name="ce23">
            <text:p><text:s text:c="2"/>1 174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24" table:style-name="ce23">
            <text:p><text:s text:c="3"/>324</text:p>
          </table:table-cell>
          <table:table-cell office:value-type="float" office:value="352" table:style-name="ce23">
            <text:p><text:s text:c="3"/>352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245" table:style-name="ce23">
            <text:p><text:s text:c="3"/>24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5622" table:style-name="ce23">
            <text:p><text:s text:c="2"/>115 62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1144" table:style-name="ce46">
            <text:p><text:s text:c="2"/>1 144</text:p>
          </table:table-cell>
          <table:table-cell office:value-type="float" office:value="888" table:style-name="ce46">
            <text:p><text:s text:c="3"/>888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654" table:style-name="ce46">
            <text:p><text:s text:c="3"/>654</text:p>
          </table:table-cell>
          <table:table-cell office:value-type="float" office:value="395" table:style-name="ce46">
            <text:p><text:s text:c="3"/>395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55" table:style-name="ce46">
            <text:p><text:s text:c="3"/>555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3" table:style-name="ce46">
            <text:p><text:s text:c="3"/>4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7353" table:style-name="ce46">
            <text:p><text:s text:c="2"/>147 3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31" table:style-name="ce46">
            <text:p><text:s text:c="2"/>1 531</text:p>
          </table:table-cell>
          <table:table-cell office:value-type="float" office:value="867" table:style-name="ce46">
            <text:p><text:s text:c="3"/>867</text:p>
          </table:table-cell>
          <table:table-cell office:value-type="float" office:value="348" table:style-name="ce46">
            <text:p><text:s text:c="3"/>348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523" table:style-name="ce46">
            <text:p><text:s text:c="2"/>1 523</text:p>
          </table:table-cell>
          <table:table-cell office:value-type="float" office:value="3324" table:style-name="ce46">
            <text:p><text:s text:c="2"/>3 324</text:p>
          </table:table-cell>
          <table:table-cell office:value-type="float" office:value="2257" table:style-name="ce46">
            <text:p><text:s text:c="2"/>2 257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73" table:style-name="ce46">
            <text:p><text:s text:c="3"/>673</text:p>
          </table:table-cell>
          <table:table-cell office:value-type="float" office:value="276" table:style-name="ce46">
            <text:p><text:s text:c="3"/>276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2866" table:style-name="ce46">
            <text:p><text:s text:c="2"/>2 866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796" table:style-name="ce46">
            <text:p><text:s text:c="2"/>4 796</text:p>
          </table:table-cell>
          <table:table-cell office:value-type="float" office:value="4070" table:style-name="ce46">
            <text:p><text:s text:c="2"/>4 070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942" table:style-name="ce46">
            <text:p><text:s text:c="2"/>1 9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4" table:style-name="ce46">
            <text:p><text:s text:c="3"/>604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9523" table:style-name="ce46">
            <text:p><text:s text:c="2"/>179 52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70" table:style-name="ce46">
            <text:p><text:s text:c="3"/>4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505" table:style-name="ce46">
            <text:p><text:s text:c="2"/>24 505</text:p>
          </table:table-cell>
          <table:table-cell office:value-type="float" office:value="369" table:style-name="ce46">
            <text:p><text:s text:c="3"/>369</text:p>
          </table:table-cell>
          <table:table-cell office:value-type="float" office:value="338" table:style-name="ce46">
            <text:p><text:s text:c="3"/>338</text:p>
          </table:table-cell>
          <table:table-cell office:value-type="float" office:value="343" table:style-name="ce46">
            <text:p><text:s text:c="3"/>343</text:p>
          </table:table-cell>
          <table:table-cell office:value-type="float" office:value="1595" table:style-name="ce46">
            <text:p><text:s text:c="2"/>1 595</text:p>
          </table:table-cell>
          <table:table-cell office:value-type="float" office:value="972" table:style-name="ce46">
            <text:p><text:s text:c="3"/>9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78" table:style-name="ce46">
            <text:p><text:s text:c="3"/>478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896" table:style-name="ce46">
            <text:p><text:s text:c="3"/>8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913" table:style-name="ce46">
            <text:p><text:s text:c="3"/>913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382" table:style-name="ce46">
            <text:p><text:s text:c="2"/>32 382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5963" table:style-name="ce46">
            <text:p><text:s text:c="2"/>5 963</text:p>
          </table:table-cell>
          <table:table-cell office:value-type="float" office:value="1287" table:style-name="ce46">
            <text:p><text:s text:c="2"/>1 287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1291" table:style-name="ce46">
            <text:p><text:s text:c="2"/>1 29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691" table:style-name="ce46">
            <text:p><text:s text:c="3"/>691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3" table:style-name="ce46">
            <text:p><text:s text:c="3"/>2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65" table:style-name="ce46">
            <text:p><text:s text:c="2"/>2 865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7548" table:style-name="ce46">
            <text:p><text:s text:c="2"/>27 548</text:p>
          </table:table-cell>
          <table:table-cell office:value-type="float" office:value="4421" table:style-name="ce46">
            <text:p><text:s text:c="2"/>4 421</text:p>
          </table:table-cell>
          <table:table-cell office:value-type="float" office:value="1522" table:style-name="ce46">
            <text:p><text:s text:c="2"/>1 522</text:p>
          </table:table-cell>
          <table:table-cell office:value-type="float" office:value="265" table:style-name="ce46">
            <text:p><text:s text:c="3"/>265</text:p>
          </table:table-cell>
          <table:table-cell office:value-type="float" office:value="680" table:style-name="ce46">
            <text:p><text:s text:c="3"/>680</text:p>
          </table:table-cell>
          <table:table-cell office:value-type="float" office:value="2295" table:style-name="ce46">
            <text:p><text:s text:c="2"/>2 295</text:p>
          </table:table-cell>
          <table:table-cell office:value-type="float" office:value="774" table:style-name="ce46">
            <text:p><text:s text:c="3"/>774</text:p>
          </table:table-cell>
          <table:table-cell office:value-type="float" office:value="1110" table:style-name="ce46">
            <text:p><text:s text:c="2"/>1 110</text:p>
          </table:table-cell>
          <table:table-cell office:value-type="float" office:value="535" table:style-name="ce46">
            <text:p><text:s text:c="3"/>5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447" table:style-name="ce46">
            <text:p><text:s text:c="3"/>447</text:p>
          </table:table-cell>
          <table:table-cell office:value-type="float" office:value="278" table:style-name="ce46">
            <text:p><text:s text:c="3"/>278</text:p>
          </table:table-cell>
          <table:table-cell office:value-type="float" office:value="253" table:style-name="ce46">
            <text:p><text:s text:c="3"/>253</text:p>
          </table:table-cell>
          <table:table-cell office:value-type="float" office:value="231" table:style-name="ce46">
            <text:p><text:s text:c="3"/>231</text:p>
          </table:table-cell>
          <table:table-cell office:value-type="float" office:value="1083" table:style-name="ce46">
            <text:p><text:s text:c="2"/>1 08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8" table:style-name="ce46">
            <text:p><text:s text:c="3"/>55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828" table:style-name="ce46">
            <text:p><text:s text:c="3"/>8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6" table:style-name="ce46">
            <text:p><text:s text:c="3"/>5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223" table:style-name="ce46">
            <text:p><text:s text:c="2"/>57 22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34227" table:style-name="ce46">
            <text:p><text:s text:c="2"/>34 227</text:p>
          </table:table-cell>
          <table:table-cell office:value-type="float" office:value="3320" table:style-name="ce46">
            <text:p><text:s text:c="2"/>3 320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23" table:style-name="ce46">
            <text:p><text:s text:c="2"/>1 823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850" table:style-name="ce46">
            <text:p><text:s text:c="2"/>39 85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75" table:style-name="ce46">
            <text:p><text:s text:c="2"/>1 375</text:p>
          </table:table-cell>
          <table:table-cell office:value-type="float" office:value="268" table:style-name="ce46">
            <text:p><text:s text:c="3"/>268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420" table:style-name="ce46">
            <text:p><text:s text:c="3"/>4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1" table:style-name="ce46">
            <text:p><text:s text:c="3"/>361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53" table:style-name="ce46">
            <text:p><text:s text:c="2"/>1 253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760" table:style-name="ce46">
            <text:p><text:s text:c="3"/>7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11" table:style-name="ce46">
            <text:p><text:s text:c="2"/>1 5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0" table:style-name="ce46">
            <text:p><text:s text:c="3"/>850</text:p>
          </table:table-cell>
          <table:table-cell office:value-type="float" office:value="22210" table:style-name="ce46">
            <text:p><text:s text:c="2"/>22 210</text:p>
          </table:table-cell>
          <table:table-cell office:value-type="float" office:value="13630" table:style-name="ce46">
            <text:p><text:s text:c="2"/>13 630</text:p>
          </table:table-cell>
          <table:table-cell office:value-type="float" office:value="4325" table:style-name="ce46">
            <text:p><text:s text:c="2"/>4 325</text:p>
          </table:table-cell>
          <table:table-cell office:value-type="float" office:value="2386" table:style-name="ce46">
            <text:p><text:s text:c="2"/>2 386</text:p>
          </table:table-cell>
          <table:table-cell office:value-type="float" office:value="2631" table:style-name="ce46">
            <text:p><text:s text:c="2"/>2 6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5" table:style-name="ce46">
            <text:p><text:s text:c="3"/>505</text:p>
          </table:table-cell>
          <table:table-cell office:value-type="float" office:value="316" table:style-name="ce46">
            <text:p><text:s text:c="3"/>316</text:p>
          </table:table-cell>
          <table:table-cell office:value-type="float" office:value="574" table:style-name="ce46">
            <text:p><text:s text:c="3"/>5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01" table:style-name="ce46">
            <text:p><text:s text:c="3"/>3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712" table:style-name="ce46">
            <text:p><text:s text:c="2"/>54 71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197" table:style-name="ce47">
            <text:p><text:s text:c="3"/>19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73" table:style-name="ce47">
            <text:p><text:s text:c="3"/>9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4392" table:style-name="ce47">
            <text:p><text:s text:c="2"/>4 39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42" table:style-name="ce47">
            <text:p><text:s text:c="2"/>1 442</text:p>
          </table:table-cell>
          <table:table-cell office:value-type="float" office:value="648" table:style-name="ce47">
            <text:p><text:s text:c="3"/>648</text:p>
          </table:table-cell>
          <table:table-cell office:value-type="float" office:value="1724" table:style-name="ce47">
            <text:p><text:s text:c="2"/>1 724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37" table:style-name="ce47">
            <text:p><text:s text:c="2"/>2 237</text:p>
          </table:table-cell>
          <table:table-cell office:value-type="float" office:value="2352" table:style-name="ce47">
            <text:p><text:s text:c="2"/>2 352</text:p>
          </table:table-cell>
          <table:table-cell office:value-type="float" office:value="1297" table:style-name="ce47">
            <text:p><text:s text:c="2"/>1 297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20731" table:style-name="ce47">
            <text:p><text:s text:c="2"/>20 731</text:p>
          </table:table-cell>
          <table:table-cell office:value-type="float" office:value="2174" table:style-name="ce47">
            <text:p><text:s text:c="2"/>2 17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60" table:style-name="ce47">
            <text:p><text:s text:c="3"/>260</text:p>
          </table:table-cell>
          <table:table-cell office:value-type="float" office:value="1216" table:style-name="ce47">
            <text:p><text:s text:c="2"/>1 216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3947" table:style-name="ce47">
            <text:p><text:s text:c="2"/>3 947</text:p>
          </table:table-cell>
          <table:table-cell office:value-type="float" office:value="243" table:style-name="ce47">
            <text:p><text:s text:c="3"/>243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1735" table:style-name="ce47">
            <text:p><text:s text:c="2"/>1 735</text:p>
          </table:table-cell>
          <table:table-cell office:value-type="float" office:value="382" table:style-name="ce47">
            <text:p><text:s text:c="3"/>382</text:p>
          </table:table-cell>
          <table:table-cell office:value-type="float" office:value="2110" table:style-name="ce47">
            <text:p><text:s text:c="2"/>2 1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584" table:style-name="ce47">
            <text:p><text:s text:c="2"/>48 58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25935" table:style-name="ce23">
            <text:p><text:s text:c="2"/>25 935</text:p>
          </table:table-cell>
          <table:table-cell office:value-type="float" office:value="2900" table:style-name="ce23">
            <text:p><text:s text:c="2"/>2 900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201" table:style-name="ce23">
            <text:p><text:s text:c="2"/>5 201</text:p>
          </table:table-cell>
          <table:table-cell office:value-type="float" office:value="688" table:style-name="ce23">
            <text:p><text:s text:c="3"/>68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10" table:style-name="ce23">
            <text:p><text:s text:c="2"/>1 2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6152" table:style-name="ce23">
            <text:p><text:s text:c="2"/>36 15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965" table:style-name="ce23">
            <text:p><text:s text:c="2"/>2 965</text:p>
          </table:table-cell>
          <table:table-cell office:value-type="float" office:value="266" table:style-name="ce23">
            <text:p><text:s text:c="3"/>266</text:p>
          </table:table-cell>
          <table:table-cell office:value-type="float" office:value="282" table:style-name="ce23">
            <text:p><text:s text:c="3"/>282</text:p>
          </table:table-cell>
          <table:table-cell office:value-type="float" office:value="201" table:style-name="ce23">
            <text:p><text:s text:c="3"/>201</text:p>
          </table:table-cell>
          <table:table-cell office:value-type="float" office:value="1153" table:style-name="ce23">
            <text:p><text:s text:c="2"/>1 153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3252" table:style-name="ce23">
            <text:p><text:s text:c="2"/>3 252</text:p>
          </table:table-cell>
          <table:table-cell office:value-type="float" office:value="158" table:style-name="ce23">
            <text:p><text:s text:c="3"/>158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191" table:style-name="ce23">
            <text:p><text:s text:c="3"/>19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8" table:style-name="ce23">
            <text:p><text:s text:c="3"/>138</text:p>
          </table:table-cell>
          <table:table-cell office:value-type="float" office:value="517" table:style-name="ce23">
            <text:p><text:s text:c="3"/>517</text:p>
          </table:table-cell>
          <table:table-cell office:value-type="float" office:value="634" table:style-name="ce23">
            <text:p><text:s text:c="3"/>634</text:p>
          </table:table-cell>
          <table:table-cell office:value-type="float" office:value="380" table:style-name="ce23">
            <text:p><text:s text:c="3"/>380</text:p>
          </table:table-cell>
          <table:table-cell office:value-type="float" office:value="313" table:style-name="ce23">
            <text:p><text:s text:c="3"/>313</text:p>
          </table:table-cell>
          <table:table-cell office:value-type="float" office:value="161" table:style-name="ce23">
            <text:p><text:s text:c="3"/>161</text:p>
          </table:table-cell>
          <table:table-cell office:value-type="float" office:value="836" table:style-name="ce23">
            <text:p><text:s text:c="3"/>836</text:p>
          </table:table-cell>
          <table:table-cell office:value-type="float" office:value="3599" table:style-name="ce23">
            <text:p><text:s text:c="2"/>3 599</text:p>
          </table:table-cell>
          <table:table-cell office:value-type="float" office:value="1335" table:style-name="ce23">
            <text:p><text:s text:c="2"/>1 335</text:p>
          </table:table-cell>
          <table:table-cell office:value-type="float" office:value="1165" table:style-name="ce23">
            <text:p><text:s text:c="2"/>1 165</text:p>
          </table:table-cell>
          <table:table-cell office:value-type="float" office:value="1541" table:style-name="ce23">
            <text:p><text:s text:c="2"/>1 541</text:p>
          </table:table-cell>
          <table:table-cell office:value-type="float" office:value="621" table:style-name="ce23">
            <text:p><text:s text:c="3"/>621</text:p>
          </table:table-cell>
          <table:table-cell office:value-type="float" office:value="463" table:style-name="ce23">
            <text:p><text:s text:c="3"/>463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235" table:style-name="ce23">
            <text:p><text:s text:c="3"/>23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37" table:style-name="ce23">
            <text:p><text:s text:c="3"/>137</text:p>
          </table:table-cell>
          <table:table-cell office:value-type="float" office:value="263" table:style-name="ce23">
            <text:p><text:s text:c="3"/>263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413" table:style-name="ce23">
            <text:p><text:s text:c="3"/>413</text:p>
          </table:table-cell>
          <table:table-cell office:value-type="float" office:value="299" table:style-name="ce23">
            <text:p><text:s text:c="3"/>299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239" table:style-name="ce23">
            <text:p><text:s text:c="3"/>239</text:p>
          </table:table-cell>
          <table:table-cell office:value-type="float" office:value="920" table:style-name="ce23">
            <text:p><text:s text:c="3"/>920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2124" table:style-name="ce23">
            <text:p><text:s text:c="2"/>2 124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8" table:style-name="ce23">
            <text:p><text:s text:c="3"/>8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376" table:style-name="ce23">
            <text:p><text:s text:c="3"/>3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72" table:style-name="ce23">
            <text:p><text:s text:c="3"/>97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6829" table:style-name="ce23">
            <text:p><text:s text:c="2"/>26 829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290" table:style-name="ce47">
            <text:p><text:s text:c="3"/>290</text:p>
          </table:table-cell>
          <table:table-cell office:value-type="float" office:value="1245" table:style-name="ce47">
            <text:p><text:s text:c="2"/>1 245</text:p>
          </table:table-cell>
          <table:table-cell office:value-type="float" office:value="974" table:style-name="ce47">
            <text:p><text:s text:c="3"/>97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598" table:style-name="ce47">
            <text:p><text:s text:c="2"/>1 598</text:p>
          </table:table-cell>
          <table:table-cell office:value-type="float" office:value="814" table:style-name="ce47">
            <text:p><text:s text:c="3"/>8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00" table:style-name="ce47">
            <text:p><text:s text:c="3"/>600</text:p>
          </table:table-cell>
          <table:table-cell office:value-type="float" office:value="429" table:style-name="ce47">
            <text:p><text:s text:c="3"/>429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700" table:style-name="ce47">
            <text:p><text:s text:c="3"/>700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513" table:style-name="ce47">
            <text:p><text:s text:c="3"/>513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151" table:style-name="ce47">
            <text:p><text:s text:c="3"/>151</text:p>
          </table:table-cell>
          <table:table-cell office:value-type="float" office:value="9749" table:style-name="ce47">
            <text:p><text:s text:c="2"/>9 749</text:p>
          </table:table-cell>
          <table:table-cell office:value-type="float" office:value="1247" table:style-name="ce47">
            <text:p><text:s text:c="2"/>1 2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2" table:style-name="ce47">
            <text:p><text:s text:c="3"/>27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0" table:style-name="ce47">
            <text:p><text:s text:c="3"/>230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519" table:style-name="ce47">
            <text:p><text:s text:c="2"/>1 5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534" table:style-name="ce47">
            <text:p><text:s text:c="3"/>5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879" table:style-name="ce47">
            <text:p><text:s text:c="2"/>22 87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1993" table:style-name="ce23">
            <text:p><text:s text:c="2"/>1 993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649" table:style-name="ce23">
            <text:p><text:s text:c="3"/>649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169" table:style-name="ce23">
            <text:p><text:s text:c="3"/>169</text:p>
          </table:table-cell>
          <table:table-cell office:value-type="float" office:value="264" table:style-name="ce23">
            <text:p><text:s text:c="3"/>264</text:p>
          </table:table-cell>
          <table:table-cell office:value-type="float" office:value="3099" table:style-name="ce23">
            <text:p><text:s text:c="2"/>3 099</text:p>
          </table:table-cell>
          <table:table-cell office:value-type="float" office:value="460" table:style-name="ce23">
            <text:p><text:s text:c="3"/>46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44" table:style-name="ce23">
            <text:p><text:s text:c="3"/>144</text:p>
          </table:table-cell>
          <table:table-cell office:value-type="float" office:value="112" table:style-name="ce23">
            <text:p><text:s text:c="3"/>112</text:p>
          </table:table-cell>
          <table:table-cell office:value-type="float" office:value="99" table:style-name="ce23">
            <text:p><text:s text:c="3"/>99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85" table:style-name="ce23">
            <text:p><text:s text:c="3"/>385</text:p>
          </table:table-cell>
          <table:table-cell office:value-type="float" office:value="185" table:style-name="ce23">
            <text:p><text:s text:c="3"/>185</text:p>
          </table:table-cell>
          <table:table-cell office:value-type="float" office:value="343" table:style-name="ce23">
            <text:p><text:s text:c="3"/>343</text:p>
          </table:table-cell>
          <table:table-cell office:value-type="float" office:value="153" table:style-name="ce23">
            <text:p><text:s text:c="3"/>153</text:p>
          </table:table-cell>
          <table:table-cell office:value-type="float" office:value="2673" table:style-name="ce23">
            <text:p><text:s text:c="2"/>2 67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86" table:style-name="ce23">
            <text:p><text:s text:c="3"/>286</text:p>
          </table:table-cell>
          <table:table-cell office:value-type="float" office:value="268" table:style-name="ce23">
            <text:p><text:s text:c="3"/>268</text:p>
          </table:table-cell>
          <table:table-cell office:value-type="float" office:value="209" table:style-name="ce23">
            <text:p><text:s text:c="3"/>209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702" table:style-name="ce23">
            <text:p><text:s text:c="3"/>702</text:p>
          </table:table-cell>
          <table:table-cell office:value-type="float" office:value="300" table:style-name="ce23">
            <text:p><text:s text:c="3"/>300</text:p>
          </table:table-cell>
          <table:table-cell office:value-type="float" office:value="1759" table:style-name="ce23">
            <text:p><text:s text:c="2"/>1 75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219" table:style-name="ce23">
            <text:p><text:s text:c="2"/>16 21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533" table:style-name="ce46">
            <text:p><text:s text:c="3"/>533</text:p>
          </table:table-cell>
          <table:table-cell office:value-type="float" office:value="4448" table:style-name="ce46">
            <text:p><text:s text:c="2"/>4 448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7" table:style-name="ce46">
            <text:p><text:s text:c="3"/>3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60" table:style-name="ce46">
            <text:p><text:s text:c="3"/>3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37" table:style-name="ce46">
            <text:p><text:s text:c="2"/>6 4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1" table:style-name="ce46">
            <text:p><text:s text:c="3"/>3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3" table:style-name="ce46">
            <text:p><text:s text:c="3"/>883</text:p>
          </table:table-cell>
          <table:table-cell office:value-type="float" office:value="649" table:style-name="ce46">
            <text:p><text:s text:c="3"/>649</text:p>
          </table:table-cell>
          <table:table-cell office:value-type="float" office:value="305" table:style-name="ce46">
            <text:p><text:s text:c="3"/>305</text:p>
          </table:table-cell>
          <table:table-cell office:value-type="float" office:value="6299" table:style-name="ce46">
            <text:p><text:s text:c="2"/>6 299</text:p>
          </table:table-cell>
          <table:table-cell office:value-type="float" office:value="12021" table:style-name="ce46">
            <text:p><text:s text:c="2"/>12 02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057" table:style-name="ce46">
            <text:p><text:s text:c="2"/>1 0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163" table:style-name="ce46">
            <text:p><text:s text:c="2"/>34 16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532" table:style-name="ce46">
            <text:p><text:s text:c="3"/>532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1" table:style-name="ce46">
            <text:p><text:s text:c="3"/>5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944" table:style-name="ce46">
            <text:p><text:s text:c="2"/>1 944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1608" table:style-name="ce46">
            <text:p><text:s text:c="2"/>1 608</text:p>
          </table:table-cell>
          <table:table-cell office:value-type="float" office:value="8926" table:style-name="ce46">
            <text:p><text:s text:c="2"/>8 926</text:p>
          </table:table-cell>
          <table:table-cell office:value-type="float" office:value="1778" table:style-name="ce46">
            <text:p><text:s text:c="2"/>1 778</text:p>
          </table:table-cell>
          <table:table-cell office:value-type="float" office:value="869" table:style-name="ce46">
            <text:p><text:s text:c="3"/>869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593" table:style-name="ce46">
            <text:p><text:s text:c="3"/>5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713" table:style-name="ce46">
            <text:p><text:s text:c="3"/>713</text:p>
          </table:table-cell>
          <table:table-cell office:value-type="float" office:value="326" table:style-name="ce46">
            <text:p><text:s text:c="3"/>326</text:p>
          </table:table-cell>
          <table:table-cell office:value-type="float" office:value="7585" table:style-name="ce46">
            <text:p><text:s text:c="2"/>7 5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11" table:style-name="ce46">
            <text:p><text:s text:c="2"/>1 1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5" table:style-name="ce46">
            <text:p><text:s text:c="3"/>4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813" table:style-name="ce46">
            <text:p><text:s text:c="2"/>27 81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663" table:style-name="ce46">
            <text:p><text:s text:c="3"/>663</text:p>
          </table:table-cell>
          <table:table-cell office:value-type="float" office:value="219" table:style-name="ce46">
            <text:p><text:s text:c="3"/>219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90" table:style-name="ce46">
            <text:p><text:s text:c="2"/>2 890</text:p>
          </table:table-cell>
          <table:table-cell office:value-type="float" office:value="209" table:style-name="ce46">
            <text:p><text:s text:c="3"/>209</text:p>
          </table:table-cell>
          <table:table-cell office:value-type="float" office:value="7900" table:style-name="ce46">
            <text:p><text:s text:c="2"/>7 900</text:p>
          </table:table-cell>
          <table:table-cell office:value-type="float" office:value="3378" table:style-name="ce46">
            <text:p><text:s text:c="2"/>3 3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392" table:style-name="ce46">
            <text:p><text:s text:c="3"/>392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754" table:style-name="ce46">
            <text:p><text:s text:c="3"/>754</text:p>
          </table:table-cell>
          <table:table-cell office:value-type="float" office:value="1321" table:style-name="ce46">
            <text:p><text:s text:c="2"/>1 321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344" table:style-name="ce46">
            <text:p><text:s text:c="2"/>1 344</text:p>
          </table:table-cell>
          <table:table-cell office:value-type="float" office:value="716" table:style-name="ce46">
            <text:p><text:s text:c="3"/>716</text:p>
          </table:table-cell>
          <table:table-cell office:value-type="float" office:value="1984" table:style-name="ce46">
            <text:p><text:s text:c="2"/>1 984</text:p>
          </table:table-cell>
          <table:table-cell office:value-type="float" office:value="498" table:style-name="ce46">
            <text:p><text:s text:c="3"/>498</text:p>
          </table:table-cell>
          <table:table-cell office:value-type="float" office:value="16435" table:style-name="ce46">
            <text:p><text:s text:c="2"/>16 435</text:p>
          </table:table-cell>
          <table:table-cell office:value-type="float" office:value="2621" table:style-name="ce46">
            <text:p><text:s text:c="2"/>2 621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5" table:style-name="ce46">
            <text:p><text:s text:c="3"/>865</text:p>
          </table:table-cell>
          <table:table-cell office:value-type="float" office:value="1623" table:style-name="ce46">
            <text:p><text:s text:c="2"/>1 623</text:p>
          </table:table-cell>
          <table:table-cell office:value-type="float" office:value="2443" table:style-name="ce46">
            <text:p><text:s text:c="2"/>2 443</text:p>
          </table:table-cell>
          <table:table-cell office:value-type="float" office:value="1611" table:style-name="ce46">
            <text:p><text:s text:c="2"/>1 611</text:p>
          </table:table-cell>
          <table:table-cell office:value-type="float" office:value="3088" table:style-name="ce46">
            <text:p><text:s text:c="2"/>3 088</text:p>
          </table:table-cell>
          <table:table-cell office:value-type="float" office:value="2717" table:style-name="ce46">
            <text:p><text:s text:c="2"/>2 717</text:p>
          </table:table-cell>
          <table:table-cell office:value-type="float" office:value="260" table:style-name="ce46">
            <text:p><text:s text:c="3"/>260</text:p>
          </table:table-cell>
          <table:table-cell office:value-type="float" office:value="2787" table:style-name="ce46">
            <text:p><text:s text:c="2"/>2 787</text:p>
          </table:table-cell>
          <table:table-cell office:value-type="float" office:value="691" table:style-name="ce46">
            <text:p><text:s text:c="3"/>691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339" table:style-name="ce46">
            <text:p><text:s text:c="3"/>339</text:p>
          </table:table-cell>
          <table:table-cell office:value-type="float" office:value="14479" table:style-name="ce46">
            <text:p><text:s text:c="2"/>14 479</text:p>
          </table:table-cell>
          <table:table-cell office:value-type="float" office:value="1201" table:style-name="ce46">
            <text:p><text:s text:c="2"/>1 201</text:p>
          </table:table-cell>
          <table:table-cell office:value-type="float" office:value="5947" table:style-name="ce46">
            <text:p><text:s text:c="2"/>5 947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525" table:style-name="ce46">
            <text:p><text:s text:c="3"/>5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566" table:style-name="ce46">
            <text:p><text:s text:c="3"/>566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3" table:style-name="ce46">
            <text:p><text:s text:c="3"/>6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5" table:style-name="ce46">
            <text:p><text:s text:c="3"/>555</text:p>
          </table:table-cell>
          <table:table-cell office:value-type="float" office:value="404" table:style-name="ce46">
            <text:p><text:s text:c="3"/>4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213" table:style-name="ce46">
            <text:p><text:s text:c="2"/>84 213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343" table:style-name="ce46">
            <text:p><text:s text:c="2"/>7 3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8" table:style-name="ce46">
            <text:p><text:s text:c="3"/>598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12484" table:style-name="ce46">
            <text:p><text:s text:c="2"/>12 4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45" table:style-name="ce46">
            <text:p><text:s text:c="2"/>1 0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991" table:style-name="ce46">
            <text:p><text:s text:c="2"/>21 99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67" table:style-name="ce46">
            <text:p><text:s text:c="2"/>1 067</text:p>
          </table:table-cell>
          <table:table-cell office:value-type="float" office:value="722" table:style-name="ce46">
            <text:p><text:s text:c="3"/>722</text:p>
          </table:table-cell>
          <table:table-cell office:value-type="float" office:value="29464" table:style-name="ce46">
            <text:p><text:s text:c="2"/>29 4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1" table:style-name="ce46">
            <text:p><text:s text:c="2"/>1 0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924" table:style-name="ce46">
            <text:p><text:s text:c="2"/>32 92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3699" table:style-name="ce23">
            <text:p><text:s text:c="2"/>3 699</text:p>
          </table:table-cell>
          <table:table-cell office:value-type="float" office:value="2216" table:style-name="ce23">
            <text:p><text:s text:c="2"/>2 216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72" table:style-name="ce23">
            <text:p><text:s text:c="3"/>172</text:p>
          </table:table-cell>
          <table:table-cell office:value-type="float" office:value="1795" table:style-name="ce23">
            <text:p><text:s text:c="2"/>1 795</text:p>
          </table:table-cell>
          <table:table-cell office:value-type="float" office:value="1901" table:style-name="ce23">
            <text:p><text:s text:c="2"/>1 90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8" table:style-name="ce23">
            <text:p><text:s text:c="3"/>19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71" table:style-name="ce23">
            <text:p><text:s text:c="3"/>471</text:p>
          </table:table-cell>
          <table:table-cell office:value-type="float" office:value="198" table:style-name="ce23">
            <text:p><text:s text:c="3"/>198</text:p>
          </table:table-cell>
          <table:table-cell office:value-type="float" office:value="393" table:style-name="ce23">
            <text:p><text:s text:c="3"/>393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512" table:style-name="ce23">
            <text:p><text:s text:c="3"/>512</text:p>
          </table:table-cell>
          <table:table-cell office:value-type="float" office:value="4085" table:style-name="ce23">
            <text:p><text:s text:c="2"/>4 085</text:p>
          </table:table-cell>
          <table:table-cell office:value-type="float" office:value="324" table:style-name="ce23">
            <text:p><text:s text:c="3"/>324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89" table:style-name="ce23">
            <text:p><text:s text:c="3"/>18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57" table:style-name="ce23">
            <text:p><text:s text:c="3"/>357</text:p>
          </table:table-cell>
          <table:table-cell office:value-type="float" office:value="411" table:style-name="ce23">
            <text:p><text:s text:c="3"/>411</text:p>
          </table:table-cell>
          <table:table-cell office:value-type="float" office:value="2528" table:style-name="ce23">
            <text:p><text:s text:c="2"/>2 528</text:p>
          </table:table-cell>
          <table:table-cell office:value-type="float" office:value="106" table:style-name="ce23">
            <text:p><text:s text:c="3"/>106</text:p>
          </table:table-cell>
          <table:table-cell office:value-type="float" office:value="190" table:style-name="ce23">
            <text:p><text:s text:c="3"/>190</text:p>
          </table:table-cell>
          <table:table-cell office:value-type="float" office:value="568" table:style-name="ce23">
            <text:p><text:s text:c="3"/>568</text:p>
          </table:table-cell>
          <table:table-cell office:value-type="float" office:value="235" table:style-name="ce23">
            <text:p><text:s text:c="3"/>235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33352" table:style-name="ce23">
            <text:p><text:s text:c="2"/>33 352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4" table:style-name="ce23">
            <text:p><text:s text:c="3"/>224</text:p>
          </table:table-cell>
          <table:table-cell office:value-type="float" office:value="713" table:style-name="ce23">
            <text:p><text:s text:c="3"/>7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66" table:style-name="ce23">
            <text:p><text:s text:c="2"/>1 36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30" table:style-name="ce23">
            <text:p><text:s text:c="3"/>330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9" table:style-name="ce23">
            <text:p><text:s text:c="3"/>149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7796" table:style-name="ce23">
            <text:p><text:s text:c="2"/>57 79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4118" table:style-name="ce47">
            <text:p><text:s text:c="2"/>4 118</text:p>
          </table:table-cell>
          <table:table-cell office:value-type="float" office:value="804" table:style-name="ce47">
            <text:p><text:s text:c="3"/>8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05" table:style-name="ce47">
            <text:p><text:s text:c="2"/>5 00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345" table:style-name="ce47">
            <text:p><text:s text:c="3"/>345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2057" table:style-name="ce47">
            <text:p><text:s text:c="2"/>2 0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900" table:style-name="ce47">
            <text:p><text:s text:c="3"/>900</text:p>
          </table:table-cell>
          <table:table-cell office:value-type="float" office:value="942" table:style-name="ce47">
            <text:p><text:s text:c="3"/>942</text:p>
          </table:table-cell>
          <table:table-cell office:value-type="float" office:value="7342" table:style-name="ce47">
            <text:p><text:s text:c="2"/>7 342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21207" table:style-name="ce47">
            <text:p><text:s text:c="2"/>21 207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3369" table:style-name="ce47">
            <text:p><text:s text:c="2"/>3 369</text:p>
          </table:table-cell>
          <table:table-cell office:value-type="float" office:value="11231" table:style-name="ce47">
            <text:p><text:s text:c="2"/>11 231</text:p>
          </table:table-cell>
          <table:table-cell office:value-type="float" office:value="7728" table:style-name="ce47">
            <text:p><text:s text:c="2"/>7 728</text:p>
          </table:table-cell>
          <table:table-cell office:value-type="float" office:value="8223" table:style-name="ce47">
            <text:p><text:s text:c="2"/>8 223</text:p>
          </table:table-cell>
          <table:table-cell office:value-type="float" office:value="1618" table:style-name="ce47">
            <text:p><text:s text:c="2"/>1 618</text:p>
          </table:table-cell>
          <table:table-cell office:value-type="float" office:value="1373" table:style-name="ce47">
            <text:p><text:s text:c="2"/>1 373</text:p>
          </table:table-cell>
          <table:table-cell office:value-type="float" office:value="1100" table:style-name="ce47">
            <text:p><text:s text:c="2"/>1 100</text:p>
          </table:table-cell>
          <table:table-cell office:value-type="float" office:value="230" table:style-name="ce47">
            <text:p><text:s text:c="3"/>230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21799" table:style-name="ce47">
            <text:p><text:s text:c="2"/>21 7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32" table:style-name="ce47">
            <text:p><text:s text:c="2"/>1 232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1" table:style-name="ce47">
            <text:p><text:s text:c="3"/>2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2302" table:style-name="ce47">
            <text:p><text:s text:c="2"/>92 302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22" table:style-name="ce47">
            <text:p><text:s text:c="3"/>3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2" table:style-name="ce47">
            <text:p><text:s text:c="3"/>5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21" table:style-name="ce47">
            <text:p><text:s text:c="3"/>2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1540" table:style-name="ce47">
            <text:p><text:s text:c="2"/>1 540</text:p>
          </table:table-cell>
          <table:table-cell office:value-type="float" office:value="11097" table:style-name="ce47">
            <text:p><text:s text:c="2"/>11 097</text:p>
          </table:table-cell>
          <table:table-cell office:value-type="float" office:value="2382" table:style-name="ce47">
            <text:p><text:s text:c="2"/>2 382</text:p>
          </table:table-cell>
          <table:table-cell office:value-type="float" office:value="268" table:style-name="ce47">
            <text:p><text:s text:c="3"/>268</text:p>
          </table:table-cell>
          <table:table-cell office:value-type="float" office:value="8680" table:style-name="ce47">
            <text:p><text:s text:c="2"/>8 680</text:p>
          </table:table-cell>
          <table:table-cell office:value-type="float" office:value="1749" table:style-name="ce47">
            <text:p><text:s text:c="2"/>1 749</text:p>
          </table:table-cell>
          <table:table-cell office:value-type="float" office:value="741" table:style-name="ce47">
            <text:p><text:s text:c="3"/>741</text:p>
          </table:table-cell>
          <table:table-cell office:value-type="float" office:value="3475" table:style-name="ce47">
            <text:p><text:s text:c="2"/>3 475</text:p>
          </table:table-cell>
          <table:table-cell office:value-type="float" office:value="977" table:style-name="ce47">
            <text:p><text:s text:c="3"/>977</text:p>
          </table:table-cell>
          <table:table-cell office:value-type="float" office:value="2558" table:style-name="ce47">
            <text:p><text:s text:c="2"/>2 558</text:p>
          </table:table-cell>
          <table:table-cell office:value-type="float" office:value="442" table:style-name="ce47">
            <text:p><text:s text:c="3"/>442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5149" table:style-name="ce47">
            <text:p><text:s text:c="2"/>5 1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220" table:style-name="ce47">
            <text:p><text:s text:c="2"/>41 22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83" table:style-name="ce47">
            <text:p><text:s text:c="2"/>1 283</text:p>
          </table:table-cell>
          <table:table-cell office:value-type="float" office:value="1152" table:style-name="ce47">
            <text:p><text:s text:c="2"/>1 1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13" table:style-name="ce47">
            <text:p><text:s text:c="2"/>2 313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71" table:style-name="ce47">
            <text:p><text:s text:c="2"/>1 1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0" table:style-name="ce47">
            <text:p><text:s text:c="3"/>410</text:p>
          </table:table-cell>
          <table:table-cell office:value-type="float" office:value="598" table:style-name="ce47">
            <text:p><text:s text:c="3"/>5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642" table:style-name="ce47">
            <text:p><text:s text:c="2"/>7 64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463" table:style-name="ce46">
            <text:p><text:s text:c="3"/>463</text:p>
          </table:table-cell>
          <table:table-cell office:value-type="float" office:value="693" table:style-name="ce46">
            <text:p><text:s text:c="3"/>693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1235" table:style-name="ce46">
            <text:p><text:s text:c="2"/>1 235</text:p>
          </table:table-cell>
          <table:table-cell office:value-type="float" office:value="663" table:style-name="ce46">
            <text:p><text:s text:c="3"/>663</text:p>
          </table:table-cell>
          <table:table-cell office:value-type="float" office:value="292" table:style-name="ce46">
            <text:p><text:s text:c="3"/>292</text:p>
          </table:table-cell>
          <table:table-cell office:value-type="float" office:value="2434" table:style-name="ce46">
            <text:p><text:s text:c="2"/>2 434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2444" table:style-name="ce46">
            <text:p><text:s text:c="2"/>2 444</text:p>
          </table:table-cell>
          <table:table-cell office:value-type="float" office:value="4000" table:style-name="ce46">
            <text:p><text:s text:c="2"/>4 00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435" table:style-name="ce46">
            <text:p><text:s text:c="3"/>435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464" table:style-name="ce46">
            <text:p><text:s text:c="3"/>464</text:p>
          </table:table-cell>
          <table:table-cell office:value-type="float" office:value="894" table:style-name="ce46">
            <text:p><text:s text:c="3"/>894</text:p>
          </table:table-cell>
          <table:table-cell office:value-type="float" office:value="1044" table:style-name="ce46">
            <text:p><text:s text:c="2"/>1 044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247" table:style-name="ce46">
            <text:p><text:s text:c="3"/>247</text:p>
          </table:table-cell>
          <table:table-cell office:value-type="float" office:value="2772" table:style-name="ce46">
            <text:p><text:s text:c="2"/>2 772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10590" table:style-name="ce46">
            <text:p><text:s text:c="2"/>10 590</text:p>
          </table:table-cell>
          <table:table-cell office:value-type="float" office:value="1260" table:style-name="ce46">
            <text:p><text:s text:c="2"/>1 260</text:p>
          </table:table-cell>
          <table:table-cell office:value-type="float" office:value="2794" table:style-name="ce46">
            <text:p><text:s text:c="2"/>2 794</text:p>
          </table:table-cell>
          <table:table-cell office:value-type="float" office:value="8058" table:style-name="ce46">
            <text:p><text:s text:c="2"/>8 058</text:p>
          </table:table-cell>
          <table:table-cell office:value-type="float" office:value="5035" table:style-name="ce46">
            <text:p><text:s text:c="2"/>5 035</text:p>
          </table:table-cell>
          <table:table-cell office:value-type="float" office:value="2615" table:style-name="ce46">
            <text:p><text:s text:c="2"/>2 615</text:p>
          </table:table-cell>
          <table:table-cell office:value-type="float" office:value="3513" table:style-name="ce46">
            <text:p><text:s text:c="2"/>3 513</text:p>
          </table:table-cell>
          <table:table-cell office:value-type="float" office:value="1585" table:style-name="ce46">
            <text:p><text:s text:c="2"/>1 585</text:p>
          </table:table-cell>
          <table:table-cell office:value-type="float" office:value="3267" table:style-name="ce46">
            <text:p><text:s text:c="2"/>3 267</text:p>
          </table:table-cell>
          <table:table-cell office:value-type="float" office:value="2721" table:style-name="ce46">
            <text:p><text:s text:c="2"/>2 721</text:p>
          </table:table-cell>
          <table:table-cell office:value-type="float" office:value="622" table:style-name="ce46">
            <text:p><text:s text:c="3"/>622</text:p>
          </table:table-cell>
          <table:table-cell office:value-type="float" office:value="32815" table:style-name="ce46">
            <text:p><text:s text:c="2"/>32 815</text:p>
          </table:table-cell>
          <table:table-cell office:value-type="float" office:value="340" table:style-name="ce46">
            <text:p><text:s text:c="3"/>340</text:p>
          </table:table-cell>
          <table:table-cell office:value-type="float" office:value="1500" table:style-name="ce46">
            <text:p><text:s text:c="2"/>1 500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2294" table:style-name="ce46">
            <text:p><text:s text:c="2"/>2 2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1" table:style-name="ce46">
            <text:p><text:s text:c="3"/>5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7" table:style-name="ce46">
            <text:p><text:s text:c="3"/>267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1300" table:style-name="ce46">
            <text:p><text:s text:c="2"/>1 300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0" table:style-name="ce46">
            <text:p><text:s text:c="3"/>1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619" table:style-name="ce46">
            <text:p><text:s text:c="2"/>101 61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9" table:style-name="ce46">
            <text:p><text:s text:c="3"/>3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696" table:style-name="ce46">
            <text:p><text:s text:c="2"/>18 696</text:p>
          </table:table-cell>
          <table:table-cell office:value-type="float" office:value="774" table:style-name="ce46">
            <text:p><text:s text:c="3"/>774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359" table:style-name="ce46">
            <text:p><text:s text:c="3"/>359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570" table:style-name="ce46">
            <text:p><text:s text:c="3"/>570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4" table:style-name="ce46">
            <text:p><text:s text:c="3"/>5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424" table:style-name="ce46">
            <text:p><text:s text:c="2"/>22 424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39" table:style-name="ce46">
            <text:p><text:s text:c="2"/>6 3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0" table:style-name="ce46">
            <text:p><text:s text:c="3"/>48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947" table:style-name="ce46">
            <text:p><text:s text:c="2"/>3 947</text:p>
          </table:table-cell>
          <table:table-cell office:value-type="float" office:value="594" table:style-name="ce46">
            <text:p><text:s text:c="3"/>59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40" table:style-name="ce46">
            <text:p><text:s text:c="3"/>540</text:p>
          </table:table-cell>
          <table:table-cell office:value-type="float" office:value="674" table:style-name="ce46">
            <text:p><text:s text:c="3"/>674</text:p>
          </table:table-cell>
          <table:table-cell office:value-type="float" office:value="201" table:style-name="ce46">
            <text:p><text:s text:c="3"/>201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771" table:style-name="ce46">
            <text:p><text:s text:c="3"/>771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519" table:style-name="ce46">
            <text:p><text:s text:c="3"/>519</text:p>
          </table:table-cell>
          <table:table-cell office:value-type="float" office:value="1388" table:style-name="ce46">
            <text:p><text:s text:c="2"/>1 388</text:p>
          </table:table-cell>
          <table:table-cell office:value-type="float" office:value="226" table:style-name="ce46">
            <text:p><text:s text:c="3"/>226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756" table:style-name="ce46">
            <text:p><text:s text:c="3"/>7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478" table:style-name="ce46">
            <text:p><text:s text:c="2"/>17 47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883" table:style-name="ce46">
            <text:p><text:s text:c="2"/>19 883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2" table:style-name="ce46">
            <text:p><text:s text:c="3"/>2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438" table:style-name="ce46">
            <text:p><text:s text:c="3"/>4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190" table:style-name="ce46">
            <text:p><text:s text:c="3"/>19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12" table:style-name="ce46">
            <text:p><text:s text:c="2"/>1 412</text:p>
          </table:table-cell>
          <table:table-cell office:value-type="float" office:value="239" table:style-name="ce46">
            <text:p><text:s text:c="3"/>239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668" table:style-name="ce46">
            <text:p><text:s text:c="3"/>6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985" table:style-name="ce46">
            <text:p><text:s text:c="2"/>23 98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1" table:style-name="ce46">
            <text:p><text:s text:c="3"/>3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3" table:style-name="ce46">
            <text:p><text:s text:c="3"/>3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51" table:style-name="ce46">
            <text:p><text:s text:c="2"/>2 651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964" table:style-name="ce46">
            <text:p><text:s text:c="3"/>964</text:p>
          </table:table-cell>
          <table:table-cell office:value-type="float" office:value="239" table:style-name="ce46">
            <text:p><text:s text:c="3"/>23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367" table:style-name="ce46">
            <text:p><text:s text:c="3"/>367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64" table:style-name="ce46">
            <text:p><text:s text:c="3"/>9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25" table:style-name="ce46">
            <text:p><text:s text:c="2"/>2 025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8" table:style-name="ce46">
            <text:p><text:s text:c="3"/>418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15" table:style-name="ce46">
            <text:p><text:s text:c="2"/>9 31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183" table:style-name="ce47">
            <text:p><text:s text:c="3"/>183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2922" table:style-name="ce47">
            <text:p><text:s text:c="2"/>2 922</text:p>
          </table:table-cell>
          <table:table-cell office:value-type="float" office:value="10595" table:style-name="ce47">
            <text:p><text:s text:c="2"/>10 595</text:p>
          </table:table-cell>
          <table:table-cell office:value-type="float" office:value="4279" table:style-name="ce47">
            <text:p><text:s text:c="2"/>4 279</text:p>
          </table:table-cell>
          <table:table-cell office:value-type="float" office:value="1490" table:style-name="ce47">
            <text:p><text:s text:c="2"/>1 490</text:p>
          </table:table-cell>
          <table:table-cell office:value-type="float" office:value="1270" table:style-name="ce47">
            <text:p><text:s text:c="2"/>1 270</text:p>
          </table:table-cell>
          <table:table-cell office:value-type="float" office:value="539" table:style-name="ce47">
            <text:p><text:s text:c="3"/>539</text:p>
          </table:table-cell>
          <table:table-cell office:value-type="float" office:value="317" table:style-name="ce47">
            <text:p><text:s text:c="3"/>317</text:p>
          </table:table-cell>
          <table:table-cell office:value-type="float" office:value="2789" table:style-name="ce47">
            <text:p><text:s text:c="2"/>2 789</text:p>
          </table:table-cell>
          <table:table-cell office:value-type="float" office:value="6944" table:style-name="ce47">
            <text:p><text:s text:c="2"/>6 944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15021" table:style-name="ce47">
            <text:p><text:s text:c="2"/>15 021</text:p>
          </table:table-cell>
          <table:table-cell office:value-type="float" office:value="630" table:style-name="ce47">
            <text:p><text:s text:c="3"/>630</text:p>
          </table:table-cell>
          <table:table-cell office:value-type="float" office:value="1272" table:style-name="ce47">
            <text:p><text:s text:c="2"/>1 272</text:p>
          </table:table-cell>
          <table:table-cell office:value-type="float" office:value="1699" table:style-name="ce47">
            <text:p><text:s text:c="2"/>1 699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1246" table:style-name="ce47">
            <text:p><text:s text:c="2"/>1 246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740" table:style-name="ce47">
            <text:p><text:s text:c="3"/>740</text:p>
          </table:table-cell>
          <table:table-cell office:value-type="float" office:value="931" table:style-name="ce47">
            <text:p><text:s text:c="3"/>931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859" table:style-name="ce47">
            <text:p><text:s text:c="3"/>85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769" table:style-name="ce47">
            <text:p><text:s text:c="3"/>7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7010" table:style-name="ce47">
            <text:p><text:s text:c="2"/>57 01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58" table:style-name="ce23">
            <text:p><text:s text:c="2"/>1 258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46" table:style-name="ce23">
            <text:p><text:s text:c="3"/>54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52" table:style-name="ce23">
            <text:p><text:s text:c="2"/>1 85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786" table:style-name="ce23">
            <text:p><text:s text:c="2"/>3 78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14" table:style-name="ce23">
            <text:p><text:s text:c="2"/>1 21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000" table:style-name="ce23">
            <text:p><text:s text:c="2"/>5 000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1913" table:style-name="ce47">
            <text:p><text:s text:c="2"/>1 913</text:p>
          </table:table-cell>
          <table:table-cell office:value-type="float" office:value="1122" table:style-name="ce47">
            <text:p><text:s text:c="2"/>1 122</text:p>
          </table:table-cell>
          <table:table-cell office:value-type="float" office:value="535" table:style-name="ce47">
            <text:p><text:s text:c="3"/>5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40" table:style-name="ce47">
            <text:p><text:s text:c="2"/>2 9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59" table:style-name="ce47">
            <text:p><text:s text:c="3"/>9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667" table:style-name="ce47">
            <text:p><text:s text:c="2"/>7 667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88" table:style-name="ce23">
            <text:p><text:s text:c="3"/>88</text:p>
          </table:table-cell>
          <table:table-cell office:value-type="float" office:value="2525" table:style-name="ce23">
            <text:p><text:s text:c="2"/>2 525</text:p>
          </table:table-cell>
          <table:table-cell office:value-type="float" office:value="2558" table:style-name="ce23">
            <text:p><text:s text:c="2"/>2 558</text:p>
          </table:table-cell>
          <table:table-cell office:value-type="float" office:value="813" table:style-name="ce23">
            <text:p><text:s text:c="3"/>8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9" table:style-name="ce23">
            <text:p><text:s text:c="3"/>109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86" table:style-name="ce23">
            <text:p><text:s text:c="3"/>86</text:p>
          </table:table-cell>
          <table:table-cell office:value-type="float" office:value="821" table:style-name="ce23">
            <text:p><text:s text:c="3"/>821</text:p>
          </table:table-cell>
          <table:table-cell office:value-type="float" office:value="27496" table:style-name="ce23">
            <text:p><text:s text:c="2"/>27 496</text:p>
          </table:table-cell>
          <table:table-cell office:value-type="float" office:value="2318" table:style-name="ce23">
            <text:p><text:s text:c="2"/>2 318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1455" table:style-name="ce23">
            <text:p><text:s text:c="2"/>1 45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084" table:style-name="ce23">
            <text:p><text:s text:c="2"/>10 084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101" table:style-name="ce23">
            <text:p><text:s text:c="3"/>101</text:p>
          </table:table-cell>
          <table:table-cell office:value-type="float" office:value="6495" table:style-name="ce23">
            <text:p><text:s text:c="2"/>6 495</text:p>
          </table:table-cell>
          <table:table-cell office:value-type="float" office:value="478" table:style-name="ce23">
            <text:p><text:s text:c="3"/>478</text:p>
          </table:table-cell>
          <table:table-cell office:value-type="float" office:value="613" table:style-name="ce23">
            <text:p><text:s text:c="3"/>613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204" table:style-name="ce23">
            <text:p><text:s text:c="3"/>20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7" table:style-name="ce23">
            <text:p><text:s text:c="3"/>277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9" table:style-name="ce23">
            <text:p><text:s text:c="3"/>9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12" table:style-name="ce23">
            <text:p><text:s text:c="2"/>2 0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1" table:style-name="ce23">
            <text:p><text:s text:c="3"/>101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3" table:style-name="ce23">
            <text:p><text:s text:c="3"/>16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9304" table:style-name="ce23">
            <text:p><text:s text:c="2"/>59 30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78" table:style-name="ce46">
            <text:p><text:s text:c="2"/>1 9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71" table:style-name="ce46">
            <text:p><text:s text:c="2"/>2 17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94" table:style-name="ce46">
            <text:p><text:s text:c="2"/>6 194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3" table:style-name="ce46">
            <text:p><text:s text:c="3"/>6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05" table:style-name="ce46">
            <text:p><text:s text:c="2"/>7 205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670" table:style-name="ce46">
            <text:p><text:s text:c="2"/>56 670</text:p>
          </table:table-cell>
          <table:table-cell office:value-type="float" office:value="13846" table:style-name="ce46">
            <text:p><text:s text:c="2"/>13 846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029" table:style-name="ce46">
            <text:p><text:s text:c="2"/>20 0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597" table:style-name="ce46">
            <text:p><text:s text:c="2"/>14 5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99" table:style-name="ce46">
            <text:p><text:s text:c="2"/>1 299</text:p>
          </table:table-cell>
          <table:table-cell office:value-type="float" office:value="414" table:style-name="ce46">
            <text:p><text:s text:c="3"/>4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7303" table:style-name="ce46">
            <text:p><text:s text:c="2"/>107 30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68" table:style-name="ce46">
            <text:p><text:s text:c="2"/>14 3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04" table:style-name="ce46">
            <text:p><text:s text:c="2"/>1 9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76" table:style-name="ce46">
            <text:p><text:s text:c="2"/>1 2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7" table:style-name="ce46">
            <text:p><text:s text:c="3"/>36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212" table:style-name="ce46">
            <text:p><text:s text:c="2"/>18 21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2" table:style-name="ce46">
            <text:p><text:s text:c="3"/>5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19" table:style-name="ce46">
            <text:p><text:s text:c="2"/>2 8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42" table:style-name="ce46">
            <text:p><text:s text:c="2"/>3 94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2305" table:style-name="ce47">
            <text:p><text:s text:c="2"/>2 305</text:p>
          </table:table-cell>
          <table:table-cell office:value-type="float" office:value="392" table:style-name="ce47">
            <text:p><text:s text:c="3"/>392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12" table:style-name="ce47">
            <text:p><text:s text:c="3"/>21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85" table:style-name="ce47">
            <text:p><text:s text:c="3"/>885</text:p>
          </table:table-cell>
          <table:table-cell office:value-type="float" office:value="499" table:style-name="ce47">
            <text:p><text:s text:c="3"/>499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200" table:style-name="ce47">
            <text:p><text:s text:c="2"/>1 200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270" table:style-name="ce47">
            <text:p><text:s text:c="2"/>1 27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503" table:style-name="ce47">
            <text:p><text:s text:c="3"/>503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370" table:style-name="ce47">
            <text:p><text:s text:c="3"/>370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390" table:style-name="ce47">
            <text:p><text:s text:c="3"/>390</text:p>
          </table:table-cell>
          <table:table-cell office:value-type="float" office:value="682" table:style-name="ce47">
            <text:p><text:s text:c="3"/>682</text:p>
          </table:table-cell>
          <table:table-cell office:value-type="float" office:value="414" table:style-name="ce47">
            <text:p><text:s text:c="3"/>414</text:p>
          </table:table-cell>
          <table:table-cell office:value-type="float" office:value="797" table:style-name="ce47">
            <text:p><text:s text:c="3"/>797</text:p>
          </table:table-cell>
          <table:table-cell office:value-type="float" office:value="304" table:style-name="ce47">
            <text:p><text:s text:c="3"/>304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241" table:style-name="ce47">
            <text:p><text:s text:c="2"/>1 241</text:p>
          </table:table-cell>
          <table:table-cell office:value-type="float" office:value="1495" table:style-name="ce47">
            <text:p><text:s text:c="2"/>1 495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3490" table:style-name="ce47">
            <text:p><text:s text:c="2"/>3 490</text:p>
          </table:table-cell>
          <table:table-cell office:value-type="float" office:value="15977" table:style-name="ce47">
            <text:p><text:s text:c="2"/>15 977</text:p>
          </table:table-cell>
          <table:table-cell office:value-type="float" office:value="283" table:style-name="ce47">
            <text:p><text:s text:c="3"/>283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799" table:style-name="ce47">
            <text:p><text:s text:c="2"/>34 79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116" table:style-name="ce23">
            <text:p><text:s text:c="3"/>116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134" table:style-name="ce23">
            <text:p><text:s text:c="3"/>134</text:p>
          </table:table-cell>
          <table:table-cell office:value-type="float" office:value="947" table:style-name="ce23">
            <text:p><text:s text:c="3"/>947</text:p>
          </table:table-cell>
          <table:table-cell office:value-type="float" office:value="2522" table:style-name="ce23">
            <text:p><text:s text:c="2"/>2 522</text:p>
          </table:table-cell>
          <table:table-cell office:value-type="float" office:value="1216" table:style-name="ce23">
            <text:p><text:s text:c="2"/>1 216</text:p>
          </table:table-cell>
          <table:table-cell office:value-type="float" office:value="819" table:style-name="ce23">
            <text:p><text:s text:c="3"/>819</text:p>
          </table:table-cell>
          <table:table-cell office:value-type="float" office:value="1103" table:style-name="ce23">
            <text:p><text:s text:c="2"/>1 103</text:p>
          </table:table-cell>
          <table:table-cell office:value-type="float" office:value="740" table:style-name="ce23">
            <text:p><text:s text:c="3"/>740</text:p>
          </table:table-cell>
          <table:table-cell office:value-type="float" office:value="649" table:style-name="ce23">
            <text:p><text:s text:c="3"/>649</text:p>
          </table:table-cell>
          <table:table-cell office:value-type="float" office:value="430" table:style-name="ce23">
            <text:p><text:s text:c="3"/>43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72" table:style-name="ce23">
            <text:p><text:s text:c="3"/>172</text:p>
          </table:table-cell>
          <table:table-cell office:value-type="float" office:value="325" table:style-name="ce23">
            <text:p><text:s text:c="3"/>325</text:p>
          </table:table-cell>
          <table:table-cell office:value-type="float" office:value="193" table:style-name="ce23">
            <text:p><text:s text:c="3"/>193</text:p>
          </table:table-cell>
          <table:table-cell office:value-type="float" office:value="574" table:style-name="ce23">
            <text:p><text:s text:c="3"/>574</text:p>
          </table:table-cell>
          <table:table-cell office:value-type="float" office:value="2692" table:style-name="ce23">
            <text:p><text:s text:c="2"/>2 692</text:p>
          </table:table-cell>
          <table:table-cell office:value-type="float" office:value="1550" table:style-name="ce23">
            <text:p><text:s text:c="2"/>1 550</text:p>
          </table:table-cell>
          <table:table-cell office:value-type="float" office:value="529" table:style-name="ce23">
            <text:p><text:s text:c="3"/>529</text:p>
          </table:table-cell>
          <table:table-cell office:value-type="float" office:value="679" table:style-name="ce23">
            <text:p><text:s text:c="3"/>679</text:p>
          </table:table-cell>
          <table:table-cell office:value-type="float" office:value="1239" table:style-name="ce23">
            <text:p><text:s text:c="2"/>1 239</text:p>
          </table:table-cell>
          <table:table-cell office:value-type="float" office:value="634" table:style-name="ce23">
            <text:p><text:s text:c="3"/>634</text:p>
          </table:table-cell>
          <table:table-cell office:value-type="float" office:value="188" table:style-name="ce23">
            <text:p><text:s text:c="3"/>188</text:p>
          </table:table-cell>
          <table:table-cell office:value-type="float" office:value="710" table:style-name="ce23">
            <text:p><text:s text:c="3"/>710</text:p>
          </table:table-cell>
          <table:table-cell office:value-type="float" office:value="598" table:style-name="ce23">
            <text:p><text:s text:c="3"/>598</text:p>
          </table:table-cell>
          <table:table-cell office:value-type="float" office:value="3071" table:style-name="ce23">
            <text:p><text:s text:c="2"/>3 071</text:p>
          </table:table-cell>
          <table:table-cell office:value-type="float" office:value="7814" table:style-name="ce23">
            <text:p><text:s text:c="2"/>7 814</text:p>
          </table:table-cell>
          <table:table-cell office:value-type="float" office:value="2056" table:style-name="ce23">
            <text:p><text:s text:c="2"/>2 056</text:p>
          </table:table-cell>
          <table:table-cell office:value-type="float" office:value="815" table:style-name="ce23">
            <text:p><text:s text:c="3"/>815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518" table:style-name="ce23">
            <text:p><text:s text:c="3"/>518</text:p>
          </table:table-cell>
          <table:table-cell office:value-type="float" office:value="1931" table:style-name="ce23">
            <text:p><text:s text:c="2"/>1 931</text:p>
          </table:table-cell>
          <table:table-cell office:value-type="float" office:value="227" table:style-name="ce23">
            <text:p><text:s text:c="3"/>227</text:p>
          </table:table-cell>
          <table:table-cell office:value-type="float" office:value="713" table:style-name="ce23">
            <text:p><text:s text:c="3"/>713</text:p>
          </table:table-cell>
          <table:table-cell office:value-type="float" office:value="461" table:style-name="ce23">
            <text:p><text:s text:c="3"/>461</text:p>
          </table:table-cell>
          <table:table-cell office:value-type="float" office:value="777" table:style-name="ce23">
            <text:p><text:s text:c="3"/>777</text:p>
          </table:table-cell>
          <table:table-cell office:value-type="float" office:value="816" table:style-name="ce23">
            <text:p><text:s text:c="3"/>816</text:p>
          </table:table-cell>
          <table:table-cell office:value-type="float" office:value="1702" table:style-name="ce23">
            <text:p><text:s text:c="2"/>1 702</text:p>
          </table:table-cell>
          <table:table-cell office:value-type="float" office:value="1245" table:style-name="ce23">
            <text:p><text:s text:c="2"/>1 245</text:p>
          </table:table-cell>
          <table:table-cell office:value-type="float" office:value="2877" table:style-name="ce23">
            <text:p><text:s text:c="2"/>2 877</text:p>
          </table:table-cell>
          <table:table-cell office:value-type="float" office:value="914" table:style-name="ce23">
            <text:p><text:s text:c="3"/>914</text:p>
          </table:table-cell>
          <table:table-cell office:value-type="float" office:value="4760" table:style-name="ce23">
            <text:p><text:s text:c="2"/>4 760</text:p>
          </table:table-cell>
          <table:table-cell office:value-type="float" office:value="647" table:style-name="ce23">
            <text:p><text:s text:c="3"/>647</text:p>
          </table:table-cell>
          <table:table-cell office:value-type="float" office:value="715" table:style-name="ce23">
            <text:p><text:s text:c="3"/>715</text:p>
          </table:table-cell>
          <table:table-cell office:value-type="float" office:value="364" table:style-name="ce23">
            <text:p><text:s text:c="3"/>364</text:p>
          </table:table-cell>
          <table:table-cell office:value-type="float" office:value="3244" table:style-name="ce23">
            <text:p><text:s text:c="2"/>3 244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89" table:style-name="ce23">
            <text:p><text:s text:c="3"/>289</text:p>
          </table:table-cell>
          <table:table-cell office:value-type="float" office:value="872" table:style-name="ce23">
            <text:p><text:s text:c="3"/>872</text:p>
          </table:table-cell>
          <table:table-cell office:value-type="float" office:value="184" table:style-name="ce23">
            <text:p><text:s text:c="3"/>184</text:p>
          </table:table-cell>
          <table:table-cell office:value-type="float" office:value="979" table:style-name="ce23">
            <text:p><text:s text:c="3"/>979</text:p>
          </table:table-cell>
          <table:table-cell office:value-type="float" office:value="994" table:style-name="ce23">
            <text:p><text:s text:c="3"/>994</text:p>
          </table:table-cell>
          <table:table-cell office:value-type="float" office:value="391" table:style-name="ce23">
            <text:p><text:s text:c="3"/>391</text:p>
          </table:table-cell>
          <table:table-cell office:value-type="float" office:value="106" table:style-name="ce23">
            <text:p><text:s text:c="3"/>106</text:p>
          </table:table-cell>
          <table:table-cell office:value-type="float" office:value="946" table:style-name="ce23">
            <text:p><text:s text:c="3"/>946</text:p>
          </table:table-cell>
          <table:table-cell office:value-type="float" office:value="264" table:style-name="ce23">
            <text:p><text:s text:c="3"/>264</text:p>
          </table:table-cell>
          <table:table-cell office:value-type="float" office:value="157" table:style-name="ce23">
            <text:p><text:s text:c="3"/>157</text:p>
          </table:table-cell>
          <table:table-cell office:value-type="float" office:value="1071" table:style-name="ce23">
            <text:p><text:s text:c="2"/>1 071</text:p>
          </table:table-cell>
          <table:table-cell office:value-type="float" office:value="965" table:style-name="ce23">
            <text:p><text:s text:c="3"/>965</text:p>
          </table:table-cell>
          <table:table-cell office:value-type="float" office:value="268" table:style-name="ce23">
            <text:p><text:s text:c="3"/>268</text:p>
          </table:table-cell>
          <table:table-cell office:value-type="float" office:value="1362" table:style-name="ce23">
            <text:p><text:s text:c="2"/>1 362</text:p>
          </table:table-cell>
          <table:table-cell office:value-type="float" office:value="131" table:style-name="ce23">
            <text:p><text:s text:c="3"/>13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27" table:style-name="ce23">
            <text:p><text:s text:c="2"/>1 127</text:p>
          </table:table-cell>
          <table:table-cell office:value-type="float" office:value="485" table:style-name="ce23">
            <text:p><text:s text:c="3"/>485</text:p>
          </table:table-cell>
          <table:table-cell office:value-type="float" office:value="609" table:style-name="ce23">
            <text:p><text:s text:c="3"/>609</text:p>
          </table:table-cell>
          <table:table-cell office:value-type="float" office:value="611" table:style-name="ce23">
            <text:p><text:s text:c="3"/>6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6388" table:style-name="ce23">
            <text:p><text:s text:c="2"/>66 38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4641" table:style-name="ce23">
            <text:p><text:s text:c="2"/>4 641</text:p>
          </table:table-cell>
          <table:table-cell office:value-type="float" office:value="3133" table:style-name="ce23">
            <text:p><text:s text:c="2"/>3 133</text:p>
          </table:table-cell>
          <table:table-cell office:value-type="float" office:value="250" table:style-name="ce23">
            <text:p><text:s text:c="3"/>250</text:p>
          </table:table-cell>
          <table:table-cell office:value-type="float" office:value="493" table:style-name="ce23">
            <text:p><text:s text:c="3"/>493</text:p>
          </table:table-cell>
          <table:table-cell office:value-type="float" office:value="148" table:style-name="ce23">
            <text:p><text:s text:c="3"/>148</text:p>
          </table:table-cell>
          <table:table-cell office:value-type="float" office:value="880" table:style-name="ce23">
            <text:p><text:s text:c="3"/>880</text:p>
          </table:table-cell>
          <table:table-cell office:value-type="float" office:value="285" table:style-name="ce23">
            <text:p><text:s text:c="3"/>285</text:p>
          </table:table-cell>
          <table:table-cell office:value-type="float" office:value="1025" table:style-name="ce23">
            <text:p><text:s text:c="2"/>1 025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2240" table:style-name="ce23">
            <text:p><text:s text:c="2"/>2 240</text:p>
          </table:table-cell>
          <table:table-cell office:value-type="float" office:value="518" table:style-name="ce23">
            <text:p><text:s text:c="3"/>518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1064" table:style-name="ce23">
            <text:p><text:s text:c="2"/>1 064</text:p>
          </table:table-cell>
          <table:table-cell office:value-type="float" office:value="163" table:style-name="ce23">
            <text:p><text:s text:c="3"/>163</text:p>
          </table:table-cell>
          <table:table-cell office:value-type="float" office:value="207" table:style-name="ce23">
            <text:p><text:s text:c="3"/>207</text:p>
          </table:table-cell>
          <table:table-cell office:value-type="float" office:value="582" table:style-name="ce23">
            <text:p><text:s text:c="3"/>582</text:p>
          </table:table-cell>
          <table:table-cell office:value-type="float" office:value="1521" table:style-name="ce23">
            <text:p><text:s text:c="2"/>1 521</text:p>
          </table:table-cell>
          <table:table-cell office:value-type="float" office:value="129" table:style-name="ce23">
            <text:p><text:s text:c="3"/>129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3425" table:style-name="ce23">
            <text:p><text:s text:c="2"/>3 425</text:p>
          </table:table-cell>
          <table:table-cell office:value-type="float" office:value="522" table:style-name="ce23">
            <text:p><text:s text:c="3"/>522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221" table:style-name="ce23">
            <text:p><text:s text:c="3"/>221</text:p>
          </table:table-cell>
          <table:table-cell office:value-type="float" office:value="1555" table:style-name="ce23">
            <text:p><text:s text:c="2"/>1 555</text:p>
          </table:table-cell>
          <table:table-cell office:value-type="float" office:value="3638" table:style-name="ce23">
            <text:p><text:s text:c="2"/>3 638</text:p>
          </table:table-cell>
          <table:table-cell office:value-type="float" office:value="2326" table:style-name="ce23">
            <text:p><text:s text:c="2"/>2 326</text:p>
          </table:table-cell>
          <table:table-cell office:value-type="float" office:value="1901" table:style-name="ce23">
            <text:p><text:s text:c="2"/>1 901</text:p>
          </table:table-cell>
          <table:table-cell office:value-type="float" office:value="911" table:style-name="ce23">
            <text:p><text:s text:c="3"/>911</text:p>
          </table:table-cell>
          <table:table-cell office:value-type="float" office:value="130" table:style-name="ce23">
            <text:p><text:s text:c="3"/>130</text:p>
          </table:table-cell>
          <table:table-cell office:value-type="float" office:value="443" table:style-name="ce23">
            <text:p><text:s text:c="3"/>443</text:p>
          </table:table-cell>
          <table:table-cell office:value-type="float" office:value="570" table:style-name="ce23">
            <text:p><text:s text:c="3"/>570</text:p>
          </table:table-cell>
          <table:table-cell office:value-type="float" office:value="425" table:style-name="ce23">
            <text:p><text:s text:c="3"/>425</text:p>
          </table:table-cell>
          <table:table-cell office:value-type="float" office:value="953" table:style-name="ce23">
            <text:p><text:s text:c="3"/>953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263" table:style-name="ce23">
            <text:p><text:s text:c="3"/>263</text:p>
          </table:table-cell>
          <table:table-cell office:value-type="float" office:value="151" table:style-name="ce23">
            <text:p><text:s text:c="3"/>151</text:p>
          </table:table-cell>
          <table:table-cell office:value-type="float" office:value="68168" table:style-name="ce23">
            <text:p><text:s text:c="2"/>68 168</text:p>
          </table:table-cell>
          <table:table-cell office:value-type="float" office:value="2201" table:style-name="ce23">
            <text:p><text:s text:c="2"/>2 201</text:p>
          </table:table-cell>
          <table:table-cell office:value-type="float" office:value="475" table:style-name="ce23">
            <text:p><text:s text:c="3"/>475</text:p>
          </table:table-cell>
          <table:table-cell office:value-type="float" office:value="974" table:style-name="ce23">
            <text:p><text:s text:c="3"/>974</text:p>
          </table:table-cell>
          <table:table-cell office:value-type="float" office:value="12840" table:style-name="ce23">
            <text:p><text:s text:c="2"/>12 840</text:p>
          </table:table-cell>
          <table:table-cell office:value-type="float" office:value="1079" table:style-name="ce23">
            <text:p><text:s text:c="2"/>1 079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783" table:style-name="ce23">
            <text:p><text:s text:c="3"/>783</text:p>
          </table:table-cell>
          <table:table-cell office:value-type="float" office:value="886" table:style-name="ce23">
            <text:p><text:s text:c="3"/>886</text:p>
          </table:table-cell>
          <table:table-cell office:value-type="float" office:value="1216" table:style-name="ce23">
            <text:p><text:s text:c="2"/>1 216</text:p>
          </table:table-cell>
          <table:table-cell office:value-type="float" office:value="126" table:style-name="ce23">
            <text:p><text:s text:c="3"/>126</text:p>
          </table:table-cell>
          <table:table-cell office:value-type="float" office:value="326" table:style-name="ce23">
            <text:p><text:s text:c="3"/>326</text:p>
          </table:table-cell>
          <table:table-cell office:value-type="float" office:value="1491" table:style-name="ce23">
            <text:p><text:s text:c="2"/>1 491</text:p>
          </table:table-cell>
          <table:table-cell office:value-type="float" office:value="376" table:style-name="ce23">
            <text:p><text:s text:c="3"/>376</text:p>
          </table:table-cell>
          <table:table-cell office:value-type="float" office:value="1570" table:style-name="ce23">
            <text:p><text:s text:c="2"/>1 570</text:p>
          </table:table-cell>
          <table:table-cell office:value-type="float" office:value="297" table:style-name="ce23">
            <text:p><text:s text:c="3"/>297</text:p>
          </table:table-cell>
          <table:table-cell office:value-type="float" office:value="729" table:style-name="ce23">
            <text:p><text:s text:c="3"/>729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142" table:style-name="ce23">
            <text:p><text:s text:c="3"/>142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4396" table:style-name="ce23">
            <text:p><text:s text:c="2"/>4 396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5011" table:style-name="ce23">
            <text:p><text:s text:c="2"/>5 011</text:p>
          </table:table-cell>
          <table:table-cell office:value-type="float" office:value="1536" table:style-name="ce23">
            <text:p><text:s text:c="2"/>1 536</text:p>
          </table:table-cell>
          <table:table-cell office:value-type="float" office:value="1709" table:style-name="ce23">
            <text:p><text:s text:c="2"/>1 709</text:p>
          </table:table-cell>
          <table:table-cell office:value-type="float" office:value="1151" table:style-name="ce23">
            <text:p><text:s text:c="2"/>1 151</text:p>
          </table:table-cell>
          <table:table-cell office:value-type="float" office:value="925" table:style-name="ce23">
            <text:p><text:s text:c="3"/>925</text:p>
          </table:table-cell>
          <table:table-cell office:value-type="float" office:value="659" table:style-name="ce23">
            <text:p><text:s text:c="3"/>659</text:p>
          </table:table-cell>
          <table:table-cell office:value-type="float" office:value="2558" table:style-name="ce23">
            <text:p><text:s text:c="2"/>2 55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7439" table:style-name="ce23">
            <text:p><text:s text:c="2"/>147 439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243" table:style-name="ce47">
            <text:p><text:s text:c="3"/>243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77" table:style-name="ce47">
            <text:p><text:s text:c="3"/>177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76" table:style-name="ce47">
            <text:p><text:s text:c="3"/>276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549" table:style-name="ce47">
            <text:p><text:s text:c="3"/>549</text:p>
          </table:table-cell>
          <table:table-cell office:value-type="float" office:value="354" table:style-name="ce47">
            <text:p><text:s text:c="3"/>354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495" table:style-name="ce47">
            <text:p><text:s text:c="3"/>495</text:p>
          </table:table-cell>
          <table:table-cell office:value-type="float" office:value="717" table:style-name="ce47">
            <text:p><text:s text:c="3"/>717</text:p>
          </table:table-cell>
          <table:table-cell office:value-type="float" office:value="3710" table:style-name="ce47">
            <text:p><text:s text:c="2"/>3 710</text:p>
          </table:table-cell>
          <table:table-cell office:value-type="float" office:value="1975" table:style-name="ce47">
            <text:p><text:s text:c="2"/>1 975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268" table:style-name="ce47">
            <text:p><text:s text:c="3"/>268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908" table:style-name="ce47">
            <text:p><text:s text:c="3"/>908</text:p>
          </table:table-cell>
          <table:table-cell office:value-type="float" office:value="282" table:style-name="ce47">
            <text:p><text:s text:c="3"/>282</text:p>
          </table:table-cell>
          <table:table-cell office:value-type="float" office:value="313" table:style-name="ce47">
            <text:p><text:s text:c="3"/>313</text:p>
          </table:table-cell>
          <table:table-cell office:value-type="float" office:value="3316" table:style-name="ce47">
            <text:p><text:s text:c="2"/>3 316</text:p>
          </table:table-cell>
          <table:table-cell office:value-type="float" office:value="257" table:style-name="ce47">
            <text:p><text:s text:c="3"/>25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633" table:style-name="ce47">
            <text:p><text:s text:c="3"/>633</text:p>
          </table:table-cell>
          <table:table-cell office:value-type="float" office:value="274" table:style-name="ce47">
            <text:p><text:s text:c="3"/>274</text:p>
          </table:table-cell>
          <table:table-cell office:value-type="float" office:value="979" table:style-name="ce47">
            <text:p><text:s text:c="3"/>979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429" table:style-name="ce47">
            <text:p><text:s text:c="3"/>429</text:p>
          </table:table-cell>
          <table:table-cell office:value-type="float" office:value="350" table:style-name="ce47">
            <text:p><text:s text:c="3"/>350</text:p>
          </table:table-cell>
          <table:table-cell office:value-type="float" office:value="423" table:style-name="ce47">
            <text:p><text:s text:c="3"/>423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4368" table:style-name="ce47">
            <text:p><text:s text:c="2"/>4 368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9391" table:style-name="ce47">
            <text:p><text:s text:c="2"/>9 391</text:p>
          </table:table-cell>
          <table:table-cell office:value-type="float" office:value="1403" table:style-name="ce47">
            <text:p><text:s text:c="2"/>1 403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1475" table:style-name="ce47">
            <text:p><text:s text:c="2"/>1 475</text:p>
          </table:table-cell>
          <table:table-cell office:value-type="float" office:value="1299" table:style-name="ce47">
            <text:p><text:s text:c="2"/>1 299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1559" table:style-name="ce47">
            <text:p><text:s text:c="2"/>1 5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356" table:style-name="ce47">
            <text:p><text:s text:c="2"/>39 35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66" table:style-name="ce23">
            <text:p><text:s text:c="3"/>266</text:p>
          </table:table-cell>
          <table:table-cell office:value-type="float" office:value="192" table:style-name="ce23">
            <text:p><text:s text:c="3"/>192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230" table:style-name="ce23">
            <text:p><text:s text:c="3"/>23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97" table:style-name="ce23">
            <text:p><text:s text:c="3"/>197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8360" table:style-name="ce23">
            <text:p><text:s text:c="2"/>28 360</text:p>
          </table:table-cell>
          <table:table-cell office:value-type="float" office:value="444" table:style-name="ce23">
            <text:p><text:s text:c="3"/>444</text:p>
          </table:table-cell>
          <table:table-cell office:value-type="float" office:value="534" table:style-name="ce23">
            <text:p><text:s text:c="3"/>534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62" table:style-name="ce23">
            <text:p><text:s text:c="3"/>262</text:p>
          </table:table-cell>
          <table:table-cell office:value-type="float" office:value="205" table:style-name="ce23">
            <text:p><text:s text:c="3"/>20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37" table:style-name="ce23">
            <text:p><text:s text:c="3"/>237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782" table:style-name="ce23">
            <text:p><text:s text:c="3"/>782</text:p>
          </table:table-cell>
          <table:table-cell office:value-type="float" office:value="333" table:style-name="ce23">
            <text:p><text:s text:c="3"/>333</text:p>
          </table:table-cell>
          <table:table-cell office:value-type="float" office:value="535" table:style-name="ce23">
            <text:p><text:s text:c="3"/>535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160" table:style-name="ce23">
            <text:p><text:s text:c="3"/>16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3" table:style-name="ce23">
            <text:p><text:s text:c="3"/>163</text:p>
          </table:table-cell>
          <table:table-cell office:value-type="float" office:value="1989" table:style-name="ce23">
            <text:p><text:s text:c="2"/>1 98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400" table:style-name="ce23">
            <text:p><text:s text:c="2"/>3 400</text:p>
          </table:table-cell>
          <table:table-cell office:value-type="float" office:value="1084" table:style-name="ce23">
            <text:p><text:s text:c="2"/>1 084</text:p>
          </table:table-cell>
          <table:table-cell office:value-type="float" office:value="339" table:style-name="ce23">
            <text:p><text:s text:c="3"/>339</text:p>
          </table:table-cell>
          <table:table-cell office:value-type="float" office:value="1461" table:style-name="ce23">
            <text:p><text:s text:c="2"/>1 46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65" table:style-name="ce23">
            <text:p><text:s text:c="3"/>26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1944" table:style-name="ce23">
            <text:p><text:s text:c="2"/>41 94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68" table:style-name="ce46">
            <text:p><text:s text:c="2"/>1 568</text:p>
          </table:table-cell>
          <table:table-cell office:value-type="float" office:value="876" table:style-name="ce46">
            <text:p><text:s text:c="3"/>876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83" table:style-name="ce46">
            <text:p><text:s text:c="2"/>3 883</text:p>
          </table:table-cell>
          <table:table-cell office:value-type="float" office:value="10207" table:style-name="ce46">
            <text:p><text:s text:c="2"/>10 2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5" table:style-name="ce46">
            <text:p><text:s text:c="3"/>2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0" table:style-name="ce46">
            <text:p><text:s text:c="3"/>3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3" table:style-name="ce46">
            <text:p><text:s text:c="2"/>1 0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33" table:style-name="ce46">
            <text:p><text:s text:c="2"/>7 733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235" table:style-name="ce46">
            <text:p><text:s text:c="2"/>26 23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327" table:style-name="ce46">
            <text:p><text:s text:c="2"/>1 327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495" table:style-name="ce46">
            <text:p><text:s text:c="2"/>24 495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7" table:style-name="ce46">
            <text:p><text:s text:c="3"/>667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337" table:style-name="ce46">
            <text:p><text:s text:c="3"/>3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01" table:style-name="ce46">
            <text:p><text:s text:c="2"/>4 1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78" table:style-name="ce46">
            <text:p><text:s text:c="2"/>1 178</text:p>
          </table:table-cell>
          <table:table-cell office:value-type="float" office:value="1145" table:style-name="ce46">
            <text:p><text:s text:c="2"/>1 145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658" table:style-name="ce46">
            <text:p><text:s text:c="3"/>65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825" table:style-name="ce46">
            <text:p><text:s text:c="3"/>825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704" table:style-name="ce46">
            <text:p><text:s text:c="2"/>1 704</text:p>
          </table:table-cell>
          <table:table-cell office:value-type="float" office:value="258" table:style-name="ce46">
            <text:p><text:s text:c="3"/>2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43" table:style-name="ce46">
            <text:p><text:s text:c="2"/>1 6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412" table:style-name="ce46">
            <text:p><text:s text:c="2"/>39 41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549" table:style-name="ce46">
            <text:p><text:s text:c="3"/>549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262" table:style-name="ce46">
            <text:p><text:s text:c="3"/>26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29" table:style-name="ce46">
            <text:p><text:s text:c="3"/>429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2370" table:style-name="ce46">
            <text:p><text:s text:c="2"/>2 370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548" table:style-name="ce46">
            <text:p><text:s text:c="3"/>548</text:p>
          </table:table-cell>
          <table:table-cell office:value-type="float" office:value="505" table:style-name="ce46">
            <text:p><text:s text:c="3"/>505</text:p>
          </table:table-cell>
          <table:table-cell office:value-type="float" office:value="1185" table:style-name="ce46">
            <text:p><text:s text:c="2"/>1 185</text:p>
          </table:table-cell>
          <table:table-cell office:value-type="float" office:value="2701" table:style-name="ce46">
            <text:p><text:s text:c="2"/>2 701</text:p>
          </table:table-cell>
          <table:table-cell office:value-type="float" office:value="5130" table:style-name="ce46">
            <text:p><text:s text:c="2"/>5 1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675" table:style-name="ce46">
            <text:p><text:s text:c="3"/>675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1447" table:style-name="ce46">
            <text:p><text:s text:c="2"/>1 447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1" table:style-name="ce46">
            <text:p><text:s text:c="3"/>881</text:p>
          </table:table-cell>
          <table:table-cell office:value-type="float" office:value="455" table:style-name="ce46">
            <text:p><text:s text:c="3"/>455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832" table:style-name="ce46">
            <text:p><text:s text:c="2"/>19 832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5108" table:style-name="ce46">
            <text:p><text:s text:c="2"/>5 108</text:p>
          </table:table-cell>
          <table:table-cell office:value-type="float" office:value="322" table:style-name="ce46">
            <text:p><text:s text:c="3"/>322</text:p>
          </table:table-cell>
          <table:table-cell office:value-type="float" office:value="3445" table:style-name="ce46">
            <text:p><text:s text:c="2"/>3 445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506" table:style-name="ce46">
            <text:p><text:s text:c="3"/>506</text:p>
          </table:table-cell>
          <table:table-cell office:value-type="float" office:value="683" table:style-name="ce46">
            <text:p><text:s text:c="3"/>683</text:p>
          </table:table-cell>
          <table:table-cell office:value-type="float" office:value="810" table:style-name="ce46">
            <text:p><text:s text:c="3"/>810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1385" table:style-name="ce46">
            <text:p><text:s text:c="2"/>1 385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316" table:style-name="ce46">
            <text:p><text:s text:c="3"/>316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667" table:style-name="ce46">
            <text:p><text:s text:c="3"/>667</text:p>
          </table:table-cell>
          <table:table-cell office:value-type="float" office:value="948" table:style-name="ce46">
            <text:p><text:s text:c="3"/>948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1128" table:style-name="ce46">
            <text:p><text:s text:c="2"/>1 128</text:p>
          </table:table-cell>
          <table:table-cell office:value-type="float" office:value="1373" table:style-name="ce46">
            <text:p><text:s text:c="2"/>1 373</text:p>
          </table:table-cell>
          <table:table-cell office:value-type="float" office:value="1011" table:style-name="ce46">
            <text:p><text:s text:c="2"/>1 011</text:p>
          </table:table-cell>
          <table:table-cell office:value-type="float" office:value="1089" table:style-name="ce46">
            <text:p><text:s text:c="2"/>1 089</text:p>
          </table:table-cell>
          <table:table-cell office:value-type="float" office:value="437" table:style-name="ce46">
            <text:p><text:s text:c="3"/>437</text:p>
          </table:table-cell>
          <table:table-cell office:value-type="float" office:value="1209" table:style-name="ce46">
            <text:p><text:s text:c="2"/>1 209</text:p>
          </table:table-cell>
          <table:table-cell office:value-type="float" office:value="775" table:style-name="ce46">
            <text:p><text:s text:c="3"/>775</text:p>
          </table:table-cell>
          <table:table-cell office:value-type="float" office:value="863" table:style-name="ce46">
            <text:p><text:s text:c="3"/>863</text:p>
          </table:table-cell>
          <table:table-cell office:value-type="float" office:value="2650" table:style-name="ce46">
            <text:p><text:s text:c="2"/>2 650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549" table:style-name="ce46">
            <text:p><text:s text:c="3"/>549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31" table:style-name="ce46">
            <text:p><text:s text:c="2"/>4 6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8" table:style-name="ce46">
            <text:p><text:s text:c="3"/>508</text:p>
          </table:table-cell>
          <table:table-cell office:value-type="float" office:value="528" table:style-name="ce46">
            <text:p><text:s text:c="3"/>528</text:p>
          </table:table-cell>
          <table:table-cell office:value-type="float" office:value="3586" table:style-name="ce46">
            <text:p><text:s text:c="2"/>3 586</text:p>
          </table:table-cell>
          <table:table-cell office:value-type="float" office:value="289" table:style-name="ce46">
            <text:p><text:s text:c="3"/>289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8" table:style-name="ce46">
            <text:p><text:s text:c="3"/>328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153" table:style-name="ce46">
            <text:p><text:s text:c="2"/>37 15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3480" table:style-name="ce46">
            <text:p><text:s text:c="2"/>3 480</text:p>
          </table:table-cell>
          <table:table-cell office:value-type="float" office:value="574" table:style-name="ce46">
            <text:p><text:s text:c="3"/>574</text:p>
          </table:table-cell>
          <table:table-cell office:value-type="float" office:value="379" table:style-name="ce46">
            <text:p><text:s text:c="3"/>379</text:p>
          </table:table-cell>
          <table:table-cell office:value-type="float" office:value="724" table:style-name="ce46">
            <text:p><text:s text:c="3"/>724</text:p>
          </table:table-cell>
          <table:table-cell office:value-type="float" office:value="3829" table:style-name="ce46">
            <text:p><text:s text:c="2"/>3 829</text:p>
          </table:table-cell>
          <table:table-cell office:value-type="float" office:value="2084" table:style-name="ce46">
            <text:p><text:s text:c="2"/>2 084</text:p>
          </table:table-cell>
          <table:table-cell office:value-type="float" office:value="555" table:style-name="ce46">
            <text:p><text:s text:c="3"/>555</text:p>
          </table:table-cell>
          <table:table-cell office:value-type="float" office:value="7034" table:style-name="ce46">
            <text:p><text:s text:c="2"/>7 034</text:p>
          </table:table-cell>
          <table:table-cell office:value-type="float" office:value="1629" table:style-name="ce46">
            <text:p><text:s text:c="2"/>1 629</text:p>
          </table:table-cell>
          <table:table-cell office:value-type="float" office:value="9190" table:style-name="ce46">
            <text:p><text:s text:c="2"/>9 190</text:p>
          </table:table-cell>
          <table:table-cell office:value-type="float" office:value="2070" table:style-name="ce46">
            <text:p><text:s text:c="2"/>2 070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722" table:style-name="ce46">
            <text:p><text:s text:c="3"/>722</text:p>
          </table:table-cell>
          <table:table-cell office:value-type="float" office:value="450" table:style-name="ce46">
            <text:p><text:s text:c="3"/>450</text:p>
          </table:table-cell>
          <table:table-cell office:value-type="float" office:value="691" table:style-name="ce46">
            <text:p><text:s text:c="3"/>691</text:p>
          </table:table-cell>
          <table:table-cell office:value-type="float" office:value="381" table:style-name="ce46">
            <text:p><text:s text:c="3"/>381</text:p>
          </table:table-cell>
          <table:table-cell office:value-type="float" office:value="1958" table:style-name="ce46">
            <text:p><text:s text:c="2"/>1 958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3168" table:style-name="ce46">
            <text:p><text:s text:c="2"/>3 168</text:p>
          </table:table-cell>
          <table:table-cell office:value-type="float" office:value="632" table:style-name="ce46">
            <text:p><text:s text:c="3"/>632</text:p>
          </table:table-cell>
          <table:table-cell office:value-type="float" office:value="3614" table:style-name="ce46">
            <text:p><text:s text:c="2"/>3 614</text:p>
          </table:table-cell>
          <table:table-cell office:value-type="float" office:value="1339" table:style-name="ce46">
            <text:p><text:s text:c="2"/>1 339</text:p>
          </table:table-cell>
          <table:table-cell office:value-type="float" office:value="1114" table:style-name="ce46">
            <text:p><text:s text:c="2"/>1 114</text:p>
          </table:table-cell>
          <table:table-cell office:value-type="float" office:value="1994" table:style-name="ce46">
            <text:p><text:s text:c="2"/>1 994</text:p>
          </table:table-cell>
          <table:table-cell office:value-type="float" office:value="1975" table:style-name="ce46">
            <text:p><text:s text:c="2"/>1 975</text:p>
          </table:table-cell>
          <table:table-cell office:value-type="float" office:value="2156" table:style-name="ce46">
            <text:p><text:s text:c="2"/>2 156</text:p>
          </table:table-cell>
          <table:table-cell office:value-type="float" office:value="3231" table:style-name="ce46">
            <text:p><text:s text:c="2"/>3 231</text:p>
          </table:table-cell>
          <table:table-cell office:value-type="float" office:value="424" table:style-name="ce46">
            <text:p><text:s text:c="3"/>424</text:p>
          </table:table-cell>
          <table:table-cell office:value-type="float" office:value="1711" table:style-name="ce46">
            <text:p><text:s text:c="2"/>1 711</text:p>
          </table:table-cell>
          <table:table-cell office:value-type="float" office:value="1138" table:style-name="ce46">
            <text:p><text:s text:c="2"/>1 138</text:p>
          </table:table-cell>
          <table:table-cell office:value-type="float" office:value="1005" table:style-name="ce46">
            <text:p><text:s text:c="2"/>1 005</text:p>
          </table:table-cell>
          <table:table-cell office:value-type="float" office:value="1427" table:style-name="ce46">
            <text:p><text:s text:c="2"/>1 427</text:p>
          </table:table-cell>
          <table:table-cell office:value-type="float" office:value="3378" table:style-name="ce46">
            <text:p><text:s text:c="2"/>3 378</text:p>
          </table:table-cell>
          <table:table-cell office:value-type="float" office:value="1032" table:style-name="ce46">
            <text:p><text:s text:c="2"/>1 032</text:p>
          </table:table-cell>
          <table:table-cell office:value-type="float" office:value="476" table:style-name="ce46">
            <text:p><text:s text:c="3"/>476</text:p>
          </table:table-cell>
          <table:table-cell office:value-type="float" office:value="1054" table:style-name="ce46">
            <text:p><text:s text:c="2"/>1 054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3106" table:style-name="ce46">
            <text:p><text:s text:c="2"/>3 106</text:p>
          </table:table-cell>
          <table:table-cell office:value-type="float" office:value="243" table:style-name="ce46">
            <text:p><text:s text:c="3"/>243</text:p>
          </table:table-cell>
          <table:table-cell office:value-type="float" office:value="1811" table:style-name="ce46">
            <text:p><text:s text:c="2"/>1 811</text:p>
          </table:table-cell>
          <table:table-cell office:value-type="float" office:value="947" table:style-name="ce46">
            <text:p><text:s text:c="3"/>947</text:p>
          </table:table-cell>
          <table:table-cell office:value-type="float" office:value="29226" table:style-name="ce46">
            <text:p><text:s text:c="2"/>29 226</text:p>
          </table:table-cell>
          <table:table-cell office:value-type="float" office:value="27876" table:style-name="ce46">
            <text:p><text:s text:c="2"/>27 876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3780" table:style-name="ce46">
            <text:p><text:s text:c="2"/>3 78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628" table:style-name="ce46">
            <text:p><text:s text:c="3"/>628</text:p>
          </table:table-cell>
          <table:table-cell office:value-type="float" office:value="391" table:style-name="ce46">
            <text:p><text:s text:c="3"/>391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395" table:style-name="ce46">
            <text:p><text:s text:c="3"/>395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430" table:style-name="ce46">
            <text:p><text:s text:c="3"/>430</text:p>
          </table:table-cell>
          <table:table-cell office:value-type="float" office:value="287" table:style-name="ce46">
            <text:p><text:s text:c="3"/>287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304" table:style-name="ce46">
            <text:p><text:s text:c="3"/>304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1315" table:style-name="ce46">
            <text:p><text:s text:c="2"/>1 315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76" table:style-name="ce46">
            <text:p><text:s text:c="3"/>2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9157" table:style-name="ce46">
            <text:p><text:s text:c="2"/>139 15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300" table:style-name="ce23">
            <text:p><text:s text:c="3"/>300</text:p>
          </table:table-cell>
          <table:table-cell office:value-type="float" office:value="249" table:style-name="ce23">
            <text:p><text:s text:c="3"/>249</text:p>
          </table:table-cell>
          <table:table-cell office:value-type="float" office:value="105" table:style-name="ce23">
            <text:p><text:s text:c="3"/>105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104" table:style-name="ce23">
            <text:p><text:s text:c="3"/>104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25" table:style-name="ce23">
            <text:p><text:s text:c="3"/>125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457" table:style-name="ce23">
            <text:p><text:s text:c="3"/>45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149" table:style-name="ce23">
            <text:p><text:s text:c="3"/>149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173" table:style-name="ce23">
            <text:p><text:s text:c="3"/>173</text:p>
          </table:table-cell>
          <table:table-cell office:value-type="float" office:value="277" table:style-name="ce23">
            <text:p><text:s text:c="3"/>277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34" table:style-name="ce23">
            <text:p><text:s text:c="3"/>334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508" table:style-name="ce23">
            <text:p><text:s text:c="3"/>50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39" table:style-name="ce23">
            <text:p><text:s text:c="3"/>239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137" table:style-name="ce23">
            <text:p><text:s text:c="3"/>13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67" table:style-name="ce23">
            <text:p><text:s text:c="3"/>167</text:p>
          </table:table-cell>
          <table:table-cell office:value-type="float" office:value="256" table:style-name="ce23">
            <text:p><text:s text:c="3"/>256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805" table:style-name="ce23">
            <text:p><text:s text:c="3"/>805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213" table:style-name="ce23">
            <text:p><text:s text:c="3"/>213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2212" table:style-name="ce23">
            <text:p><text:s text:c="2"/>2 212</text:p>
          </table:table-cell>
          <table:table-cell office:value-type="float" office:value="2222" table:style-name="ce23">
            <text:p><text:s text:c="2"/>2 222</text:p>
          </table:table-cell>
          <table:table-cell office:value-type="float" office:value="954" table:style-name="ce23">
            <text:p><text:s text:c="3"/>954</text:p>
          </table:table-cell>
          <table:table-cell office:value-type="float" office:value="787" table:style-name="ce23">
            <text:p><text:s text:c="3"/>78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966" table:style-name="ce23">
            <text:p><text:s text:c="2"/>1 96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846" table:style-name="ce23">
            <text:p><text:s text:c="2"/>13 84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361" table:style-name="ce47">
            <text:p><text:s text:c="2"/>6 3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913" table:style-name="ce47">
            <text:p><text:s text:c="2"/>1 913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549" table:style-name="ce47">
            <text:p><text:s text:c="3"/>54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77" table:style-name="ce47">
            <text:p><text:s text:c="3"/>177</text:p>
          </table:table-cell>
          <table:table-cell office:value-type="float" office:value="1635" table:style-name="ce47">
            <text:p><text:s text:c="2"/>1 635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993" table:style-name="ce47">
            <text:p><text:s text:c="3"/>993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426" table:style-name="ce47">
            <text:p><text:s text:c="3"/>426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453" table:style-name="ce47">
            <text:p><text:s text:c="3"/>453</text:p>
          </table:table-cell>
          <table:table-cell office:value-type="float" office:value="306" table:style-name="ce47">
            <text:p><text:s text:c="3"/>306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236" table:style-name="ce47">
            <text:p><text:s text:c="3"/>23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531" table:style-name="ce47">
            <text:p><text:s text:c="2"/>1 531</text:p>
          </table:table-cell>
          <table:table-cell office:value-type="float" office:value="988" table:style-name="ce47">
            <text:p><text:s text:c="3"/>988</text:p>
          </table:table-cell>
          <table:table-cell office:value-type="float" office:value="1693" table:style-name="ce47">
            <text:p><text:s text:c="2"/>1 69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1" table:style-name="ce47">
            <text:p><text:s text:c="3"/>40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789" table:style-name="ce47">
            <text:p><text:s text:c="2"/>18 78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472" table:style-name="ce47">
            <text:p><text:s text:c="2"/>1 472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270" table:style-name="ce47">
            <text:p><text:s text:c="3"/>27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36" table:style-name="ce47">
            <text:p><text:s text:c="3"/>236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47" table:style-name="ce47">
            <text:p><text:s text:c="3"/>247</text:p>
          </table:table-cell>
          <table:table-cell office:value-type="float" office:value="258" table:style-name="ce47">
            <text:p><text:s text:c="3"/>258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258" table:style-name="ce47">
            <text:p><text:s text:c="3"/>258</text:p>
          </table:table-cell>
          <table:table-cell office:value-type="float" office:value="266" table:style-name="ce47">
            <text:p><text:s text:c="3"/>266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490" table:style-name="ce47">
            <text:p><text:s text:c="3"/>490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752" table:style-name="ce47">
            <text:p><text:s text:c="2"/>1 752</text:p>
          </table:table-cell>
          <table:table-cell office:value-type="float" office:value="219" table:style-name="ce47">
            <text:p><text:s text:c="3"/>219</text:p>
          </table:table-cell>
          <table:table-cell office:value-type="float" office:value="3172" table:style-name="ce47">
            <text:p><text:s text:c="2"/>3 172</text:p>
          </table:table-cell>
          <table:table-cell office:value-type="float" office:value="231" table:style-name="ce47">
            <text:p><text:s text:c="3"/>231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657" table:style-name="ce47">
            <text:p><text:s text:c="3"/>657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85" table:style-name="ce47">
            <text:p><text:s text:c="3"/>185</text:p>
          </table:table-cell>
          <table:table-cell office:value-type="float" office:value="245" table:style-name="ce47">
            <text:p><text:s text:c="3"/>245</text:p>
          </table:table-cell>
          <table:table-cell office:value-type="float" office:value="703" table:style-name="ce47">
            <text:p><text:s text:c="3"/>703</text:p>
          </table:table-cell>
          <table:table-cell office:value-type="float" office:value="2736" table:style-name="ce47">
            <text:p><text:s text:c="2"/>2 736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911" table:style-name="ce47">
            <text:p><text:s text:c="3"/>911</text:p>
          </table:table-cell>
          <table:table-cell office:value-type="float" office:value="406" table:style-name="ce47">
            <text:p><text:s text:c="3"/>406</text:p>
          </table:table-cell>
          <table:table-cell office:value-type="float" office:value="571" table:style-name="ce47">
            <text:p><text:s text:c="3"/>571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370" table:style-name="ce47">
            <text:p><text:s text:c="3"/>37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202" table:style-name="ce47">
            <text:p><text:s text:c="2"/>1 202</text:p>
          </table:table-cell>
          <table:table-cell office:value-type="float" office:value="405" table:style-name="ce47">
            <text:p><text:s text:c="3"/>405</text:p>
          </table:table-cell>
          <table:table-cell office:value-type="float" office:value="2119" table:style-name="ce47">
            <text:p><text:s text:c="2"/>2 119</text:p>
          </table:table-cell>
          <table:table-cell office:value-type="float" office:value="415" table:style-name="ce47">
            <text:p><text:s text:c="3"/>4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9193" table:style-name="ce47">
            <text:p><text:s text:c="2"/>9 19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210" table:style-name="ce47">
            <text:p><text:s text:c="2"/>31 210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765" table:style-name="ce47">
            <text:p><text:s text:c="3"/>765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907" table:style-name="ce47">
            <text:p><text:s text:c="2"/>2 907</text:p>
          </table:table-cell>
          <table:table-cell office:value-type="float" office:value="2740" table:style-name="ce47">
            <text:p><text:s text:c="2"/>2 740</text:p>
          </table:table-cell>
          <table:table-cell office:value-type="float" office:value="887" table:style-name="ce47">
            <text:p><text:s text:c="3"/>887</text:p>
          </table:table-cell>
          <table:table-cell office:value-type="float" office:value="2512" table:style-name="ce47">
            <text:p><text:s text:c="2"/>2 512</text:p>
          </table:table-cell>
          <table:table-cell office:value-type="float" office:value="2212" table:style-name="ce47">
            <text:p><text:s text:c="2"/>2 212</text:p>
          </table:table-cell>
          <table:table-cell office:value-type="float" office:value="3258" table:style-name="ce47">
            <text:p><text:s text:c="2"/>3 258</text:p>
          </table:table-cell>
          <table:table-cell office:value-type="float" office:value="1892" table:style-name="ce47">
            <text:p><text:s text:c="2"/>1 892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872" table:style-name="ce47">
            <text:p><text:s text:c="3"/>872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504" table:style-name="ce47">
            <text:p><text:s text:c="3"/>504</text:p>
          </table:table-cell>
          <table:table-cell office:value-type="float" office:value="630" table:style-name="ce47">
            <text:p><text:s text:c="3"/>630</text:p>
          </table:table-cell>
          <table:table-cell office:value-type="float" office:value="907" table:style-name="ce47">
            <text:p><text:s text:c="3"/>907</text:p>
          </table:table-cell>
          <table:table-cell office:value-type="float" office:value="358" table:style-name="ce47">
            <text:p><text:s text:c="3"/>358</text:p>
          </table:table-cell>
          <table:table-cell office:value-type="float" office:value="389" table:style-name="ce47">
            <text:p><text:s text:c="3"/>389</text:p>
          </table:table-cell>
          <table:table-cell office:value-type="float" office:value="519" table:style-name="ce47">
            <text:p><text:s text:c="3"/>519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241" table:style-name="ce47">
            <text:p><text:s text:c="3"/>241</text:p>
          </table:table-cell>
          <table:table-cell office:value-type="float" office:value="2357" table:style-name="ce47">
            <text:p><text:s text:c="2"/>2 357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888" table:style-name="ce47">
            <text:p><text:s text:c="3"/>888</text:p>
          </table:table-cell>
          <table:table-cell office:value-type="float" office:value="670" table:style-name="ce47">
            <text:p><text:s text:c="3"/>670</text:p>
          </table:table-cell>
          <table:table-cell office:value-type="float" office:value="820" table:style-name="ce47">
            <text:p><text:s text:c="3"/>820</text:p>
          </table:table-cell>
          <table:table-cell office:value-type="float" office:value="334" table:style-name="ce47">
            <text:p><text:s text:c="3"/>334</text:p>
          </table:table-cell>
          <table:table-cell office:value-type="float" office:value="3857" table:style-name="ce47">
            <text:p><text:s text:c="2"/>3 857</text:p>
          </table:table-cell>
          <table:table-cell office:value-type="float" office:value="558" table:style-name="ce47">
            <text:p><text:s text:c="3"/>558</text:p>
          </table:table-cell>
          <table:table-cell office:value-type="float" office:value="436" table:style-name="ce47">
            <text:p><text:s text:c="3"/>436</text:p>
          </table:table-cell>
          <table:table-cell office:value-type="float" office:value="193" table:style-name="ce47">
            <text:p><text:s text:c="3"/>193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28" table:style-name="ce47">
            <text:p><text:s text:c="3"/>328</text:p>
          </table:table-cell>
          <table:table-cell office:value-type="float" office:value="283" table:style-name="ce47">
            <text:p><text:s text:c="3"/>283</text:p>
          </table:table-cell>
          <table:table-cell office:value-type="float" office:value="9808" table:style-name="ce47">
            <text:p><text:s text:c="2"/>9 808</text:p>
          </table:table-cell>
          <table:table-cell office:value-type="float" office:value="7244" table:style-name="ce47">
            <text:p><text:s text:c="2"/>7 244</text:p>
          </table:table-cell>
          <table:table-cell office:value-type="float" office:value="3321" table:style-name="ce47">
            <text:p><text:s text:c="2"/>3 321</text:p>
          </table:table-cell>
          <table:table-cell office:value-type="float" office:value="4189" table:style-name="ce47">
            <text:p><text:s text:c="2"/>4 189</text:p>
          </table:table-cell>
          <table:table-cell office:value-type="float" office:value="3069" table:style-name="ce47">
            <text:p><text:s text:c="2"/>3 06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1660" table:style-name="ce47">
            <text:p><text:s text:c="2"/>1 660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66" table:style-name="ce47">
            <text:p><text:s text:c="3"/>9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5116" table:style-name="ce47">
            <text:p><text:s text:c="2"/>65 11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322" table:style-name="ce47">
            <text:p><text:s text:c="3"/>322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430" table:style-name="ce47">
            <text:p><text:s text:c="3"/>43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56" table:style-name="ce47">
            <text:p><text:s text:c="3"/>356</text:p>
          </table:table-cell>
          <table:table-cell office:value-type="float" office:value="394" table:style-name="ce47">
            <text:p><text:s text:c="3"/>394</text:p>
          </table:table-cell>
          <table:table-cell office:value-type="float" office:value="3547" table:style-name="ce47">
            <text:p><text:s text:c="2"/>3 547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237" table:style-name="ce47">
            <text:p><text:s text:c="2"/>1 237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528" table:style-name="ce47">
            <text:p><text:s text:c="3"/>528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4265" table:style-name="ce47">
            <text:p><text:s text:c="2"/>4 265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448" table:style-name="ce47">
            <text:p><text:s text:c="3"/>448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502" table:style-name="ce47">
            <text:p><text:s text:c="3"/>502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1854" table:style-name="ce47">
            <text:p><text:s text:c="2"/>1 854</text:p>
          </table:table-cell>
          <table:table-cell office:value-type="float" office:value="205" table:style-name="ce47">
            <text:p><text:s text:c="3"/>205</text:p>
          </table:table-cell>
          <table:table-cell office:value-type="float" office:value="380" table:style-name="ce47">
            <text:p><text:s text:c="3"/>380</text:p>
          </table:table-cell>
          <table:table-cell office:value-type="float" office:value="252" table:style-name="ce47">
            <text:p><text:s text:c="3"/>252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418" table:style-name="ce47">
            <text:p><text:s text:c="3"/>4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857" table:style-name="ce47">
            <text:p><text:s text:c="2"/>18 85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327" table:style-name="ce46">
            <text:p><text:s text:c="3"/>327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339" table:style-name="ce46">
            <text:p><text:s text:c="3"/>339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464" table:style-name="ce46">
            <text:p><text:s text:c="3"/>464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234" table:style-name="ce46">
            <text:p><text:s text:c="3"/>234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850" table:style-name="ce46">
            <text:p><text:s text:c="2"/>1 850</text:p>
          </table:table-cell>
          <table:table-cell office:value-type="float" office:value="450" table:style-name="ce46">
            <text:p><text:s text:c="3"/>450</text:p>
          </table:table-cell>
          <table:table-cell office:value-type="float" office:value="3330" table:style-name="ce46">
            <text:p><text:s text:c="2"/>3 330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588" table:style-name="ce46">
            <text:p><text:s text:c="3"/>588</text:p>
          </table:table-cell>
          <table:table-cell office:value-type="float" office:value="1225" table:style-name="ce46">
            <text:p><text:s text:c="2"/>1 225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373" table:style-name="ce46">
            <text:p><text:s text:c="3"/>373</text:p>
          </table:table-cell>
          <table:table-cell office:value-type="float" office:value="423" table:style-name="ce46">
            <text:p><text:s text:c="3"/>423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2744" table:style-name="ce46">
            <text:p><text:s text:c="2"/>2 744</text:p>
          </table:table-cell>
          <table:table-cell office:value-type="float" office:value="387" table:style-name="ce46">
            <text:p><text:s text:c="3"/>387</text:p>
          </table:table-cell>
          <table:table-cell office:value-type="float" office:value="416" table:style-name="ce46">
            <text:p><text:s text:c="3"/>416</text:p>
          </table:table-cell>
          <table:table-cell office:value-type="float" office:value="431" table:style-name="ce46">
            <text:p><text:s text:c="3"/>4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0" table:style-name="ce46">
            <text:p><text:s text:c="3"/>190</text:p>
          </table:table-cell>
          <table:table-cell office:value-type="float" office:value="8358" table:style-name="ce46">
            <text:p><text:s text:c="2"/>8 3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911" table:style-name="ce46">
            <text:p><text:s text:c="2"/>26 91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340" table:style-name="ce46">
            <text:p><text:s text:c="3"/>34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451" table:style-name="ce46">
            <text:p><text:s text:c="3"/>451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4" table:style-name="ce46">
            <text:p><text:s text:c="3"/>854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7" table:style-name="ce46">
            <text:p><text:s text:c="3"/>367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923" table:style-name="ce46">
            <text:p><text:s text:c="2"/>2 923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1160" table:style-name="ce46">
            <text:p><text:s text:c="2"/>1 16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80" table:style-name="ce46">
            <text:p><text:s text:c="2"/>1 28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391" table:style-name="ce46">
            <text:p><text:s text:c="2"/>9 391</text:p>
          </table:table-cell>
          <table:table-cell office:value-type="float" office:value="1584" table:style-name="ce46">
            <text:p><text:s text:c="2"/>1 584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4440" table:style-name="ce46">
            <text:p><text:s text:c="2"/>4 440</text:p>
          </table:table-cell>
          <table:table-cell office:value-type="float" office:value="2484" table:style-name="ce46">
            <text:p><text:s text:c="2"/>2 484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8511" table:style-name="ce46">
            <text:p><text:s text:c="2"/>8 5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779" table:style-name="ce46">
            <text:p><text:s text:c="2"/>35 77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8" table:style-name="ce46">
            <text:p><text:s text:c="3"/>2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276" table:style-name="ce46">
            <text:p><text:s text:c="2"/>2 276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350" table:style-name="ce46">
            <text:p><text:s text:c="3"/>350</text:p>
          </table:table-cell>
          <table:table-cell office:value-type="float" office:value="171" table:style-name="ce46">
            <text:p><text:s text:c="3"/>171</text:p>
          </table:table-cell>
          <table:table-cell office:value-type="float" office:value="3319" table:style-name="ce46">
            <text:p><text:s text:c="2"/>3 319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4" table:style-name="ce46">
            <text:p><text:s text:c="3"/>824</text:p>
          </table:table-cell>
          <table:table-cell office:value-type="float" office:value="3339" table:style-name="ce46">
            <text:p><text:s text:c="2"/>3 339</text:p>
          </table:table-cell>
          <table:table-cell office:value-type="float" office:value="2230" table:style-name="ce46">
            <text:p><text:s text:c="2"/>2 23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901" table:style-name="ce46">
            <text:p><text:s text:c="2"/>13 901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5400" table:style-name="ce46">
            <text:p><text:s text:c="2"/>5 400</text:p>
          </table:table-cell>
          <table:table-cell office:value-type="float" office:value="5192" table:style-name="ce46">
            <text:p><text:s text:c="2"/>5 19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915" table:style-name="ce46">
            <text:p><text:s text:c="2"/>32 9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638" table:style-name="ce46">
            <text:p><text:s text:c="2"/>43 63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527" table:style-name="ce46">
            <text:p><text:s text:c="3"/>527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677" table:style-name="ce46">
            <text:p><text:s text:c="3"/>677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1347" table:style-name="ce46">
            <text:p><text:s text:c="2"/>1 347</text:p>
          </table:table-cell>
          <table:table-cell office:value-type="float" office:value="382" table:style-name="ce46">
            <text:p><text:s text:c="3"/>382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655" table:style-name="ce46">
            <text:p><text:s text:c="3"/>655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356" table:style-name="ce46">
            <text:p><text:s text:c="3"/>356</text:p>
          </table:table-cell>
          <table:table-cell office:value-type="float" office:value="425" table:style-name="ce46">
            <text:p><text:s text:c="3"/>425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259" table:style-name="ce46">
            <text:p><text:s text:c="3"/>259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250" table:style-name="ce46">
            <text:p><text:s text:c="3"/>250</text:p>
          </table:table-cell>
          <table:table-cell office:value-type="float" office:value="356" table:style-name="ce46">
            <text:p><text:s text:c="3"/>356</text:p>
          </table:table-cell>
          <table:table-cell office:value-type="float" office:value="542" table:style-name="ce46">
            <text:p><text:s text:c="3"/>542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450" table:style-name="ce46">
            <text:p><text:s text:c="3"/>450</text:p>
          </table:table-cell>
          <table:table-cell office:value-type="float" office:value="932" table:style-name="ce46">
            <text:p><text:s text:c="3"/>932</text:p>
          </table:table-cell>
          <table:table-cell office:value-type="float" office:value="471" table:style-name="ce46">
            <text:p><text:s text:c="3"/>471</text:p>
          </table:table-cell>
          <table:table-cell office:value-type="float" office:value="604" table:style-name="ce46">
            <text:p><text:s text:c="3"/>604</text:p>
          </table:table-cell>
          <table:table-cell office:value-type="float" office:value="1505" table:style-name="ce46">
            <text:p><text:s text:c="2"/>1 505</text:p>
          </table:table-cell>
          <table:table-cell office:value-type="float" office:value="1272" table:style-name="ce46">
            <text:p><text:s text:c="2"/>1 272</text:p>
          </table:table-cell>
          <table:table-cell office:value-type="float" office:value="258" table:style-name="ce46">
            <text:p><text:s text:c="3"/>258</text:p>
          </table:table-cell>
          <table:table-cell office:value-type="float" office:value="476" table:style-name="ce46">
            <text:p><text:s text:c="3"/>476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410" table:style-name="ce46">
            <text:p><text:s text:c="3"/>410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1507" table:style-name="ce46">
            <text:p><text:s text:c="2"/>1 507</text:p>
          </table:table-cell>
          <table:table-cell office:value-type="float" office:value="1230" table:style-name="ce46">
            <text:p><text:s text:c="2"/>1 230</text:p>
          </table:table-cell>
          <table:table-cell office:value-type="float" office:value="6967" table:style-name="ce46">
            <text:p><text:s text:c="2"/>6 967</text:p>
          </table:table-cell>
          <table:table-cell office:value-type="float" office:value="995" table:style-name="ce46">
            <text:p><text:s text:c="3"/>995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813" table:style-name="ce46">
            <text:p><text:s text:c="3"/>813</text:p>
          </table:table-cell>
          <table:table-cell office:value-type="float" office:value="232" table:style-name="ce46">
            <text:p><text:s text:c="3"/>232</text:p>
          </table:table-cell>
          <table:table-cell office:value-type="float" office:value="678" table:style-name="ce46">
            <text:p><text:s text:c="3"/>678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387" table:style-name="ce46">
            <text:p><text:s text:c="3"/>387</text:p>
          </table:table-cell>
          <table:table-cell office:value-type="float" office:value="26853" table:style-name="ce46">
            <text:p><text:s text:c="2"/>26 853</text:p>
          </table:table-cell>
          <table:table-cell office:value-type="float" office:value="1595" table:style-name="ce46">
            <text:p><text:s text:c="2"/>1 595</text:p>
          </table:table-cell>
          <table:table-cell office:value-type="float" office:value="10175" table:style-name="ce46">
            <text:p><text:s text:c="2"/>10 175</text:p>
          </table:table-cell>
          <table:table-cell office:value-type="float" office:value="650" table:style-name="ce46">
            <text:p><text:s text:c="3"/>650</text:p>
          </table:table-cell>
          <table:table-cell office:value-type="float" office:value="2749" table:style-name="ce46">
            <text:p><text:s text:c="2"/>2 749</text:p>
          </table:table-cell>
          <table:table-cell office:value-type="float" office:value="488" table:style-name="ce46">
            <text:p><text:s text:c="3"/>488</text:p>
          </table:table-cell>
          <table:table-cell office:value-type="float" office:value="2567" table:style-name="ce46">
            <text:p><text:s text:c="2"/>2 567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1811" table:style-name="ce46">
            <text:p><text:s text:c="2"/>1 811</text:p>
          </table:table-cell>
          <table:table-cell office:value-type="float" office:value="320" table:style-name="ce46">
            <text:p><text:s text:c="3"/>320</text:p>
          </table:table-cell>
          <table:table-cell office:value-type="float" office:value="5667" table:style-name="ce46">
            <text:p><text:s text:c="2"/>5 667</text:p>
          </table:table-cell>
          <table:table-cell office:value-type="float" office:value="1081" table:style-name="ce46">
            <text:p><text:s text:c="2"/>1 081</text:p>
          </table:table-cell>
          <table:table-cell office:value-type="float" office:value="1298" table:style-name="ce46">
            <text:p><text:s text:c="2"/>1 298</text:p>
          </table:table-cell>
          <table:table-cell office:value-type="float" office:value="484" table:style-name="ce46">
            <text:p><text:s text:c="3"/>484</text:p>
          </table:table-cell>
          <table:table-cell office:value-type="float" office:value="962" table:style-name="ce46">
            <text:p><text:s text:c="3"/>962</text:p>
          </table:table-cell>
          <table:table-cell office:value-type="float" office:value="292" table:style-name="ce46">
            <text:p><text:s text:c="3"/>292</text:p>
          </table:table-cell>
          <table:table-cell office:value-type="float" office:value="1859" table:style-name="ce46">
            <text:p><text:s text:c="2"/>1 8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268" table:style-name="ce46">
            <text:p><text:s text:c="2"/>86 26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380" table:style-name="ce47">
            <text:p><text:s text:c="3"/>38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681" table:style-name="ce47">
            <text:p><text:s text:c="3"/>681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32" table:style-name="ce47">
            <text:p><text:s text:c="3"/>13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83" table:style-name="ce47">
            <text:p><text:s text:c="3"/>283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333" table:style-name="ce47">
            <text:p><text:s text:c="3"/>333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216" table:style-name="ce47">
            <text:p><text:s text:c="3"/>216</text:p>
          </table:table-cell>
          <table:table-cell office:value-type="float" office:value="311" table:style-name="ce47">
            <text:p><text:s text:c="3"/>311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805" table:style-name="ce47">
            <text:p><text:s text:c="3"/>805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954" table:style-name="ce47">
            <text:p><text:s text:c="3"/>954</text:p>
          </table:table-cell>
          <table:table-cell office:value-type="float" office:value="236" table:style-name="ce47">
            <text:p><text:s text:c="3"/>236</text:p>
          </table:table-cell>
          <table:table-cell office:value-type="float" office:value="500" table:style-name="ce47">
            <text:p><text:s text:c="3"/>500</text:p>
          </table:table-cell>
          <table:table-cell office:value-type="float" office:value="376" table:style-name="ce47">
            <text:p><text:s text:c="3"/>376</text:p>
          </table:table-cell>
          <table:table-cell office:value-type="float" office:value="7013" table:style-name="ce47">
            <text:p><text:s text:c="2"/>7 013</text:p>
          </table:table-cell>
          <table:table-cell office:value-type="float" office:value="744" table:style-name="ce47">
            <text:p><text:s text:c="3"/>74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72" table:style-name="ce47">
            <text:p><text:s text:c="3"/>672</text:p>
          </table:table-cell>
          <table:table-cell office:value-type="float" office:value="987" table:style-name="ce47">
            <text:p><text:s text:c="3"/>987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591" table:style-name="ce47">
            <text:p><text:s text:c="3"/>591</text:p>
          </table:table-cell>
          <table:table-cell office:value-type="float" office:value="1249" table:style-name="ce47">
            <text:p><text:s text:c="2"/>1 249</text:p>
          </table:table-cell>
          <table:table-cell office:value-type="float" office:value="3176" table:style-name="ce47">
            <text:p><text:s text:c="2"/>3 176</text:p>
          </table:table-cell>
          <table:table-cell office:value-type="float" office:value="7435" table:style-name="ce47">
            <text:p><text:s text:c="2"/>7 435</text:p>
          </table:table-cell>
          <table:table-cell office:value-type="float" office:value="14678" table:style-name="ce47">
            <text:p><text:s text:c="2"/>14 678</text:p>
          </table:table-cell>
          <table:table-cell office:value-type="float" office:value="312" table:style-name="ce47">
            <text:p><text:s text:c="3"/>312</text:p>
          </table:table-cell>
          <table:table-cell office:value-type="float" office:value="2137" table:style-name="ce47">
            <text:p><text:s text:c="2"/>2 137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3972" table:style-name="ce47">
            <text:p><text:s text:c="2"/>3 972</text:p>
          </table:table-cell>
          <table:table-cell office:value-type="float" office:value="331" table:style-name="ce47">
            <text:p><text:s text:c="3"/>331</text:p>
          </table:table-cell>
          <table:table-cell office:value-type="float" office:value="776" table:style-name="ce47">
            <text:p><text:s text:c="3"/>776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8616" table:style-name="ce47">
            <text:p><text:s text:c="2"/>8 616</text:p>
          </table:table-cell>
          <table:table-cell office:value-type="float" office:value="1372" table:style-name="ce47">
            <text:p><text:s text:c="2"/>1 372</text:p>
          </table:table-cell>
          <table:table-cell office:value-type="float" office:value="344" table:style-name="ce47">
            <text:p><text:s text:c="3"/>344</text:p>
          </table:table-cell>
          <table:table-cell office:value-type="float" office:value="2109" table:style-name="ce47">
            <text:p><text:s text:c="2"/>2 10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1311" table:style-name="ce47">
            <text:p><text:s text:c="2"/>1 3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5256" table:style-name="ce47">
            <text:p><text:s text:c="2"/>65 25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5120" table:style-name="ce47">
            <text:p><text:s text:c="2"/>5 120</text:p>
          </table:table-cell>
          <table:table-cell office:value-type="float" office:value="1815" table:style-name="ce47">
            <text:p><text:s text:c="2"/>1 815</text:p>
          </table:table-cell>
          <table:table-cell office:value-type="float" office:value="404" table:style-name="ce47">
            <text:p><text:s text:c="3"/>404</text:p>
          </table:table-cell>
          <table:table-cell office:value-type="float" office:value="619" table:style-name="ce47">
            <text:p><text:s text:c="3"/>619</text:p>
          </table:table-cell>
          <table:table-cell office:value-type="float" office:value="4056" table:style-name="ce47">
            <text:p><text:s text:c="2"/>4 056</text:p>
          </table:table-cell>
          <table:table-cell office:value-type="float" office:value="1804" table:style-name="ce47">
            <text:p><text:s text:c="2"/>1 804</text:p>
          </table:table-cell>
          <table:table-cell office:value-type="float" office:value="421" table:style-name="ce47">
            <text:p><text:s text:c="3"/>421</text:p>
          </table:table-cell>
          <table:table-cell office:value-type="float" office:value="4699" table:style-name="ce47">
            <text:p><text:s text:c="2"/>4 699</text:p>
          </table:table-cell>
          <table:table-cell office:value-type="float" office:value="1537" table:style-name="ce47">
            <text:p><text:s text:c="2"/>1 537</text:p>
          </table:table-cell>
          <table:table-cell office:value-type="float" office:value="4573" table:style-name="ce47">
            <text:p><text:s text:c="2"/>4 573</text:p>
          </table:table-cell>
          <table:table-cell office:value-type="float" office:value="1364" table:style-name="ce47">
            <text:p><text:s text:c="2"/>1 364</text:p>
          </table:table-cell>
          <table:table-cell office:value-type="float" office:value="319" table:style-name="ce47">
            <text:p><text:s text:c="3"/>319</text:p>
          </table:table-cell>
          <table:table-cell office:value-type="float" office:value="831" table:style-name="ce47">
            <text:p><text:s text:c="3"/>831</text:p>
          </table:table-cell>
          <table:table-cell office:value-type="float" office:value="991" table:style-name="ce47">
            <text:p><text:s text:c="3"/>991</text:p>
          </table:table-cell>
          <table:table-cell office:value-type="float" office:value="746" table:style-name="ce47">
            <text:p><text:s text:c="3"/>746</text:p>
          </table:table-cell>
          <table:table-cell office:value-type="float" office:value="499" table:style-name="ce47">
            <text:p><text:s text:c="3"/>499</text:p>
          </table:table-cell>
          <table:table-cell office:value-type="float" office:value="1884" table:style-name="ce47">
            <text:p><text:s text:c="2"/>1 884</text:p>
          </table:table-cell>
          <table:table-cell office:value-type="float" office:value="391" table:style-name="ce47">
            <text:p><text:s text:c="3"/>391</text:p>
          </table:table-cell>
          <table:table-cell office:value-type="float" office:value="3167" table:style-name="ce47">
            <text:p><text:s text:c="2"/>3 167</text:p>
          </table:table-cell>
          <table:table-cell office:value-type="float" office:value="871" table:style-name="ce47">
            <text:p><text:s text:c="3"/>871</text:p>
          </table:table-cell>
          <table:table-cell office:value-type="float" office:value="3372" table:style-name="ce47">
            <text:p><text:s text:c="2"/>3 372</text:p>
          </table:table-cell>
          <table:table-cell office:value-type="float" office:value="1296" table:style-name="ce47">
            <text:p><text:s text:c="2"/>1 296</text:p>
          </table:table-cell>
          <table:table-cell office:value-type="float" office:value="746" table:style-name="ce47">
            <text:p><text:s text:c="3"/>746</text:p>
          </table:table-cell>
          <table:table-cell office:value-type="float" office:value="914" table:style-name="ce47">
            <text:p><text:s text:c="3"/>914</text:p>
          </table:table-cell>
          <table:table-cell office:value-type="float" office:value="1788" table:style-name="ce47">
            <text:p><text:s text:c="2"/>1 788</text:p>
          </table:table-cell>
          <table:table-cell office:value-type="float" office:value="2140" table:style-name="ce47">
            <text:p><text:s text:c="2"/>2 140</text:p>
          </table:table-cell>
          <table:table-cell office:value-type="float" office:value="2616" table:style-name="ce47">
            <text:p><text:s text:c="2"/>2 616</text:p>
          </table:table-cell>
          <table:table-cell office:value-type="float" office:value="1089" table:style-name="ce47">
            <text:p><text:s text:c="2"/>1 089</text:p>
          </table:table-cell>
          <table:table-cell office:value-type="float" office:value="1661" table:style-name="ce47">
            <text:p><text:s text:c="2"/>1 661</text:p>
          </table:table-cell>
          <table:table-cell office:value-type="float" office:value="1639" table:style-name="ce47">
            <text:p><text:s text:c="2"/>1 639</text:p>
          </table:table-cell>
          <table:table-cell office:value-type="float" office:value="1391" table:style-name="ce47">
            <text:p><text:s text:c="2"/>1 391</text:p>
          </table:table-cell>
          <table:table-cell office:value-type="float" office:value="2459" table:style-name="ce47">
            <text:p><text:s text:c="2"/>2 459</text:p>
          </table:table-cell>
          <table:table-cell office:value-type="float" office:value="3313" table:style-name="ce47">
            <text:p><text:s text:c="2"/>3 313</text:p>
          </table:table-cell>
          <table:table-cell office:value-type="float" office:value="1223" table:style-name="ce47">
            <text:p><text:s text:c="2"/>1 223</text:p>
          </table:table-cell>
          <table:table-cell office:value-type="float" office:value="1027" table:style-name="ce47">
            <text:p><text:s text:c="2"/>1 027</text:p>
          </table:table-cell>
          <table:table-cell office:value-type="float" office:value="1009" table:style-name="ce47">
            <text:p><text:s text:c="2"/>1 009</text:p>
          </table:table-cell>
          <table:table-cell office:value-type="float" office:value="622" table:style-name="ce47">
            <text:p><text:s text:c="3"/>622</text:p>
          </table:table-cell>
          <table:table-cell office:value-type="float" office:value="5319" table:style-name="ce47">
            <text:p><text:s text:c="2"/>5 319</text:p>
          </table:table-cell>
          <table:table-cell office:value-type="float" office:value="1100" table:style-name="ce47">
            <text:p><text:s text:c="2"/>1 100</text:p>
          </table:table-cell>
          <table:table-cell office:value-type="float" office:value="9633" table:style-name="ce47">
            <text:p><text:s text:c="2"/>9 633</text:p>
          </table:table-cell>
          <table:table-cell office:value-type="float" office:value="2593" table:style-name="ce47">
            <text:p><text:s text:c="2"/>2 593</text:p>
          </table:table-cell>
          <table:table-cell office:value-type="float" office:value="23940" table:style-name="ce47">
            <text:p><text:s text:c="2"/>23 940</text:p>
          </table:table-cell>
          <table:table-cell office:value-type="float" office:value="8147" table:style-name="ce47">
            <text:p><text:s text:c="2"/>8 147</text:p>
          </table:table-cell>
          <table:table-cell office:value-type="float" office:value="473" table:style-name="ce47">
            <text:p><text:s text:c="3"/>473</text:p>
          </table:table-cell>
          <table:table-cell office:value-type="float" office:value="1244" table:style-name="ce47">
            <text:p><text:s text:c="2"/>1 244</text:p>
          </table:table-cell>
          <table:table-cell office:value-type="float" office:value="2812" table:style-name="ce47">
            <text:p><text:s text:c="2"/>2 812</text:p>
          </table:table-cell>
          <table:table-cell office:value-type="float" office:value="510" table:style-name="ce47">
            <text:p><text:s text:c="3"/>510</text:p>
          </table:table-cell>
          <table:table-cell office:value-type="float" office:value="2809" table:style-name="ce47">
            <text:p><text:s text:c="2"/>2 809</text:p>
          </table:table-cell>
          <table:table-cell office:value-type="float" office:value="517" table:style-name="ce47">
            <text:p><text:s text:c="3"/>517</text:p>
          </table:table-cell>
          <table:table-cell office:value-type="float" office:value="911" table:style-name="ce47">
            <text:p><text:s text:c="3"/>911</text:p>
          </table:table-cell>
          <table:table-cell office:value-type="float" office:value="6005" table:style-name="ce47">
            <text:p><text:s text:c="2"/>6 005</text:p>
          </table:table-cell>
          <table:table-cell office:value-type="float" office:value="2052" table:style-name="ce47">
            <text:p><text:s text:c="2"/>2 052</text:p>
          </table:table-cell>
          <table:table-cell office:value-type="float" office:value="65990" table:style-name="ce47">
            <text:p><text:s text:c="2"/>65 990</text:p>
          </table:table-cell>
          <table:table-cell office:value-type="float" office:value="18850" table:style-name="ce47">
            <text:p><text:s text:c="2"/>18 850</text:p>
          </table:table-cell>
          <table:table-cell office:value-type="float" office:value="3646" table:style-name="ce47">
            <text:p><text:s text:c="2"/>3 646</text:p>
          </table:table-cell>
          <table:table-cell office:value-type="float" office:value="1450" table:style-name="ce47">
            <text:p><text:s text:c="2"/>1 450</text:p>
          </table:table-cell>
          <table:table-cell office:value-type="float" office:value="697" table:style-name="ce47">
            <text:p><text:s text:c="3"/>697</text:p>
          </table:table-cell>
          <table:table-cell office:value-type="float" office:value="1248" table:style-name="ce47">
            <text:p><text:s text:c="2"/>1 248</text:p>
          </table:table-cell>
          <table:table-cell office:value-type="float" office:value="4166" table:style-name="ce47">
            <text:p><text:s text:c="2"/>4 166</text:p>
          </table:table-cell>
          <table:table-cell office:value-type="float" office:value="883" table:style-name="ce47">
            <text:p><text:s text:c="3"/>883</text:p>
          </table:table-cell>
          <table:table-cell office:value-type="float" office:value="47616" table:style-name="ce47">
            <text:p><text:s text:c="2"/>47 616</text:p>
          </table:table-cell>
          <table:table-cell office:value-type="float" office:value="423" table:style-name="ce47">
            <text:p><text:s text:c="3"/>423</text:p>
          </table:table-cell>
          <table:table-cell office:value-type="float" office:value="1424" table:style-name="ce47">
            <text:p><text:s text:c="2"/>1 424</text:p>
          </table:table-cell>
          <table:table-cell office:value-type="float" office:value="362" table:style-name="ce47">
            <text:p><text:s text:c="3"/>362</text:p>
          </table:table-cell>
          <table:table-cell office:value-type="float" office:value="4042" table:style-name="ce47">
            <text:p><text:s text:c="2"/>4 042</text:p>
          </table:table-cell>
          <table:table-cell office:value-type="float" office:value="752" table:style-name="ce47">
            <text:p><text:s text:c="3"/>752</text:p>
          </table:table-cell>
          <table:table-cell office:value-type="float" office:value="2230" table:style-name="ce47">
            <text:p><text:s text:c="2"/>2 2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6260" table:style-name="ce47">
            <text:p><text:s text:c="2"/>286 26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209" table:style-name="ce47">
            <text:p><text:s text:c="3"/>209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522" table:style-name="ce47">
            <text:p><text:s text:c="3"/>522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436" table:style-name="ce47">
            <text:p><text:s text:c="3"/>436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275" table:style-name="ce47">
            <text:p><text:s text:c="3"/>275</text:p>
          </table:table-cell>
          <table:table-cell office:value-type="float" office:value="361" table:style-name="ce47">
            <text:p><text:s text:c="3"/>361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219" table:style-name="ce47">
            <text:p><text:s text:c="3"/>219</text:p>
          </table:table-cell>
          <table:table-cell office:value-type="float" office:value="362" table:style-name="ce47">
            <text:p><text:s text:c="3"/>362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26" table:style-name="ce47">
            <text:p><text:s text:c="3"/>226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242" table:style-name="ce47">
            <text:p><text:s text:c="3"/>242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900" table:style-name="ce47">
            <text:p><text:s text:c="3"/>900</text:p>
          </table:table-cell>
          <table:table-cell office:value-type="float" office:value="256" table:style-name="ce47">
            <text:p><text:s text:c="3"/>256</text:p>
          </table:table-cell>
          <table:table-cell office:value-type="float" office:value="1430" table:style-name="ce47">
            <text:p><text:s text:c="2"/>1 430</text:p>
          </table:table-cell>
          <table:table-cell office:value-type="float" office:value="3407" table:style-name="ce47">
            <text:p><text:s text:c="2"/>3 407</text:p>
          </table:table-cell>
          <table:table-cell office:value-type="float" office:value="33616" table:style-name="ce47">
            <text:p><text:s text:c="2"/>33 616</text:p>
          </table:table-cell>
          <table:table-cell office:value-type="float" office:value="1115" table:style-name="ce47">
            <text:p><text:s text:c="2"/>1 115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2302" table:style-name="ce47">
            <text:p><text:s text:c="2"/>2 302</text:p>
          </table:table-cell>
          <table:table-cell office:value-type="float" office:value="1012" table:style-name="ce47">
            <text:p><text:s text:c="2"/>1 012</text:p>
          </table:table-cell>
          <table:table-cell office:value-type="float" office:value="4265" table:style-name="ce47">
            <text:p><text:s text:c="2"/>4 265</text:p>
          </table:table-cell>
          <table:table-cell office:value-type="float" office:value="297" table:style-name="ce47">
            <text:p><text:s text:c="3"/>297</text:p>
          </table:table-cell>
          <table:table-cell office:value-type="float" office:value="488" table:style-name="ce47">
            <text:p><text:s text:c="3"/>488</text:p>
          </table:table-cell>
          <table:table-cell office:value-type="float" office:value="2713" table:style-name="ce47">
            <text:p><text:s text:c="2"/>2 713</text:p>
          </table:table-cell>
          <table:table-cell office:value-type="float" office:value="1449" table:style-name="ce47">
            <text:p><text:s text:c="2"/>1 449</text:p>
          </table:table-cell>
          <table:table-cell office:value-type="float" office:value="5373" table:style-name="ce47">
            <text:p><text:s text:c="2"/>5 373</text:p>
          </table:table-cell>
          <table:table-cell office:value-type="float" office:value="1874" table:style-name="ce47">
            <text:p><text:s text:c="2"/>1 874</text:p>
          </table:table-cell>
          <table:table-cell office:value-type="float" office:value="4358" table:style-name="ce47">
            <text:p><text:s text:c="2"/>4 358</text:p>
          </table:table-cell>
          <table:table-cell office:value-type="float" office:value="964" table:style-name="ce47">
            <text:p><text:s text:c="3"/>964</text:p>
          </table:table-cell>
          <table:table-cell office:value-type="float" office:value="814" table:style-name="ce47">
            <text:p><text:s text:c="3"/>814</text:p>
          </table:table-cell>
          <table:table-cell office:value-type="float" office:value="1000" table:style-name="ce47">
            <text:p><text:s text:c="2"/>1 000</text:p>
          </table:table-cell>
          <table:table-cell office:value-type="float" office:value="2806" table:style-name="ce47">
            <text:p><text:s text:c="2"/>2 806</text:p>
          </table:table-cell>
          <table:table-cell office:value-type="float" office:value="251" table:style-name="ce47">
            <text:p><text:s text:c="3"/>251</text:p>
          </table:table-cell>
          <table:table-cell office:value-type="float" office:value="2691" table:style-name="ce47">
            <text:p><text:s text:c="2"/>2 691</text:p>
          </table:table-cell>
          <table:table-cell office:value-type="float" office:value="642" table:style-name="ce47">
            <text:p><text:s text:c="3"/>642</text:p>
          </table:table-cell>
          <table:table-cell office:value-type="float" office:value="3882" table:style-name="ce47">
            <text:p><text:s text:c="2"/>3 882</text:p>
          </table:table-cell>
          <table:table-cell office:value-type="float" office:value="427" table:style-name="ce47">
            <text:p><text:s text:c="3"/>427</text:p>
          </table:table-cell>
          <table:table-cell office:value-type="float" office:value="1639" table:style-name="ce47">
            <text:p><text:s text:c="2"/>1 639</text:p>
          </table:table-cell>
          <table:table-cell office:value-type="float" office:value="3863" table:style-name="ce47">
            <text:p><text:s text:c="2"/>3 863</text:p>
          </table:table-cell>
          <table:table-cell office:value-type="float" office:value="2787" table:style-name="ce47">
            <text:p><text:s text:c="2"/>2 78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2294" table:style-name="ce47">
            <text:p><text:s text:c="2"/>92 294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454" table:style-name="ce47">
            <text:p><text:s text:c="3"/>454</text:p>
          </table:table-cell>
          <table:table-cell office:value-type="float" office:value="6561" table:style-name="ce47">
            <text:p><text:s text:c="2"/>6 561</text:p>
          </table:table-cell>
          <table:table-cell office:value-type="float" office:value="2242" table:style-name="ce47">
            <text:p><text:s text:c="2"/>2 242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3894" table:style-name="ce47">
            <text:p><text:s text:c="2"/>3 894</text:p>
          </table:table-cell>
          <table:table-cell office:value-type="float" office:value="777" table:style-name="ce47">
            <text:p><text:s text:c="3"/>777</text:p>
          </table:table-cell>
          <table:table-cell office:value-type="float" office:value="6233" table:style-name="ce47">
            <text:p><text:s text:c="2"/>6 233</text:p>
          </table:table-cell>
          <table:table-cell office:value-type="float" office:value="1658" table:style-name="ce47">
            <text:p><text:s text:c="2"/>1 658</text:p>
          </table:table-cell>
          <table:table-cell office:value-type="float" office:value="712" table:style-name="ce47">
            <text:p><text:s text:c="3"/>712</text:p>
          </table:table-cell>
          <table:table-cell office:value-type="float" office:value="312" table:style-name="ce47">
            <text:p><text:s text:c="3"/>312</text:p>
          </table:table-cell>
          <table:table-cell office:value-type="float" office:value="297" table:style-name="ce47">
            <text:p><text:s text:c="3"/>297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1694" table:style-name="ce47">
            <text:p><text:s text:c="2"/>1 694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4022" table:style-name="ce47">
            <text:p><text:s text:c="2"/>4 022</text:p>
          </table:table-cell>
          <table:table-cell office:value-type="float" office:value="428" table:style-name="ce47">
            <text:p><text:s text:c="3"/>428</text:p>
          </table:table-cell>
          <table:table-cell office:value-type="float" office:value="2577" table:style-name="ce47">
            <text:p><text:s text:c="2"/>2 577</text:p>
          </table:table-cell>
          <table:table-cell office:value-type="float" office:value="2935" table:style-name="ce47">
            <text:p><text:s text:c="2"/>2 935</text:p>
          </table:table-cell>
          <table:table-cell office:value-type="float" office:value="1200" table:style-name="ce47">
            <text:p><text:s text:c="2"/>1 200</text:p>
          </table:table-cell>
          <table:table-cell office:value-type="float" office:value="3430" table:style-name="ce47">
            <text:p><text:s text:c="2"/>3 430</text:p>
          </table:table-cell>
          <table:table-cell office:value-type="float" office:value="1467" table:style-name="ce47">
            <text:p><text:s text:c="2"/>1 467</text:p>
          </table:table-cell>
          <table:table-cell office:value-type="float" office:value="2306" table:style-name="ce47">
            <text:p><text:s text:c="2"/>2 306</text:p>
          </table:table-cell>
          <table:table-cell office:value-type="float" office:value="1323" table:style-name="ce47">
            <text:p><text:s text:c="2"/>1 323</text:p>
          </table:table-cell>
          <table:table-cell office:value-type="float" office:value="713" table:style-name="ce47">
            <text:p><text:s text:c="3"/>713</text:p>
          </table:table-cell>
          <table:table-cell office:value-type="float" office:value="788" table:style-name="ce47">
            <text:p><text:s text:c="3"/>788</text:p>
          </table:table-cell>
          <table:table-cell office:value-type="float" office:value="2707" table:style-name="ce47">
            <text:p><text:s text:c="2"/>2 707</text:p>
          </table:table-cell>
          <table:table-cell office:value-type="float" office:value="1933" table:style-name="ce47">
            <text:p><text:s text:c="2"/>1 933</text:p>
          </table:table-cell>
          <table:table-cell office:value-type="float" office:value="1913" table:style-name="ce47">
            <text:p><text:s text:c="2"/>1 913</text:p>
          </table:table-cell>
          <table:table-cell office:value-type="float" office:value="2396" table:style-name="ce47">
            <text:p><text:s text:c="2"/>2 396</text:p>
          </table:table-cell>
          <table:table-cell office:value-type="float" office:value="945" table:style-name="ce47">
            <text:p><text:s text:c="3"/>945</text:p>
          </table:table-cell>
          <table:table-cell office:value-type="float" office:value="335" table:style-name="ce47">
            <text:p><text:s text:c="3"/>335</text:p>
          </table:table-cell>
          <table:table-cell office:value-type="float" office:value="335" table:style-name="ce47">
            <text:p><text:s text:c="3"/>335</text:p>
          </table:table-cell>
          <table:table-cell office:value-type="float" office:value="565" table:style-name="ce47">
            <text:p><text:s text:c="3"/>565</text:p>
          </table:table-cell>
          <table:table-cell office:value-type="float" office:value="830" table:style-name="ce47">
            <text:p><text:s text:c="3"/>830</text:p>
          </table:table-cell>
          <table:table-cell office:value-type="float" office:value="1010" table:style-name="ce47">
            <text:p><text:s text:c="2"/>1 010</text:p>
          </table:table-cell>
          <table:table-cell office:value-type="float" office:value="4692" table:style-name="ce47">
            <text:p><text:s text:c="2"/>4 692</text:p>
          </table:table-cell>
          <table:table-cell office:value-type="float" office:value="5665" table:style-name="ce47">
            <text:p><text:s text:c="2"/>5 665</text:p>
          </table:table-cell>
          <table:table-cell office:value-type="float" office:value="19560" table:style-name="ce47">
            <text:p><text:s text:c="2"/>19 560</text:p>
          </table:table-cell>
          <table:table-cell office:value-type="float" office:value="2054" table:style-name="ce47">
            <text:p><text:s text:c="2"/>2 054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413" table:style-name="ce47">
            <text:p><text:s text:c="3"/>413</text:p>
          </table:table-cell>
          <table:table-cell office:value-type="float" office:value="1560" table:style-name="ce47">
            <text:p><text:s text:c="2"/>1 560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784" table:style-name="ce47">
            <text:p><text:s text:c="3"/>784</text:p>
          </table:table-cell>
          <table:table-cell office:value-type="float" office:value="504" table:style-name="ce47">
            <text:p><text:s text:c="3"/>504</text:p>
          </table:table-cell>
          <table:table-cell office:value-type="float" office:value="2342" table:style-name="ce47">
            <text:p><text:s text:c="2"/>2 342</text:p>
          </table:table-cell>
          <table:table-cell office:value-type="float" office:value="3230" table:style-name="ce47">
            <text:p><text:s text:c="2"/>3 230</text:p>
          </table:table-cell>
          <table:table-cell office:value-type="float" office:value="2464" table:style-name="ce47">
            <text:p><text:s text:c="2"/>2 464</text:p>
          </table:table-cell>
          <table:table-cell office:value-type="float" office:value="14583" table:style-name="ce47">
            <text:p><text:s text:c="2"/>14 583</text:p>
          </table:table-cell>
          <table:table-cell office:value-type="float" office:value="1880" table:style-name="ce47">
            <text:p><text:s text:c="2"/>1 880</text:p>
          </table:table-cell>
          <table:table-cell office:value-type="float" office:value="13858" table:style-name="ce47">
            <text:p><text:s text:c="2"/>13 858</text:p>
          </table:table-cell>
          <table:table-cell office:value-type="float" office:value="4646" table:style-name="ce47">
            <text:p><text:s text:c="2"/>4 646</text:p>
          </table:table-cell>
          <table:table-cell office:value-type="float" office:value="289" table:style-name="ce47">
            <text:p><text:s text:c="3"/>289</text:p>
          </table:table-cell>
          <table:table-cell office:value-type="float" office:value="712" table:style-name="ce47">
            <text:p><text:s text:c="3"/>712</text:p>
          </table:table-cell>
          <table:table-cell office:value-type="float" office:value="3204" table:style-name="ce47">
            <text:p><text:s text:c="2"/>3 204</text:p>
          </table:table-cell>
          <table:table-cell office:value-type="float" office:value="1150" table:style-name="ce47">
            <text:p><text:s text:c="2"/>1 150</text:p>
          </table:table-cell>
          <table:table-cell office:value-type="float" office:value="4539" table:style-name="ce47">
            <text:p><text:s text:c="2"/>4 539</text:p>
          </table:table-cell>
          <table:table-cell office:value-type="float" office:value="1424" table:style-name="ce47">
            <text:p><text:s text:c="2"/>1 424</text:p>
          </table:table-cell>
          <table:table-cell office:value-type="float" office:value="1702" table:style-name="ce47">
            <text:p><text:s text:c="2"/>1 702</text:p>
          </table:table-cell>
          <table:table-cell office:value-type="float" office:value="300" table:style-name="ce47">
            <text:p><text:s text:c="3"/>300</text:p>
          </table:table-cell>
          <table:table-cell office:value-type="float" office:value="1752" table:style-name="ce47">
            <text:p><text:s text:c="2"/>1 752</text:p>
          </table:table-cell>
          <table:table-cell office:value-type="float" office:value="1004" table:style-name="ce47">
            <text:p><text:s text:c="2"/>1 004</text:p>
          </table:table-cell>
          <table:table-cell office:value-type="float" office:value="2979" table:style-name="ce47">
            <text:p><text:s text:c="2"/>2 9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7397" table:style-name="ce47">
            <text:p><text:s text:c="2"/>157 39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1" table:style-name="ce46">
            <text:p><text:s text:c="3"/>7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25" table:style-name="ce46">
            <text:p><text:s text:c="2"/>2 62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686" table:style-name="ce46">
            <text:p><text:s text:c="3"/>686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2450" table:style-name="ce46">
            <text:p><text:s text:c="2"/>2 450</text:p>
          </table:table-cell>
          <table:table-cell office:value-type="float" office:value="388" table:style-name="ce46">
            <text:p><text:s text:c="3"/>388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1424" table:style-name="ce46">
            <text:p><text:s text:c="2"/>1 424</text:p>
          </table:table-cell>
          <table:table-cell office:value-type="float" office:value="455" table:style-name="ce46">
            <text:p><text:s text:c="3"/>455</text:p>
          </table:table-cell>
          <table:table-cell office:value-type="float" office:value="1350" table:style-name="ce46">
            <text:p><text:s text:c="2"/>1 350</text:p>
          </table:table-cell>
          <table:table-cell office:value-type="float" office:value="293" table:style-name="ce46">
            <text:p><text:s text:c="3"/>293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235" table:style-name="ce46">
            <text:p><text:s text:c="3"/>235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621" table:style-name="ce46">
            <text:p><text:s text:c="3"/>621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236" table:style-name="ce46">
            <text:p><text:s text:c="3"/>236</text:p>
          </table:table-cell>
          <table:table-cell office:value-type="float" office:value="282" table:style-name="ce46">
            <text:p><text:s text:c="3"/>282</text:p>
          </table:table-cell>
          <table:table-cell office:value-type="float" office:value="902" table:style-name="ce46">
            <text:p><text:s text:c="3"/>902</text:p>
          </table:table-cell>
          <table:table-cell office:value-type="float" office:value="732" table:style-name="ce46">
            <text:p><text:s text:c="3"/>732</text:p>
          </table:table-cell>
          <table:table-cell office:value-type="float" office:value="575" table:style-name="ce46">
            <text:p><text:s text:c="3"/>575</text:p>
          </table:table-cell>
          <table:table-cell office:value-type="float" office:value="1213" table:style-name="ce46">
            <text:p><text:s text:c="2"/>1 213</text:p>
          </table:table-cell>
          <table:table-cell office:value-type="float" office:value="1154" table:style-name="ce46">
            <text:p><text:s text:c="2"/>1 154</text:p>
          </table:table-cell>
          <table:table-cell office:value-type="float" office:value="871" table:style-name="ce46">
            <text:p><text:s text:c="3"/>871</text:p>
          </table:table-cell>
          <table:table-cell office:value-type="float" office:value="473" table:style-name="ce46">
            <text:p><text:s text:c="3"/>473</text:p>
          </table:table-cell>
          <table:table-cell office:value-type="float" office:value="343" table:style-name="ce46">
            <text:p><text:s text:c="3"/>343</text:p>
          </table:table-cell>
          <table:table-cell office:value-type="float" office:value="634" table:style-name="ce46">
            <text:p><text:s text:c="3"/>634</text:p>
          </table:table-cell>
          <table:table-cell office:value-type="float" office:value="1108" table:style-name="ce46">
            <text:p><text:s text:c="2"/>1 108</text:p>
          </table:table-cell>
          <table:table-cell office:value-type="float" office:value="518" table:style-name="ce46">
            <text:p><text:s text:c="3"/>518</text:p>
          </table:table-cell>
          <table:table-cell office:value-type="float" office:value="2471" table:style-name="ce46">
            <text:p><text:s text:c="2"/>2 471</text:p>
          </table:table-cell>
          <table:table-cell office:value-type="float" office:value="2670" table:style-name="ce46">
            <text:p><text:s text:c="2"/>2 670</text:p>
          </table:table-cell>
          <table:table-cell office:value-type="float" office:value="888" table:style-name="ce46">
            <text:p><text:s text:c="3"/>888</text:p>
          </table:table-cell>
          <table:table-cell office:value-type="float" office:value="352" table:style-name="ce46">
            <text:p><text:s text:c="3"/>352</text:p>
          </table:table-cell>
          <table:table-cell office:value-type="float" office:value="342" table:style-name="ce46">
            <text:p><text:s text:c="3"/>342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4036" table:style-name="ce46">
            <text:p><text:s text:c="2"/>4 036</text:p>
          </table:table-cell>
          <table:table-cell office:value-type="float" office:value="592" table:style-name="ce46">
            <text:p><text:s text:c="3"/>592</text:p>
          </table:table-cell>
          <table:table-cell office:value-type="float" office:value="6530" table:style-name="ce46">
            <text:p><text:s text:c="2"/>6 530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1962" table:style-name="ce46">
            <text:p><text:s text:c="2"/>1 962</text:p>
          </table:table-cell>
          <table:table-cell office:value-type="float" office:value="441" table:style-name="ce46">
            <text:p><text:s text:c="3"/>441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16" table:style-name="ce46">
            <text:p><text:s text:c="2"/>5 916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48" table:style-name="ce46">
            <text:p><text:s text:c="3"/>448</text:p>
          </table:table-cell>
          <table:table-cell office:value-type="float" office:value="1002" table:style-name="ce46">
            <text:p><text:s text:c="2"/>1 002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39" table:style-name="ce46">
            <text:p><text:s text:c="2"/>4 6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18" table:style-name="ce46">
            <text:p><text:s text:c="2"/>5 818</text:p>
          </table:table-cell>
          <table:table-cell office:value-type="float" office:value="1737" table:style-name="ce46">
            <text:p><text:s text:c="2"/>1 737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1745" table:style-name="ce46">
            <text:p><text:s text:c="2"/>1 7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071" table:style-name="ce46">
            <text:p><text:s text:c="2"/>60 071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407" table:style-name="ce46">
            <text:p><text:s text:c="3"/>407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375" table:style-name="ce46">
            <text:p><text:s text:c="3"/>375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143" table:style-name="ce46">
            <text:p><text:s text:c="2"/>2 143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3709" table:style-name="ce46">
            <text:p><text:s text:c="2"/>3 709</text:p>
          </table:table-cell>
          <table:table-cell office:value-type="float" office:value="5342" table:style-name="ce46">
            <text:p><text:s text:c="2"/>5 342</text:p>
          </table:table-cell>
          <table:table-cell office:value-type="float" office:value="344" table:style-name="ce46">
            <text:p><text:s text:c="3"/>344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496" table:style-name="ce46">
            <text:p><text:s text:c="3"/>496</text:p>
          </table:table-cell>
          <table:table-cell office:value-type="float" office:value="948" table:style-name="ce46">
            <text:p><text:s text:c="3"/>948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582" table:style-name="ce46">
            <text:p><text:s text:c="3"/>582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523" table:style-name="ce46">
            <text:p><text:s text:c="3"/>523</text:p>
          </table:table-cell>
          <table:table-cell office:value-type="float" office:value="1438" table:style-name="ce46">
            <text:p><text:s text:c="2"/>1 438</text:p>
          </table:table-cell>
          <table:table-cell office:value-type="float" office:value="2099" table:style-name="ce46">
            <text:p><text:s text:c="2"/>2 099</text:p>
          </table:table-cell>
          <table:table-cell office:value-type="float" office:value="546" table:style-name="ce46">
            <text:p><text:s text:c="3"/>546</text:p>
          </table:table-cell>
          <table:table-cell office:value-type="float" office:value="327" table:style-name="ce46">
            <text:p><text:s text:c="3"/>327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570" table:style-name="ce46">
            <text:p><text:s text:c="3"/>570</text:p>
          </table:table-cell>
          <table:table-cell office:value-type="float" office:value="1827" table:style-name="ce46">
            <text:p><text:s text:c="2"/>1 827</text:p>
          </table:table-cell>
          <table:table-cell office:value-type="float" office:value="811" table:style-name="ce46">
            <text:p><text:s text:c="3"/>811</text:p>
          </table:table-cell>
          <table:table-cell office:value-type="float" office:value="588" table:style-name="ce46">
            <text:p><text:s text:c="3"/>588</text:p>
          </table:table-cell>
          <table:table-cell office:value-type="float" office:value="5049" table:style-name="ce46">
            <text:p><text:s text:c="2"/>5 049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307" table:style-name="ce46">
            <text:p><text:s text:c="3"/>307</text:p>
          </table:table-cell>
          <table:table-cell office:value-type="float" office:value="462" table:style-name="ce46">
            <text:p><text:s text:c="3"/>462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2750" table:style-name="ce46">
            <text:p><text:s text:c="2"/>2 750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2336" table:style-name="ce46">
            <text:p><text:s text:c="2"/>2 336</text:p>
          </table:table-cell>
          <table:table-cell office:value-type="float" office:value="2876" table:style-name="ce46">
            <text:p><text:s text:c="2"/>2 876</text:p>
          </table:table-cell>
          <table:table-cell office:value-type="float" office:value="17714" table:style-name="ce46">
            <text:p><text:s text:c="2"/>17 714</text:p>
          </table:table-cell>
          <table:table-cell office:value-type="float" office:value="662" table:style-name="ce46">
            <text:p><text:s text:c="3"/>662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234" table:style-name="ce46">
            <text:p><text:s text:c="3"/>234</text:p>
          </table:table-cell>
          <table:table-cell office:value-type="float" office:value="1067" table:style-name="ce46">
            <text:p><text:s text:c="2"/>1 067</text:p>
          </table:table-cell>
          <table:table-cell office:value-type="float" office:value="315" table:style-name="ce46">
            <text:p><text:s text:c="3"/>315</text:p>
          </table:table-cell>
          <table:table-cell office:value-type="float" office:value="763" table:style-name="ce46">
            <text:p><text:s text:c="3"/>763</text:p>
          </table:table-cell>
          <table:table-cell office:value-type="float" office:value="1272" table:style-name="ce46">
            <text:p><text:s text:c="2"/>1 272</text:p>
          </table:table-cell>
          <table:table-cell office:value-type="float" office:value="2273" table:style-name="ce46">
            <text:p><text:s text:c="2"/>2 273</text:p>
          </table:table-cell>
          <table:table-cell office:value-type="float" office:value="5002" table:style-name="ce46">
            <text:p><text:s text:c="2"/>5 002</text:p>
          </table:table-cell>
          <table:table-cell office:value-type="float" office:value="1736" table:style-name="ce46">
            <text:p><text:s text:c="2"/>1 736</text:p>
          </table:table-cell>
          <table:table-cell office:value-type="float" office:value="12442" table:style-name="ce46">
            <text:p><text:s text:c="2"/>12 442</text:p>
          </table:table-cell>
          <table:table-cell office:value-type="float" office:value="965" table:style-name="ce46">
            <text:p><text:s text:c="3"/>965</text:p>
          </table:table-cell>
          <table:table-cell office:value-type="float" office:value="4363" table:style-name="ce46">
            <text:p><text:s text:c="2"/>4 363</text:p>
          </table:table-cell>
          <table:table-cell office:value-type="float" office:value="437" table:style-name="ce46">
            <text:p><text:s text:c="3"/>437</text:p>
          </table:table-cell>
          <table:table-cell office:value-type="float" office:value="1628" table:style-name="ce46">
            <text:p><text:s text:c="2"/>1 628</text:p>
          </table:table-cell>
          <table:table-cell office:value-type="float" office:value="1019" table:style-name="ce46">
            <text:p><text:s text:c="2"/>1 019</text:p>
          </table:table-cell>
          <table:table-cell office:value-type="float" office:value="1673" table:style-name="ce46">
            <text:p><text:s text:c="2"/>1 673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4667" table:style-name="ce46">
            <text:p><text:s text:c="2"/>4 667</text:p>
          </table:table-cell>
          <table:table-cell office:value-type="float" office:value="819" table:style-name="ce46">
            <text:p><text:s text:c="3"/>819</text:p>
          </table:table-cell>
          <table:table-cell office:value-type="float" office:value="2760" table:style-name="ce46">
            <text:p><text:s text:c="2"/>2 760</text:p>
          </table:table-cell>
          <table:table-cell office:value-type="float" office:value="1277" table:style-name="ce46">
            <text:p><text:s text:c="2"/>1 277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1714" table:style-name="ce46">
            <text:p><text:s text:c="2"/>1 714</text:p>
          </table:table-cell>
          <table:table-cell office:value-type="float" office:value="1746" table:style-name="ce46">
            <text:p><text:s text:c="2"/>1 7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197" table:style-name="ce46">
            <text:p><text:s text:c="2"/>105 19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393" table:style-name="ce46">
            <text:p><text:s text:c="3"/>393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276" table:style-name="ce46">
            <text:p><text:s text:c="3"/>276</text:p>
          </table:table-cell>
          <table:table-cell office:value-type="float" office:value="11689" table:style-name="ce46">
            <text:p><text:s text:c="2"/>11 689</text:p>
          </table:table-cell>
          <table:table-cell office:value-type="float" office:value="1313" table:style-name="ce46">
            <text:p><text:s text:c="2"/>1 313</text:p>
          </table:table-cell>
          <table:table-cell office:value-type="float" office:value="322" table:style-name="ce46">
            <text:p><text:s text:c="3"/>322</text:p>
          </table:table-cell>
          <table:table-cell office:value-type="float" office:value="386" table:style-name="ce46">
            <text:p><text:s text:c="3"/>386</text:p>
          </table:table-cell>
          <table:table-cell office:value-type="float" office:value="526" table:style-name="ce46">
            <text:p><text:s text:c="3"/>526</text:p>
          </table:table-cell>
          <table:table-cell office:value-type="float" office:value="1405" table:style-name="ce46">
            <text:p><text:s text:c="2"/>1 405</text:p>
          </table:table-cell>
          <table:table-cell office:value-type="float" office:value="489" table:style-name="ce46">
            <text:p><text:s text:c="3"/>489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809" table:style-name="ce46">
            <text:p><text:s text:c="3"/>809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437" table:style-name="ce46">
            <text:p><text:s text:c="3"/>437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467" table:style-name="ce46">
            <text:p><text:s text:c="3"/>467</text:p>
          </table:table-cell>
          <table:table-cell office:value-type="float" office:value="560" table:style-name="ce46">
            <text:p><text:s text:c="3"/>560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226" table:style-name="ce46">
            <text:p><text:s text:c="3"/>226</text:p>
          </table:table-cell>
          <table:table-cell office:value-type="float" office:value="720" table:style-name="ce46">
            <text:p><text:s text:c="3"/>720</text:p>
          </table:table-cell>
          <table:table-cell office:value-type="float" office:value="455" table:style-name="ce46">
            <text:p><text:s text:c="3"/>455</text:p>
          </table:table-cell>
          <table:table-cell office:value-type="float" office:value="502" table:style-name="ce46">
            <text:p><text:s text:c="3"/>502</text:p>
          </table:table-cell>
          <table:table-cell office:value-type="float" office:value="243" table:style-name="ce46">
            <text:p><text:s text:c="3"/>243</text:p>
          </table:table-cell>
          <table:table-cell office:value-type="float" office:value="903" table:style-name="ce46">
            <text:p><text:s text:c="3"/>903</text:p>
          </table:table-cell>
          <table:table-cell office:value-type="float" office:value="770" table:style-name="ce46">
            <text:p><text:s text:c="3"/>770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931" table:style-name="ce46">
            <text:p><text:s text:c="3"/>931</text:p>
          </table:table-cell>
          <table:table-cell office:value-type="float" office:value="2247" table:style-name="ce46">
            <text:p><text:s text:c="2"/>2 247</text:p>
          </table:table-cell>
          <table:table-cell office:value-type="float" office:value="647" table:style-name="ce46">
            <text:p><text:s text:c="3"/>647</text:p>
          </table:table-cell>
          <table:table-cell office:value-type="float" office:value="740" table:style-name="ce46">
            <text:p><text:s text:c="3"/>740</text:p>
          </table:table-cell>
          <table:table-cell office:value-type="float" office:value="287" table:style-name="ce46">
            <text:p><text:s text:c="3"/>287</text:p>
          </table:table-cell>
          <table:table-cell office:value-type="float" office:value="411" table:style-name="ce46">
            <text:p><text:s text:c="3"/>411</text:p>
          </table:table-cell>
          <table:table-cell office:value-type="float" office:value="855" table:style-name="ce46">
            <text:p><text:s text:c="3"/>855</text:p>
          </table:table-cell>
          <table:table-cell office:value-type="float" office:value="1741" table:style-name="ce46">
            <text:p><text:s text:c="2"/>1 741</text:p>
          </table:table-cell>
          <table:table-cell office:value-type="float" office:value="6404" table:style-name="ce46">
            <text:p><text:s text:c="2"/>6 404</text:p>
          </table:table-cell>
          <table:table-cell office:value-type="float" office:value="981" table:style-name="ce46">
            <text:p><text:s text:c="3"/>981</text:p>
          </table:table-cell>
          <table:table-cell office:value-type="float" office:value="9385" table:style-name="ce46">
            <text:p><text:s text:c="2"/>9 385</text:p>
          </table:table-cell>
          <table:table-cell office:value-type="float" office:value="5056" table:style-name="ce46">
            <text:p><text:s text:c="2"/>5 056</text:p>
          </table:table-cell>
          <table:table-cell office:value-type="float" office:value="1292" table:style-name="ce46">
            <text:p><text:s text:c="2"/>1 292</text:p>
          </table:table-cell>
          <table:table-cell office:value-type="float" office:value="3713" table:style-name="ce46">
            <text:p><text:s text:c="2"/>3 713</text:p>
          </table:table-cell>
          <table:table-cell office:value-type="float" office:value="2440" table:style-name="ce46">
            <text:p><text:s text:c="2"/>2 440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1301" table:style-name="ce46">
            <text:p><text:s text:c="2"/>1 301</text:p>
          </table:table-cell>
          <table:table-cell office:value-type="float" office:value="1043" table:style-name="ce46">
            <text:p><text:s text:c="2"/>1 043</text:p>
          </table:table-cell>
          <table:table-cell office:value-type="float" office:value="1377" table:style-name="ce46">
            <text:p><text:s text:c="2"/>1 377</text:p>
          </table:table-cell>
          <table:table-cell office:value-type="float" office:value="7517" table:style-name="ce46">
            <text:p><text:s text:c="2"/>7 517</text:p>
          </table:table-cell>
          <table:table-cell office:value-type="float" office:value="2912" table:style-name="ce46">
            <text:p><text:s text:c="2"/>2 912</text:p>
          </table:table-cell>
          <table:table-cell office:value-type="float" office:value="2134" table:style-name="ce46">
            <text:p><text:s text:c="2"/>2 134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856" table:style-name="ce46">
            <text:p><text:s text:c="3"/>856</text:p>
          </table:table-cell>
          <table:table-cell office:value-type="float" office:value="1423" table:style-name="ce46">
            <text:p><text:s text:c="2"/>1 423</text:p>
          </table:table-cell>
          <table:table-cell office:value-type="float" office:value="284" table:style-name="ce46">
            <text:p><text:s text:c="3"/>284</text:p>
          </table:table-cell>
          <table:table-cell office:value-type="float" office:value="1980" table:style-name="ce46">
            <text:p><text:s text:c="2"/>1 980</text:p>
          </table:table-cell>
          <table:table-cell office:value-type="float" office:value="1320" table:style-name="ce46">
            <text:p><text:s text:c="2"/>1 320</text:p>
          </table:table-cell>
          <table:table-cell office:value-type="float" office:value="422" table:style-name="ce46">
            <text:p><text:s text:c="3"/>422</text:p>
          </table:table-cell>
          <table:table-cell office:value-type="float" office:value="4596" table:style-name="ce46">
            <text:p><text:s text:c="2"/>4 596</text:p>
          </table:table-cell>
          <table:table-cell office:value-type="float" office:value="1914" table:style-name="ce46">
            <text:p><text:s text:c="2"/>1 914</text:p>
          </table:table-cell>
          <table:table-cell office:value-type="float" office:value="2601" table:style-name="ce46">
            <text:p><text:s text:c="2"/>2 601</text:p>
          </table:table-cell>
          <table:table-cell office:value-type="float" office:value="2062" table:style-name="ce46">
            <text:p><text:s text:c="2"/>2 062</text:p>
          </table:table-cell>
          <table:table-cell office:value-type="float" office:value="782" table:style-name="ce46">
            <text:p><text:s text:c="3"/>782</text:p>
          </table:table-cell>
          <table:table-cell office:value-type="float" office:value="639" table:style-name="ce46">
            <text:p><text:s text:c="3"/>639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197" table:style-name="ce46">
            <text:p><text:s text:c="2"/>97 19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94" table:style-name="ce46">
            <text:p><text:s text:c="3"/>294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328" table:style-name="ce46">
            <text:p><text:s text:c="3"/>328</text:p>
          </table:table-cell>
          <table:table-cell office:value-type="float" office:value="317" table:style-name="ce46">
            <text:p><text:s text:c="3"/>317</text:p>
          </table:table-cell>
          <table:table-cell office:value-type="float" office:value="422" table:style-name="ce46">
            <text:p><text:s text:c="3"/>422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467" table:style-name="ce46">
            <text:p><text:s text:c="3"/>467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298" table:style-name="ce46">
            <text:p><text:s text:c="3"/>298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486" table:style-name="ce46">
            <text:p><text:s text:c="3"/>486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359" table:style-name="ce46">
            <text:p><text:s text:c="3"/>359</text:p>
          </table:table-cell>
          <table:table-cell office:value-type="float" office:value="523" table:style-name="ce46">
            <text:p><text:s text:c="3"/>523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455" table:style-name="ce46">
            <text:p><text:s text:c="3"/>455</text:p>
          </table:table-cell>
          <table:table-cell office:value-type="float" office:value="980" table:style-name="ce46">
            <text:p><text:s text:c="3"/>980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630" table:style-name="ce46">
            <text:p><text:s text:c="3"/>630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1386" table:style-name="ce46">
            <text:p><text:s text:c="2"/>1 386</text:p>
          </table:table-cell>
          <table:table-cell office:value-type="float" office:value="776" table:style-name="ce46">
            <text:p><text:s text:c="3"/>776</text:p>
          </table:table-cell>
          <table:table-cell office:value-type="float" office:value="7049" table:style-name="ce46">
            <text:p><text:s text:c="2"/>7 049</text:p>
          </table:table-cell>
          <table:table-cell office:value-type="float" office:value="893" table:style-name="ce46">
            <text:p><text:s text:c="3"/>893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72" table:style-name="ce46">
            <text:p><text:s text:c="3"/>372</text:p>
          </table:table-cell>
          <table:table-cell office:value-type="float" office:value="1482" table:style-name="ce46">
            <text:p><text:s text:c="2"/>1 482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869" table:style-name="ce46">
            <text:p><text:s text:c="3"/>869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643" table:style-name="ce46">
            <text:p><text:s text:c="3"/>643</text:p>
          </table:table-cell>
          <table:table-cell office:value-type="float" office:value="1501" table:style-name="ce46">
            <text:p><text:s text:c="2"/>1 501</text:p>
          </table:table-cell>
          <table:table-cell office:value-type="float" office:value="1280" table:style-name="ce46">
            <text:p><text:s text:c="2"/>1 280</text:p>
          </table:table-cell>
          <table:table-cell office:value-type="float" office:value="3153" table:style-name="ce46">
            <text:p><text:s text:c="2"/>3 153</text:p>
          </table:table-cell>
          <table:table-cell office:value-type="float" office:value="779" table:style-name="ce46">
            <text:p><text:s text:c="3"/>779</text:p>
          </table:table-cell>
          <table:table-cell office:value-type="float" office:value="1493" table:style-name="ce46">
            <text:p><text:s text:c="2"/>1 493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2802" table:style-name="ce46">
            <text:p><text:s text:c="2"/>2 802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6083" table:style-name="ce46">
            <text:p><text:s text:c="2"/>6 083</text:p>
          </table:table-cell>
          <table:table-cell office:value-type="float" office:value="4013" table:style-name="ce46">
            <text:p><text:s text:c="2"/>4 013</text:p>
          </table:table-cell>
          <table:table-cell office:value-type="float" office:value="1517" table:style-name="ce46">
            <text:p><text:s text:c="2"/>1 517</text:p>
          </table:table-cell>
          <table:table-cell office:value-type="float" office:value="2305" table:style-name="ce46">
            <text:p><text:s text:c="2"/>2 305</text:p>
          </table:table-cell>
          <table:table-cell office:value-type="float" office:value="1398" table:style-name="ce46">
            <text:p><text:s text:c="2"/>1 398</text:p>
          </table:table-cell>
          <table:table-cell office:value-type="float" office:value="567" table:style-name="ce46">
            <text:p><text:s text:c="3"/>567</text:p>
          </table:table-cell>
          <table:table-cell office:value-type="float" office:value="1601" table:style-name="ce46">
            <text:p><text:s text:c="2"/>1 6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350" table:style-name="ce46">
            <text:p><text:s text:c="2"/>51 350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413" table:style-name="ce47">
            <text:p><text:s text:c="3"/>413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249" table:style-name="ce47">
            <text:p><text:s text:c="3"/>249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574" table:style-name="ce47">
            <text:p><text:s text:c="3"/>574</text:p>
          </table:table-cell>
          <table:table-cell office:value-type="float" office:value="630" table:style-name="ce47">
            <text:p><text:s text:c="3"/>630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151" table:style-name="ce47">
            <text:p><text:s text:c="3"/>15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720" table:style-name="ce47">
            <text:p><text:s text:c="3"/>720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548" table:style-name="ce47">
            <text:p><text:s text:c="3"/>548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390" table:style-name="ce47">
            <text:p><text:s text:c="3"/>390</text:p>
          </table:table-cell>
          <table:table-cell office:value-type="float" office:value="696" table:style-name="ce47">
            <text:p><text:s text:c="3"/>696</text:p>
          </table:table-cell>
          <table:table-cell office:value-type="float" office:value="411" table:style-name="ce47">
            <text:p><text:s text:c="3"/>411</text:p>
          </table:table-cell>
          <table:table-cell office:value-type="float" office:value="1475" table:style-name="ce47">
            <text:p><text:s text:c="2"/>1 475</text:p>
          </table:table-cell>
          <table:table-cell office:value-type="float" office:value="397" table:style-name="ce47">
            <text:p><text:s text:c="3"/>397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234" table:style-name="ce47">
            <text:p><text:s text:c="3"/>234</text:p>
          </table:table-cell>
          <table:table-cell office:value-type="float" office:value="1439" table:style-name="ce47">
            <text:p><text:s text:c="2"/>1 439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908" table:style-name="ce47">
            <text:p><text:s text:c="3"/>908</text:p>
          </table:table-cell>
          <table:table-cell office:value-type="float" office:value="820" table:style-name="ce47">
            <text:p><text:s text:c="3"/>820</text:p>
          </table:table-cell>
          <table:table-cell office:value-type="float" office:value="15197" table:style-name="ce47">
            <text:p><text:s text:c="2"/>15 197</text:p>
          </table:table-cell>
          <table:table-cell office:value-type="float" office:value="689" table:style-name="ce47">
            <text:p><text:s text:c="3"/>689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410" table:style-name="ce47">
            <text:p><text:s text:c="3"/>410</text:p>
          </table:table-cell>
          <table:table-cell office:value-type="float" office:value="912" table:style-name="ce47">
            <text:p><text:s text:c="3"/>912</text:p>
          </table:table-cell>
          <table:table-cell office:value-type="float" office:value="501" table:style-name="ce47">
            <text:p><text:s text:c="3"/>501</text:p>
          </table:table-cell>
          <table:table-cell office:value-type="float" office:value="498" table:style-name="ce47">
            <text:p><text:s text:c="3"/>498</text:p>
          </table:table-cell>
          <table:table-cell office:value-type="float" office:value="197" table:style-name="ce47">
            <text:p><text:s text:c="3"/>197</text:p>
          </table:table-cell>
          <table:table-cell office:value-type="float" office:value="195" table:style-name="ce47">
            <text:p><text:s text:c="3"/>195</text:p>
          </table:table-cell>
          <table:table-cell office:value-type="float" office:value="14526" table:style-name="ce47">
            <text:p><text:s text:c="2"/>14 526</text:p>
          </table:table-cell>
          <table:table-cell office:value-type="float" office:value="3298" table:style-name="ce47">
            <text:p><text:s text:c="2"/>3 298</text:p>
          </table:table-cell>
          <table:table-cell office:value-type="float" office:value="14512" table:style-name="ce47">
            <text:p><text:s text:c="2"/>14 512</text:p>
          </table:table-cell>
          <table:table-cell office:value-type="float" office:value="288" table:style-name="ce47">
            <text:p><text:s text:c="3"/>288</text:p>
          </table:table-cell>
          <table:table-cell office:value-type="float" office:value="1536" table:style-name="ce47">
            <text:p><text:s text:c="2"/>1 536</text:p>
          </table:table-cell>
          <table:table-cell office:value-type="float" office:value="383" table:style-name="ce47">
            <text:p><text:s text:c="3"/>383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332" table:style-name="ce47">
            <text:p><text:s text:c="3"/>332</text:p>
          </table:table-cell>
          <table:table-cell office:value-type="float" office:value="2014" table:style-name="ce47">
            <text:p><text:s text:c="2"/>2 014</text:p>
          </table:table-cell>
          <table:table-cell office:value-type="float" office:value="260" table:style-name="ce47">
            <text:p><text:s text:c="3"/>260</text:p>
          </table:table-cell>
          <table:table-cell office:value-type="float" office:value="15717" table:style-name="ce47">
            <text:p><text:s text:c="2"/>15 717</text:p>
          </table:table-cell>
          <table:table-cell office:value-type="float" office:value="6434" table:style-name="ce47">
            <text:p><text:s text:c="2"/>6 434</text:p>
          </table:table-cell>
          <table:table-cell office:value-type="float" office:value="1367" table:style-name="ce47">
            <text:p><text:s text:c="2"/>1 367</text:p>
          </table:table-cell>
          <table:table-cell office:value-type="float" office:value="6535" table:style-name="ce47">
            <text:p><text:s text:c="2"/>6 535</text:p>
          </table:table-cell>
          <table:table-cell office:value-type="float" office:value="798" table:style-name="ce47">
            <text:p><text:s text:c="3"/>798</text:p>
          </table:table-cell>
          <table:table-cell office:value-type="float" office:value="332" table:style-name="ce47">
            <text:p><text:s text:c="3"/>332</text:p>
          </table:table-cell>
          <table:table-cell office:value-type="float" office:value="3669" table:style-name="ce47">
            <text:p><text:s text:c="2"/>3 6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3733" table:style-name="ce47">
            <text:p><text:s text:c="2"/>103 733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257" table:style-name="ce47">
            <text:p><text:s text:c="3"/>257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303" table:style-name="ce47">
            <text:p><text:s text:c="3"/>303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85" table:style-name="ce47">
            <text:p><text:s text:c="3"/>185</text:p>
          </table:table-cell>
          <table:table-cell office:value-type="float" office:value="176" table:style-name="ce47">
            <text:p><text:s text:c="3"/>176</text:p>
          </table:table-cell>
          <table:table-cell office:value-type="float" office:value="421" table:style-name="ce47">
            <text:p><text:s text:c="3"/>421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193" table:style-name="ce47">
            <text:p><text:s text:c="3"/>193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270" table:style-name="ce47">
            <text:p><text:s text:c="3"/>270</text:p>
          </table:table-cell>
          <table:table-cell office:value-type="float" office:value="528" table:style-name="ce47">
            <text:p><text:s text:c="3"/>528</text:p>
          </table:table-cell>
          <table:table-cell office:value-type="float" office:value="225" table:style-name="ce47">
            <text:p><text:s text:c="3"/>225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726" table:style-name="ce47">
            <text:p><text:s text:c="3"/>726</text:p>
          </table:table-cell>
          <table:table-cell office:value-type="float" office:value="598" table:style-name="ce47">
            <text:p><text:s text:c="3"/>598</text:p>
          </table:table-cell>
          <table:table-cell office:value-type="float" office:value="4143" table:style-name="ce47">
            <text:p><text:s text:c="2"/>4 143</text:p>
          </table:table-cell>
          <table:table-cell office:value-type="float" office:value="1218" table:style-name="ce47">
            <text:p><text:s text:c="2"/>1 218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76" table:style-name="ce47">
            <text:p><text:s text:c="3"/>176</text:p>
          </table:table-cell>
          <table:table-cell office:value-type="float" office:value="2334" table:style-name="ce47">
            <text:p><text:s text:c="2"/>2 334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474" table:style-name="ce47">
            <text:p><text:s text:c="3"/>474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273" table:style-name="ce47">
            <text:p><text:s text:c="3"/>273</text:p>
          </table:table-cell>
          <table:table-cell office:value-type="float" office:value="678" table:style-name="ce47">
            <text:p><text:s text:c="3"/>678</text:p>
          </table:table-cell>
          <table:table-cell office:value-type="float" office:value="403" table:style-name="ce47">
            <text:p><text:s text:c="3"/>403</text:p>
          </table:table-cell>
          <table:table-cell office:value-type="float" office:value="5310" table:style-name="ce47">
            <text:p><text:s text:c="2"/>5 310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694" table:style-name="ce47">
            <text:p><text:s text:c="3"/>694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593" table:style-name="ce47">
            <text:p><text:s text:c="3"/>593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6595" table:style-name="ce47">
            <text:p><text:s text:c="2"/>6 595</text:p>
          </table:table-cell>
          <table:table-cell office:value-type="float" office:value="2908" table:style-name="ce47">
            <text:p><text:s text:c="2"/>2 908</text:p>
          </table:table-cell>
          <table:table-cell office:value-type="float" office:value="1157" table:style-name="ce47">
            <text:p><text:s text:c="2"/>1 157</text:p>
          </table:table-cell>
          <table:table-cell office:value-type="float" office:value="1132" table:style-name="ce47">
            <text:p><text:s text:c="2"/>1 1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327" table:style-name="ce47">
            <text:p><text:s text:c="2"/>35 327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618" table:style-name="ce46">
            <text:p><text:s text:c="3"/>618</text:p>
          </table:table-cell>
          <table:table-cell office:value-type="float" office:value="889" table:style-name="ce46">
            <text:p><text:s text:c="3"/>889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38" table:style-name="ce46">
            <text:p><text:s text:c="2"/>1 6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60" table:style-name="ce46">
            <text:p><text:s text:c="2"/>2 260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454" table:style-name="ce46">
            <text:p><text:s text:c="3"/>454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1255" table:style-name="ce46">
            <text:p><text:s text:c="2"/>1 255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449" table:style-name="ce46">
            <text:p><text:s text:c="3"/>449</text:p>
          </table:table-cell>
          <table:table-cell office:value-type="float" office:value="516" table:style-name="ce46">
            <text:p><text:s text:c="3"/>5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0" table:style-name="ce46">
            <text:p><text:s text:c="3"/>5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9" table:style-name="ce46">
            <text:p><text:s text:c="3"/>3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427" table:style-name="ce46">
            <text:p><text:s text:c="2"/>10 42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5919" table:style-name="ce46">
            <text:p><text:s text:c="2"/>15 9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991" table:style-name="ce46">
            <text:p><text:s text:c="2"/>15 99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34" table:style-name="ce46">
            <text:p><text:s text:c="2"/>2 234</text:p>
          </table:table-cell>
          <table:table-cell office:value-type="float" office:value="379" table:style-name="ce46">
            <text:p><text:s text:c="3"/>3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2" table:style-name="ce46">
            <text:p><text:s text:c="3"/>682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0" table:style-name="ce46">
            <text:p><text:s text:c="3"/>670</text:p>
          </table:table-cell>
          <table:table-cell office:value-type="float" office:value="1044" table:style-name="ce46">
            <text:p><text:s text:c="2"/>1 0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33" table:style-name="ce46">
            <text:p><text:s text:c="2"/>5 23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31" table:style-name="ce46">
            <text:p><text:s text:c="3"/>231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920" table:style-name="ce46">
            <text:p><text:s text:c="3"/>92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73" table:style-name="ce46">
            <text:p><text:s text:c="2"/>4 473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354" table:style-name="ce47">
            <text:p><text:s text:c="3"/>354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589" table:style-name="ce47">
            <text:p><text:s text:c="3"/>5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3018" table:style-name="ce47">
            <text:p><text:s text:c="2"/>3 018</text:p>
          </table:table-cell>
          <table:table-cell office:value-type="float" office:value="411" table:style-name="ce47">
            <text:p><text:s text:c="3"/>41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4772" table:style-name="ce47">
            <text:p><text:s text:c="2"/>4 772</text:p>
          </table:table-cell>
          <table:table-cell office:value-type="float" office:value="1291" table:style-name="ce47">
            <text:p><text:s text:c="2"/>1 291</text:p>
          </table:table-cell>
          <table:table-cell office:value-type="float" office:value="1758" table:style-name="ce47">
            <text:p><text:s text:c="2"/>1 758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428" table:style-name="ce47">
            <text:p><text:s text:c="3"/>428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1087" table:style-name="ce47">
            <text:p><text:s text:c="2"/>1 087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670" table:style-name="ce47">
            <text:p><text:s text:c="3"/>670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542" table:style-name="ce47">
            <text:p><text:s text:c="3"/>542</text:p>
          </table:table-cell>
          <table:table-cell office:value-type="float" office:value="302" table:style-name="ce47">
            <text:p><text:s text:c="3"/>302</text:p>
          </table:table-cell>
          <table:table-cell office:value-type="float" office:value="613" table:style-name="ce47">
            <text:p><text:s text:c="3"/>613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472" table:style-name="ce47">
            <text:p><text:s text:c="2"/>17 47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1" table:style-name="ce47">
            <text:p><text:s text:c="3"/>58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22" table:style-name="ce47">
            <text:p><text:s text:c="2"/>1 022</text:p>
          </table:table-cell>
          <table:table-cell office:value-type="float" office:value="1312" table:style-name="ce47">
            <text:p><text:s text:c="2"/>1 3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4" table:style-name="ce47">
            <text:p><text:s text:c="3"/>2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24" table:style-name="ce47">
            <text:p><text:s text:c="2"/>3 524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table:style-name="ce13"/>
          <table:table-cell table:style-name="ce14"/>
          <table:table-cell table:number-columns-repeated="69" table:style-name="ce53"/>
          <table:table-cell table:number-columns-repeated="16313" table:style-name="ce55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112763" table:style-name="ce49">
            <text:p><text:s text:c="2"/>112 763</text:p>
          </table:table-cell>
          <table:table-cell office:value-type="float" office:value="55205" table:style-name="ce49">
            <text:p><text:s text:c="2"/>55 205</text:p>
          </table:table-cell>
          <table:table-cell office:value-type="float" office:value="7247" table:style-name="ce49">
            <text:p><text:s text:c="2"/>7 247</text:p>
          </table:table-cell>
          <table:table-cell office:value-type="float" office:value="10040" table:style-name="ce49">
            <text:p><text:s text:c="2"/>10 040</text:p>
          </table:table-cell>
          <table:table-cell office:value-type="float" office:value="72509" table:style-name="ce49">
            <text:p><text:s text:c="2"/>72 509</text:p>
          </table:table-cell>
          <table:table-cell office:value-type="float" office:value="25786" table:style-name="ce49">
            <text:p><text:s text:c="2"/>25 786</text:p>
          </table:table-cell>
          <table:table-cell office:value-type="float" office:value="9860" table:style-name="ce49">
            <text:p><text:s text:c="2"/>9 860</text:p>
          </table:table-cell>
          <table:table-cell office:value-type="float" office:value="177703" table:style-name="ce49">
            <text:p><text:s text:c="2"/>177 703</text:p>
          </table:table-cell>
          <table:table-cell office:value-type="float" office:value="42293" table:style-name="ce49">
            <text:p><text:s text:c="2"/>42 293</text:p>
          </table:table-cell>
          <table:table-cell office:value-type="float" office:value="180415" table:style-name="ce49">
            <text:p><text:s text:c="2"/>180 415</text:p>
          </table:table-cell>
          <table:table-cell office:value-type="float" office:value="44082" table:style-name="ce49">
            <text:p><text:s text:c="2"/>44 082</text:p>
          </table:table-cell>
          <table:table-cell office:value-type="float" office:value="10229" table:style-name="ce49">
            <text:p><text:s text:c="2"/>10 229</text:p>
          </table:table-cell>
          <table:table-cell office:value-type="float" office:value="30829" table:style-name="ce49">
            <text:p><text:s text:c="2"/>30 829</text:p>
          </table:table-cell>
          <table:table-cell office:value-type="float" office:value="34715" table:style-name="ce49">
            <text:p><text:s text:c="2"/>34 715</text:p>
          </table:table-cell>
          <table:table-cell office:value-type="float" office:value="23891" table:style-name="ce49">
            <text:p><text:s text:c="2"/>23 891</text:p>
          </table:table-cell>
          <table:table-cell office:value-type="float" office:value="15186" table:style-name="ce49">
            <text:p><text:s text:c="2"/>15 186</text:p>
          </table:table-cell>
          <table:table-cell office:value-type="float" office:value="49877" table:style-name="ce49">
            <text:p><text:s text:c="2"/>49 877</text:p>
          </table:table-cell>
          <table:table-cell office:value-type="float" office:value="11514" table:style-name="ce49">
            <text:p><text:s text:c="2"/>11 514</text:p>
          </table:table-cell>
          <table:table-cell office:value-type="float" office:value="357560" table:style-name="ce49">
            <text:p><text:s text:c="2"/>357 560</text:p>
          </table:table-cell>
          <table:table-cell office:value-type="float" office:value="26763" table:style-name="ce49">
            <text:p><text:s text:c="2"/>26 763</text:p>
          </table:table-cell>
          <table:table-cell office:value-type="float" office:value="106100" table:style-name="ce49">
            <text:p><text:s text:c="2"/>106 100</text:p>
          </table:table-cell>
          <table:table-cell office:value-type="float" office:value="47891" table:style-name="ce49">
            <text:p><text:s text:c="2"/>47 891</text:p>
          </table:table-cell>
          <table:table-cell office:value-type="float" office:value="28041" table:style-name="ce49">
            <text:p><text:s text:c="2"/>28 041</text:p>
          </table:table-cell>
          <table:table-cell office:value-type="float" office:value="29221" table:style-name="ce49">
            <text:p><text:s text:c="2"/>29 221</text:p>
          </table:table-cell>
          <table:table-cell office:value-type="float" office:value="68913" table:style-name="ce49">
            <text:p><text:s text:c="2"/>68 913</text:p>
          </table:table-cell>
          <table:table-cell office:value-type="float" office:value="57597" table:style-name="ce49">
            <text:p><text:s text:c="2"/>57 597</text:p>
          </table:table-cell>
          <table:table-cell office:value-type="float" office:value="74641" table:style-name="ce49">
            <text:p><text:s text:c="2"/>74 641</text:p>
          </table:table-cell>
          <table:table-cell office:value-type="float" office:value="38628" table:style-name="ce49">
            <text:p><text:s text:c="2"/>38 628</text:p>
          </table:table-cell>
          <table:table-cell office:value-type="float" office:value="55200" table:style-name="ce49">
            <text:p><text:s text:c="2"/>55 200</text:p>
          </table:table-cell>
          <table:table-cell office:value-type="float" office:value="71503" table:style-name="ce49">
            <text:p><text:s text:c="2"/>71 503</text:p>
          </table:table-cell>
          <table:table-cell office:value-type="float" office:value="49572" table:style-name="ce49">
            <text:p><text:s text:c="2"/>49 572</text:p>
          </table:table-cell>
          <table:table-cell office:value-type="float" office:value="91784" table:style-name="ce49">
            <text:p><text:s text:c="2"/>91 784</text:p>
          </table:table-cell>
          <table:table-cell office:value-type="float" office:value="131195" table:style-name="ce49">
            <text:p><text:s text:c="2"/>131 195</text:p>
          </table:table-cell>
          <table:table-cell office:value-type="float" office:value="53300" table:style-name="ce49">
            <text:p><text:s text:c="2"/>53 300</text:p>
          </table:table-cell>
          <table:table-cell office:value-type="float" office:value="31940" table:style-name="ce49">
            <text:p><text:s text:c="2"/>31 940</text:p>
          </table:table-cell>
          <table:table-cell office:value-type="float" office:value="34315" table:style-name="ce49">
            <text:p><text:s text:c="2"/>34 315</text:p>
          </table:table-cell>
          <table:table-cell office:value-type="float" office:value="31258" table:style-name="ce49">
            <text:p><text:s text:c="2"/>31 258</text:p>
          </table:table-cell>
          <table:table-cell office:value-type="float" office:value="131893" table:style-name="ce49">
            <text:p><text:s text:c="2"/>131 893</text:p>
          </table:table-cell>
          <table:table-cell office:value-type="float" office:value="21081" table:style-name="ce49">
            <text:p><text:s text:c="2"/>21 081</text:p>
          </table:table-cell>
          <table:table-cell office:value-type="float" office:value="325207" table:style-name="ce49">
            <text:p><text:s text:c="2"/>325 207</text:p>
          </table:table-cell>
          <table:table-cell office:value-type="float" office:value="54515" table:style-name="ce49">
            <text:p><text:s text:c="2"/>54 515</text:p>
          </table:table-cell>
          <table:table-cell office:value-type="float" office:value="300660" table:style-name="ce49">
            <text:p><text:s text:c="2"/>300 660</text:p>
          </table:table-cell>
          <table:table-cell office:value-type="float" office:value="164707" table:style-name="ce49">
            <text:p><text:s text:c="2"/>164 707</text:p>
          </table:table-cell>
          <table:table-cell office:value-type="float" office:value="10198" table:style-name="ce49">
            <text:p><text:s text:c="2"/>10 198</text:p>
          </table:table-cell>
          <table:table-cell office:value-type="float" office:value="28383" table:style-name="ce49">
            <text:p><text:s text:c="2"/>28 383</text:p>
          </table:table-cell>
          <table:table-cell office:value-type="float" office:value="43120" table:style-name="ce49">
            <text:p><text:s text:c="2"/>43 120</text:p>
          </table:table-cell>
          <table:table-cell office:value-type="float" office:value="8694" table:style-name="ce49">
            <text:p><text:s text:c="2"/>8 694</text:p>
          </table:table-cell>
          <table:table-cell office:value-type="float" office:value="99596" table:style-name="ce49">
            <text:p><text:s text:c="2"/>99 596</text:p>
          </table:table-cell>
          <table:table-cell office:value-type="float" office:value="12652" table:style-name="ce49">
            <text:p><text:s text:c="2"/>12 652</text:p>
          </table:table-cell>
          <table:table-cell office:value-type="float" office:value="22719" table:style-name="ce49">
            <text:p><text:s text:c="2"/>22 719</text:p>
          </table:table-cell>
          <table:table-cell office:value-type="float" office:value="98185" table:style-name="ce49">
            <text:p><text:s text:c="2"/>98 185</text:p>
          </table:table-cell>
          <table:table-cell office:value-type="float" office:value="37250" table:style-name="ce49">
            <text:p><text:s text:c="2"/>37 250</text:p>
          </table:table-cell>
          <table:table-cell office:value-type="float" office:value="179828" table:style-name="ce49">
            <text:p><text:s text:c="2"/>179 828</text:p>
          </table:table-cell>
          <table:table-cell office:value-type="float" office:value="37893" table:style-name="ce49">
            <text:p><text:s text:c="2"/>37 893</text:p>
          </table:table-cell>
          <table:table-cell office:value-type="float" office:value="51157" table:style-name="ce49">
            <text:p><text:s text:c="2"/>51 157</text:p>
          </table:table-cell>
          <table:table-cell office:value-type="float" office:value="25979" table:style-name="ce49">
            <text:p><text:s text:c="2"/>25 979</text:p>
          </table:table-cell>
          <table:table-cell office:value-type="float" office:value="55992" table:style-name="ce49">
            <text:p><text:s text:c="2"/>55 992</text:p>
          </table:table-cell>
          <table:table-cell office:value-type="float" office:value="13648" table:style-name="ce49">
            <text:p><text:s text:c="2"/>13 648</text:p>
          </table:table-cell>
          <table:table-cell office:value-type="float" office:value="56004" table:style-name="ce49">
            <text:p><text:s text:c="2"/>56 004</text:p>
          </table:table-cell>
          <table:table-cell office:value-type="float" office:value="6185" table:style-name="ce49">
            <text:p><text:s text:c="2"/>6 185</text:p>
          </table:table-cell>
          <table:table-cell office:value-type="float" office:value="187389" table:style-name="ce49">
            <text:p><text:s text:c="2"/>187 389</text:p>
          </table:table-cell>
          <table:table-cell office:value-type="float" office:value="50131" table:style-name="ce49">
            <text:p><text:s text:c="2"/>50 131</text:p>
          </table:table-cell>
          <table:table-cell office:value-type="float" office:value="29231" table:style-name="ce49">
            <text:p><text:s text:c="2"/>29 231</text:p>
          </table:table-cell>
          <table:table-cell office:value-type="float" office:value="51697" table:style-name="ce49">
            <text:p><text:s text:c="2"/>51 697</text:p>
          </table:table-cell>
          <table:table-cell office:value-type="float" office:value="68801" table:style-name="ce49">
            <text:p><text:s text:c="2"/>68 801</text:p>
          </table:table-cell>
          <table:table-cell office:value-type="float" office:value="14138" table:style-name="ce49">
            <text:p><text:s text:c="2"/>14 138</text:p>
          </table:table-cell>
          <table:table-cell office:value-type="float" office:value="68706" table:style-name="ce49">
            <text:p><text:s text:c="2"/>68 706</text:p>
          </table:table-cell>
          <table:table-cell office:value-type="float" office:value="0" table:style-name="ce49">
            <text:p><text:s text:c="3"/>0</text:p>
          </table:table-cell>
          <table:table-cell office:value-type="float" office:value="4555205" table:style-name="ce49">
            <text:p><text:s/>4 555 205</text:p>
          </table:table-cell>
          <table:table-cell table:number-columns-repeated="16313" table:style-name="ce19"/>
        </table:table-row>
        <table:table-row table:style-name="ro4">
          <table:table-cell table:style-name="ce32"/>
          <table:table-cell table:style-name="ce33"/>
          <table:table-cell table:number-columns-repeated="69" table:style-name="ce54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demanda" table:style-name="ta1">
        <table:table-column table:style-name="co1" table:default-cell-style-name="ce3"/>
        <table:table-column table:style-name="co2" table:default-cell-style-name="ce3"/>
        <table:table-column table:style-name="co5" table:number-columns-repeated="8" table:default-cell-style-name="ce3"/>
        <table:table-column table:style-name="co6" table:number-columns-repeated="16374" table:default-cell-style-name="ce3"/>
        <table:table-row table:style-name="ro1">
          <table:table-cell office:value-type="string" table:style-name="ce1">
            <text:p>Tabela 4 - Usos de bens e serviços - 2014</text:p>
          </table:table-cell>
          <table:table-cell table:number-columns-repeated="7" table:style-name="ce1"/>
          <table:table-cell table:number-columns-repeated="2" table:style-name="ce22"/>
          <table:table-cell table:number-columns-repeated="16374" table:style-name="ce2"/>
        </table:table-row>
        <table:table-row table:style-name="ro2">
          <table:table-cell table:number-columns-repeated="2" table:style-name="ce3"/>
          <table:table-cell table:number-columns-repeated="6" table:style-name="ce23"/>
          <table:table-cell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58">
            <text:p>Código</text:p>
            <text:p>do</text:p>
            <text:p>produto</text:p>
          </table:table-cell>
          <table:table-cell office:value-type="string" table:number-columns-spanned="1" table:number-rows-spanned="2" table:style-name="ce60">
            <text:p>Descrição do produto</text:p>
          </table:table-cell>
          <table:table-cell office:value-type="string" table:style-name="ce36">
            <text:p>Demanda final <text:s/>(preços do ano anterior em 1 000 000 R$)</text:p>
          </table:table-cell>
          <table:table-cell table:number-columns-repeated="3" table:style-name="ce50"/>
          <table:table-cell table:number-columns-repeated="3" table:style-name="ce36"/>
          <table:table-cell table:style-name="ce37"/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35">
            <text:p>Exportação</text:p>
            <text:p>de bens e</text:p>
            <text:p>serviços (1)</text:p>
          </table:table-cell>
          <table:table-cell office:value-type="string" table:style-name="ce35">
            <text:p>Consumo</text:p>
            <text:p>do governo</text:p>
          </table:table-cell>
          <table:table-cell office:value-type="string" table:style-name="ce35">
            <text:p>Consumo</text:p>
            <text:p>das</text:p>
            <text:p><text:s/>ISFLSF</text:p>
          </table:table-cell>
          <table:table-cell office:value-type="string" table:style-name="ce35">
            <text:p>Consumo<text:s/></text:p>
            <text:p>das famílias</text:p>
          </table:table-cell>
          <table:table-cell office:value-type="string" table:style-name="ce35">
            <text:p>Formação bruta</text:p>
            <text:p>de capital fixo</text:p>
          </table:table-cell>
          <table:table-cell office:value-type="string" table:style-name="ce35">
            <text:p>Variação</text:p>
            <text:p>de estoque</text:p>
          </table:table-cell>
          <table:table-cell office:value-type="string" table:style-name="ce35">
            <text:p>Demanda</text:p>
            <text:p>final</text:p>
          </table:table-cell>
          <table:table-cell office:value-type="string" table:style-name="ce38">
            <text:p>Demanda</text:p>
            <text:p>total</text:p>
          </table:table-cell>
          <table:table-cell table:number-columns-repeated="16374"/>
        </table:table-row>
        <table:table-row table:style-name="ro4">
          <table:table-cell table:number-columns-repeated="3" table:style-name="ce5"/>
          <table:table-cell table:number-columns-repeated="3" table:style-name="ce6"/>
          <table:table-cell table:number-columns-repeated="3"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364" table:style-name="ce56">
            <text:p><text:s text:c="3"/>36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83" table:style-name="ce56">
            <text:p><text:s text:c="3"/>68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53" table:style-name="ce56">
            <text:p><text:s text:c="2"/>1 553</text:p>
          </table:table-cell>
          <table:table-cell office:value-type="float" office:value="2600" table:style-name="ce56">
            <text:p><text:s text:c="2"/>2 600</text:p>
          </table:table-cell>
          <table:table-cell office:value-type="float" office:value="19755" table:style-name="ce56">
            <text:p><text:s text:c="2"/>19 755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10649" table:style-name="ce56">
            <text:p><text:s text:c="2"/>10 64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545" table:style-name="ce56">
            <text:p><text:s text:c="2"/>4 54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887" table:style-name="ce56">
            <text:p><text:s text:c="2"/>3 887</text:p>
          </table:table-cell>
          <table:table-cell office:value-type="float" office:value="19081" table:style-name="ce56">
            <text:p><text:s text:c="2"/>19 081</text:p>
          </table:table-cell>
          <table:table-cell office:value-type="float" office:value="33603" table:style-name="ce56">
            <text:p><text:s text:c="2"/>33 60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3556" table:style-name="ce56">
            <text:p><text:s text:c="2"/>3 55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481" table:style-name="ce56">
            <text:p><text:s text:c="2"/>2 481</text:p>
          </table:table-cell>
          <table:table-cell office:value-type="float" office:value="6043" table:style-name="ce56">
            <text:p><text:s text:c="2"/>6 043</text:p>
          </table:table-cell>
          <table:table-cell office:value-type="float" office:value="10887" table:style-name="ce56">
            <text:p><text:s text:c="2"/>10 88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56" table:style-name="ce56">
            <text:p><text:s text:c="2"/>1 25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56" table:style-name="ce56">
            <text:p><text:s text:c="2"/>1 256</text:p>
          </table:table-cell>
          <table:table-cell office:value-type="float" office:value="46734" table:style-name="ce56">
            <text:p><text:s text:c="2"/>46 734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53310" table:style-name="ce56">
            <text:p><text:s text:c="2"/>53 31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4" table:style-name="ce56">
            <text:p><text:s text:c="3"/>7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150" table:style-name="ce56">
            <text:p><text:s text:c="2"/>2 150</text:p>
          </table:table-cell>
          <table:table-cell office:value-type="float" office:value="55534" table:style-name="ce56">
            <text:p><text:s text:c="2"/>55 534</text:p>
          </table:table-cell>
          <table:table-cell office:value-type="float" office:value="96734" table:style-name="ce56">
            <text:p><text:s text:c="2"/>96 734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919" table:style-name="ce57">
            <text:p><text:s text:c="3"/>919</text:p>
          </table:table-cell>
          <table:table-cell office:value-type="float" office:value="51" table:style-name="ce57">
            <text:p><text:s text:c="3"/>5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0598" table:style-name="ce57">
            <text:p><text:s text:c="2"/>50 59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5" table:style-name="ce57">
            <text:p><text:s text:c="3"/>315</text:p>
          </table:table-cell>
          <table:table-cell office:value-type="float" office:value="51883" table:style-name="ce57">
            <text:p><text:s text:c="2"/>51 883</text:p>
          </table:table-cell>
          <table:table-cell office:value-type="float" office:value="74248" table:style-name="ce57">
            <text:p><text:s text:c="2"/>74 248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28" table:style-name="ce57">
            <text:p><text:s text:c="2"/>1 528</text:p>
          </table:table-cell>
          <table:table-cell office:value-type="float" office:value="152" table:style-name="ce57">
            <text:p><text:s text:c="3"/>15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00" table:style-name="ce57">
            <text:p><text:s text:c="2"/>1 700</text:p>
          </table:table-cell>
          <table:table-cell office:value-type="float" office:value="7539" table:style-name="ce57">
            <text:p><text:s text:c="2"/>7 53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11503" table:style-name="ce57">
            <text:p><text:s text:c="2"/>11 50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82" table:style-name="ce57">
            <text:p><text:s text:c="3"/>282</text:p>
          </table:table-cell>
          <table:table-cell office:value-type="float" office:value="193" table:style-name="ce57">
            <text:p><text:s text:c="3"/>193</text:p>
          </table:table-cell>
          <table:table-cell office:value-type="float" office:value="-3798" table:style-name="ce57">
            <text:p><text:s/>(-) <text:s/>3 798</text:p>
          </table:table-cell>
          <table:table-cell office:value-type="float" office:value="8180" table:style-name="ce57">
            <text:p><text:s text:c="2"/>8 180</text:p>
          </table:table-cell>
          <table:table-cell office:value-type="float" office:value="12624" table:style-name="ce57">
            <text:p><text:s text:c="2"/>12 624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1283" table:style-name="ce57">
            <text:p><text:s text:c="2"/>1 283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212" table:style-name="ce57">
            <text:p><text:s text:c="2"/>22 212</text:p>
          </table:table-cell>
          <table:table-cell office:value-type="float" office:value="119" table:style-name="ce57">
            <text:p><text:s text:c="3"/>1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629" table:style-name="ce57">
            <text:p><text:s text:c="2"/>23 629</text:p>
          </table:table-cell>
          <table:table-cell office:value-type="float" office:value="27322" table:style-name="ce57">
            <text:p><text:s text:c="2"/>27 322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1818" table:style-name="ce57">
            <text:p><text:s text:c="2"/>1 81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24" table:style-name="ce57">
            <text:p><text:s text:c="3"/>824</text:p>
          </table:table-cell>
          <table:table-cell office:value-type="float" office:value="11277" table:style-name="ce57">
            <text:p><text:s text:c="2"/>11 277</text:p>
          </table:table-cell>
          <table:table-cell office:value-type="float" office:value="-33" table:style-name="ce57">
            <text:p><text:s/>(-) <text:s text:c="2"/>33</text:p>
          </table:table-cell>
          <table:table-cell office:value-type="float" office:value="13886" table:style-name="ce57">
            <text:p><text:s text:c="2"/>13 886</text:p>
          </table:table-cell>
          <table:table-cell office:value-type="float" office:value="60859" table:style-name="ce57">
            <text:p><text:s text:c="2"/>60 85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073" table:style-name="ce56">
            <text:p><text:s text:c="2"/>12 07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073" table:style-name="ce56">
            <text:p><text:s text:c="2"/>12 073</text:p>
          </table:table-cell>
          <table:table-cell office:value-type="float" office:value="29759" table:style-name="ce56">
            <text:p><text:s text:c="2"/>29 75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14" table:style-name="ce56">
            <text:p><text:s text:c="3"/>214</text:p>
          </table:table-cell>
          <table:table-cell office:value-type="float" office:value="36" table:style-name="ce56">
            <text:p><text:s text:c="3"/>3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55" table:style-name="ce56">
            <text:p><text:s text:c="3"/>255</text:p>
          </table:table-cell>
          <table:table-cell office:value-type="float" office:value="8131" table:style-name="ce56">
            <text:p><text:s text:c="2"/>8 13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435" table:style-name="ce56">
            <text:p><text:s text:c="3"/>435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227" table:style-name="ce56">
            <text:p><text:s text:c="2"/>7 227</text:p>
          </table:table-cell>
          <table:table-cell office:value-type="float" office:value="75" table:style-name="ce56">
            <text:p><text:s text:c="3"/>75</text:p>
          </table:table-cell>
          <table:table-cell office:value-type="float" office:value="21" table:style-name="ce56">
            <text:p><text:s text:c="3"/>21</text:p>
          </table:table-cell>
          <table:table-cell office:value-type="float" office:value="7763" table:style-name="ce56">
            <text:p><text:s text:c="2"/>7 763</text:p>
          </table:table-cell>
          <table:table-cell office:value-type="float" office:value="24669" table:style-name="ce56">
            <text:p><text:s text:c="2"/>24 66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703" table:style-name="ce56">
            <text:p><text:s text:c="3"/>70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104" table:style-name="ce56">
            <text:p><text:s text:c="2"/>8 104</text:p>
          </table:table-cell>
          <table:table-cell office:value-type="float" office:value="753" table:style-name="ce56">
            <text:p><text:s text:c="3"/>753</text:p>
          </table:table-cell>
          <table:table-cell office:value-type="float" office:value="-245" table:style-name="ce56">
            <text:p><text:s/>(-) <text:s text:c="2"/>245</text:p>
          </table:table-cell>
          <table:table-cell office:value-type="float" office:value="9315" table:style-name="ce56">
            <text:p><text:s text:c="2"/>9 315</text:p>
          </table:table-cell>
          <table:table-cell office:value-type="float" office:value="27448" table:style-name="ce56">
            <text:p><text:s text:c="2"/>27 448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240" table:style-name="ce56">
            <text:p><text:s text:c="3"/>240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939" table:style-name="ce56">
            <text:p><text:s text:c="2"/>11 93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189" table:style-name="ce56">
            <text:p><text:s text:c="2"/>12 189</text:p>
          </table:table-cell>
          <table:table-cell office:value-type="float" office:value="15390" table:style-name="ce56">
            <text:p><text:s text:c="2"/>15 39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86" table:style-name="ce57">
            <text:p><text:s text:c="3"/>486</text:p>
          </table:table-cell>
          <table:table-cell office:value-type="float" office:value="488" table:style-name="ce57">
            <text:p><text:s text:c="3"/>488</text:p>
          </table:table-cell>
          <table:table-cell office:value-type="float" office:value="8672" table:style-name="ce57">
            <text:p><text:s text:c="2"/>8 672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1419" table:style-name="ce57">
            <text:p><text:s text:c="2"/>1 4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61" table:style-name="ce57">
            <text:p><text:s text:c="3"/>361</text:p>
          </table:table-cell>
          <table:table-cell office:value-type="float" office:value="1780" table:style-name="ce57">
            <text:p><text:s text:c="2"/>1 780</text:p>
          </table:table-cell>
          <table:table-cell office:value-type="float" office:value="26738" table:style-name="ce57">
            <text:p><text:s text:c="2"/>26 738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38637" table:style-name="ce57">
            <text:p><text:s text:c="2"/>38 63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639" table:style-name="ce57">
            <text:p><text:s text:c="2"/>9 639</text:p>
          </table:table-cell>
          <table:table-cell office:value-type="float" office:value="3954" table:style-name="ce57">
            <text:p><text:s text:c="2"/>3 954</text:p>
          </table:table-cell>
          <table:table-cell office:value-type="float" office:value="52230" table:style-name="ce57">
            <text:p><text:s text:c="2"/>52 230</text:p>
          </table:table-cell>
          <table:table-cell office:value-type="float" office:value="251674" table:style-name="ce57">
            <text:p><text:s text:c="2"/>251 674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73585" table:style-name="ce57">
            <text:p><text:s text:c="2"/>73 58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30" table:style-name="ce57">
            <text:p><text:s text:c="2"/>2 430</text:p>
          </table:table-cell>
          <table:table-cell office:value-type="float" office:value="76015" table:style-name="ce57">
            <text:p><text:s text:c="2"/>76 015</text:p>
          </table:table-cell>
          <table:table-cell office:value-type="float" office:value="93157" table:style-name="ce57">
            <text:p><text:s text:c="2"/>93 157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5897" table:style-name="ce57">
            <text:p><text:s text:c="2"/>5 89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9" table:style-name="ce57">
            <text:p><text:s text:c="3"/>169</text:p>
          </table:table-cell>
          <table:table-cell office:value-type="float" office:value="6066" table:style-name="ce57">
            <text:p><text:s text:c="2"/>6 066</text:p>
          </table:table-cell>
          <table:table-cell office:value-type="float" office:value="18968" table:style-name="ce57">
            <text:p><text:s text:c="2"/>18 96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18429" table:style-name="ce56">
            <text:p><text:s text:c="2"/>18 429</text:p>
          </table:table-cell>
          <table:table-cell office:value-type="float" office:value="97" table:style-name="ce56">
            <text:p><text:s text:c="3"/>9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2323" table:style-name="ce56">
            <text:p><text:s text:c="2"/>92 32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9" table:style-name="ce56">
            <text:p><text:s text:c="3"/>119</text:p>
          </table:table-cell>
          <table:table-cell office:value-type="float" office:value="110968" table:style-name="ce56">
            <text:p><text:s text:c="2"/>110 968</text:p>
          </table:table-cell>
          <table:table-cell office:value-type="float" office:value="134398" table:style-name="ce56">
            <text:p><text:s text:c="2"/>134 39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2581" table:style-name="ce56">
            <text:p><text:s text:c="2"/>2 58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857" table:style-name="ce56">
            <text:p><text:s text:c="2"/>6 85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54" table:style-name="ce56">
            <text:p><text:s text:c="3"/>254</text:p>
          </table:table-cell>
          <table:table-cell office:value-type="float" office:value="9692" table:style-name="ce56">
            <text:p><text:s text:c="2"/>9 692</text:p>
          </table:table-cell>
          <table:table-cell office:value-type="float" office:value="13942" table:style-name="ce56">
            <text:p><text:s text:c="2"/>13 94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18097" table:style-name="ce56">
            <text:p><text:s text:c="2"/>18 097</text:p>
          </table:table-cell>
          <table:table-cell office:value-type="float" office:value="18" table:style-name="ce56">
            <text:p><text:s text:c="3"/>1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9595" table:style-name="ce56">
            <text:p><text:s text:c="2"/>29 59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205" table:style-name="ce56">
            <text:p><text:s/>(-) <text:s text:c="2"/>205</text:p>
          </table:table-cell>
          <table:table-cell office:value-type="float" office:value="47505" table:style-name="ce56">
            <text:p><text:s text:c="2"/>47 505</text:p>
          </table:table-cell>
          <table:table-cell office:value-type="float" office:value="54182" table:style-name="ce56">
            <text:p><text:s text:c="2"/>54 18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386" table:style-name="ce56">
            <text:p><text:s text:c="3"/>38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722" table:style-name="ce56">
            <text:p><text:s text:c="2"/>7 72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88" table:style-name="ce56">
            <text:p><text:s/>(-) <text:s text:c="2"/>88</text:p>
          </table:table-cell>
          <table:table-cell office:value-type="float" office:value="8020" table:style-name="ce56">
            <text:p><text:s text:c="2"/>8 020</text:p>
          </table:table-cell>
          <table:table-cell office:value-type="float" office:value="9095" table:style-name="ce56">
            <text:p><text:s text:c="2"/>9 095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5" table:style-name="ce56">
            <text:p><text:s text:c="3"/>3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303" table:style-name="ce56">
            <text:p><text:s text:c="2"/>15 30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9" table:style-name="ce56">
            <text:p><text:s text:c="3"/>99</text:p>
          </table:table-cell>
          <table:table-cell office:value-type="float" office:value="15437" table:style-name="ce56">
            <text:p><text:s text:c="2"/>15 437</text:p>
          </table:table-cell>
          <table:table-cell office:value-type="float" office:value="25423" table:style-name="ce56">
            <text:p><text:s text:c="2"/>25 423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737" table:style-name="ce57">
            <text:p><text:s text:c="3"/>737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1367" table:style-name="ce57">
            <text:p><text:s text:c="2"/>51 36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753" table:style-name="ce57">
            <text:p><text:s/>(-) <text:s text:c="2"/>753</text:p>
          </table:table-cell>
          <table:table-cell office:value-type="float" office:value="51367" table:style-name="ce57">
            <text:p><text:s text:c="2"/>51 367</text:p>
          </table:table-cell>
          <table:table-cell office:value-type="float" office:value="59187" table:style-name="ce57">
            <text:p><text:s text:c="2"/>59 18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4317" table:style-name="ce57">
            <text:p><text:s text:c="2"/>24 31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946" table:style-name="ce57">
            <text:p><text:s text:c="2"/>8 94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2" table:style-name="ce57">
            <text:p><text:s text:c="3"/>202</text:p>
          </table:table-cell>
          <table:table-cell office:value-type="float" office:value="33465" table:style-name="ce57">
            <text:p><text:s text:c="2"/>33 465</text:p>
          </table:table-cell>
          <table:table-cell office:value-type="float" office:value="46800" table:style-name="ce57">
            <text:p><text:s text:c="2"/>46 80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6083" table:style-name="ce57">
            <text:p><text:s text:c="2"/>6 083</text:p>
          </table:table-cell>
          <table:table-cell office:value-type="float" office:value="42" table:style-name="ce57">
            <text:p><text:s text:c="3"/>4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648" table:style-name="ce57">
            <text:p><text:s text:c="2"/>24 64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51" table:style-name="ce57">
            <text:p><text:s text:c="3"/>751</text:p>
          </table:table-cell>
          <table:table-cell office:value-type="float" office:value="31524" table:style-name="ce57">
            <text:p><text:s text:c="2"/>31 524</text:p>
          </table:table-cell>
          <table:table-cell office:value-type="float" office:value="37476" table:style-name="ce57">
            <text:p><text:s text:c="2"/>37 47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18635" table:style-name="ce57">
            <text:p><text:s text:c="2"/>18 63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468" table:style-name="ce57">
            <text:p><text:s text:c="2"/>20 46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461" table:style-name="ce57">
            <text:p><text:s/>(-) <text:s text:c="2"/>461</text:p>
          </table:table-cell>
          <table:table-cell office:value-type="float" office:value="38642" table:style-name="ce57">
            <text:p><text:s text:c="2"/>38 642</text:p>
          </table:table-cell>
          <table:table-cell office:value-type="float" office:value="67449" table:style-name="ce57">
            <text:p><text:s text:c="2"/>67 449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1463" table:style-name="ce57">
            <text:p><text:s text:c="2"/>1 463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999" table:style-name="ce57">
            <text:p><text:s text:c="2"/>11 99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87" table:style-name="ce57">
            <text:p><text:s/>(-) <text:s text:c="2"/>87</text:p>
          </table:table-cell>
          <table:table-cell office:value-type="float" office:value="13384" table:style-name="ce57">
            <text:p><text:s text:c="2"/>13 384</text:p>
          </table:table-cell>
          <table:table-cell office:value-type="float" office:value="16221" table:style-name="ce57">
            <text:p><text:s text:c="2"/>16 22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668" table:style-name="ce56">
            <text:p><text:s text:c="3"/>668</text:p>
          </table:table-cell>
          <table:table-cell office:value-type="float" office:value="31" table:style-name="ce56">
            <text:p><text:s text:c="3"/>3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222" table:style-name="ce56">
            <text:p><text:s text:c="2"/>19 22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592" table:style-name="ce56">
            <text:p><text:s/>(-) <text:s text:c="2"/>592</text:p>
          </table:table-cell>
          <table:table-cell office:value-type="float" office:value="19329" table:style-name="ce56">
            <text:p><text:s text:c="2"/>19 329</text:p>
          </table:table-cell>
          <table:table-cell office:value-type="float" office:value="21783" table:style-name="ce56">
            <text:p><text:s text:c="2"/>21 78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352" table:style-name="ce56">
            <text:p><text:s text:c="3"/>352</text:p>
          </table:table-cell>
          <table:table-cell office:value-type="float" office:value="26" table:style-name="ce56">
            <text:p><text:s text:c="3"/>2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8796" table:style-name="ce56">
            <text:p><text:s text:c="2"/>28 79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8" table:style-name="ce56">
            <text:p><text:s text:c="3"/>98</text:p>
          </table:table-cell>
          <table:table-cell office:value-type="float" office:value="29272" table:style-name="ce56">
            <text:p><text:s text:c="2"/>29 272</text:p>
          </table:table-cell>
          <table:table-cell office:value-type="float" office:value="49968" table:style-name="ce56">
            <text:p><text:s text:c="2"/>49 96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480" table:style-name="ce56">
            <text:p><text:s text:c="3"/>48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489" table:style-name="ce56">
            <text:p><text:s text:c="2"/>10 48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16" table:style-name="ce56">
            <text:p><text:s/>(-) <text:s text:c="2"/>116</text:p>
          </table:table-cell>
          <table:table-cell office:value-type="float" office:value="10853" table:style-name="ce56">
            <text:p><text:s text:c="2"/>10 853</text:p>
          </table:table-cell>
          <table:table-cell office:value-type="float" office:value="35123" table:style-name="ce56">
            <text:p><text:s text:c="2"/>35 12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2492" table:style-name="ce56">
            <text:p><text:s text:c="2"/>2 492</text:p>
          </table:table-cell>
          <table:table-cell office:value-type="float" office:value="78" table:style-name="ce56">
            <text:p><text:s text:c="3"/>7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4113" table:style-name="ce56">
            <text:p><text:s text:c="2"/>124 11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947" table:style-name="ce56">
            <text:p><text:s text:c="2"/>2 947</text:p>
          </table:table-cell>
          <table:table-cell office:value-type="float" office:value="129630" table:style-name="ce56">
            <text:p><text:s text:c="2"/>129 630</text:p>
          </table:table-cell>
          <table:table-cell office:value-type="float" office:value="147929" table:style-name="ce56">
            <text:p><text:s text:c="2"/>147 929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2654" table:style-name="ce56">
            <text:p><text:s text:c="2"/>2 65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7360" table:style-name="ce56">
            <text:p><text:s text:c="2"/>67 36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3218" table:style-name="ce56">
            <text:p><text:s/>(-) <text:s/>3 218</text:p>
          </table:table-cell>
          <table:table-cell office:value-type="float" office:value="66796" table:style-name="ce56">
            <text:p><text:s text:c="2"/>66 796</text:p>
          </table:table-cell>
          <table:table-cell office:value-type="float" office:value="117456" table:style-name="ce56">
            <text:p><text:s text:c="2"/>117 45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6199" table:style-name="ce57">
            <text:p><text:s text:c="2"/>6 19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545" table:style-name="ce57">
            <text:p><text:s text:c="2"/>21 54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68" table:style-name="ce57">
            <text:p><text:s text:c="3"/>468</text:p>
          </table:table-cell>
          <table:table-cell office:value-type="float" office:value="28212" table:style-name="ce57">
            <text:p><text:s text:c="2"/>28 212</text:p>
          </table:table-cell>
          <table:table-cell office:value-type="float" office:value="29177" table:style-name="ce57">
            <text:p><text:s text:c="2"/>29 17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225" table:style-name="ce57">
            <text:p><text:s text:c="3"/>22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0" table:style-name="ce57">
            <text:p><text:s text:c="3"/>7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42" table:style-name="ce57">
            <text:p><text:s text:c="3"/>342</text:p>
          </table:table-cell>
          <table:table-cell office:value-type="float" office:value="637" table:style-name="ce57">
            <text:p><text:s text:c="3"/>637</text:p>
          </table:table-cell>
          <table:table-cell office:value-type="float" office:value="14574" table:style-name="ce57">
            <text:p><text:s text:c="2"/>14 574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429" table:style-name="ce57">
            <text:p><text:s text:c="3"/>42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59" table:style-name="ce57">
            <text:p><text:s text:c="2"/>1 65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0" table:style-name="ce57">
            <text:p><text:s text:c="3"/>100</text:p>
          </table:table-cell>
          <table:table-cell office:value-type="float" office:value="2188" table:style-name="ce57">
            <text:p><text:s text:c="2"/>2 188</text:p>
          </table:table-cell>
          <table:table-cell office:value-type="float" office:value="27718" table:style-name="ce57">
            <text:p><text:s text:c="2"/>27 71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966" table:style-name="ce57">
            <text:p><text:s text:c="3"/>96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672" table:style-name="ce57">
            <text:p><text:s text:c="2"/>31 67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722" table:style-name="ce57">
            <text:p><text:s/>(-) <text:s text:c="2"/>722</text:p>
          </table:table-cell>
          <table:table-cell office:value-type="float" office:value="31916" table:style-name="ce57">
            <text:p><text:s text:c="2"/>31 916</text:p>
          </table:table-cell>
          <table:table-cell office:value-type="float" office:value="42815" table:style-name="ce57">
            <text:p><text:s text:c="2"/>42 815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1300" table:style-name="ce57">
            <text:p><text:s text:c="2"/>1 300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1034" table:style-name="ce57">
            <text:p><text:s text:c="2"/>121 03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128" table:style-name="ce57">
            <text:p><text:s/>(-) <text:s/>3 128</text:p>
          </table:table-cell>
          <table:table-cell office:value-type="float" office:value="119228" table:style-name="ce57">
            <text:p><text:s text:c="2"/>119 228</text:p>
          </table:table-cell>
          <table:table-cell office:value-type="float" office:value="131152" table:style-name="ce57">
            <text:p><text:s text:c="2"/>131 15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8050" table:style-name="ce56">
            <text:p><text:s text:c="2"/>8 05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3097" table:style-name="ce56">
            <text:p><text:s text:c="2"/>53 09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929" table:style-name="ce56">
            <text:p><text:s/>(-) <text:s/>1 929</text:p>
          </table:table-cell>
          <table:table-cell office:value-type="float" office:value="59218" table:style-name="ce56">
            <text:p><text:s text:c="2"/>59 218</text:p>
          </table:table-cell>
          <table:table-cell office:value-type="float" office:value="66178" table:style-name="ce56">
            <text:p><text:s text:c="2"/>66 17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4722" table:style-name="ce56">
            <text:p><text:s text:c="2"/>4 72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563" table:style-name="ce56">
            <text:p><text:s text:c="2"/>2 563</text:p>
          </table:table-cell>
          <table:table-cell office:value-type="float" office:value="101" table:style-name="ce56">
            <text:p><text:s text:c="3"/>101</text:p>
          </table:table-cell>
          <table:table-cell office:value-type="float" office:value="-542" table:style-name="ce56">
            <text:p><text:s/>(-) <text:s text:c="2"/>542</text:p>
          </table:table-cell>
          <table:table-cell office:value-type="float" office:value="6844" table:style-name="ce56">
            <text:p><text:s text:c="2"/>6 844</text:p>
          </table:table-cell>
          <table:table-cell office:value-type="float" office:value="34868" table:style-name="ce56">
            <text:p><text:s text:c="2"/>34 86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11595" table:style-name="ce56">
            <text:p><text:s text:c="2"/>11 59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75" table:style-name="ce56">
            <text:p><text:s/>(-) <text:s text:c="2"/>175</text:p>
          </table:table-cell>
          <table:table-cell office:value-type="float" office:value="11420" table:style-name="ce56">
            <text:p><text:s text:c="2"/>11 420</text:p>
          </table:table-cell>
          <table:table-cell office:value-type="float" office:value="16615" table:style-name="ce56">
            <text:p><text:s text:c="2"/>16 61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4340" table:style-name="ce56">
            <text:p><text:s text:c="2"/>4 34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536" table:style-name="ce56">
            <text:p><text:s text:c="2"/>15 53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494" table:style-name="ce56">
            <text:p><text:s/>(-) <text:s text:c="2"/>494</text:p>
          </table:table-cell>
          <table:table-cell office:value-type="float" office:value="19382" table:style-name="ce56">
            <text:p><text:s text:c="2"/>19 382</text:p>
          </table:table-cell>
          <table:table-cell office:value-type="float" office:value="80265" table:style-name="ce56">
            <text:p><text:s text:c="2"/>80 26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35" table:style-name="ce56">
            <text:p><text:s text:c="3"/>3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92" table:style-name="ce56">
            <text:p><text:s text:c="3"/>59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639" table:style-name="ce56">
            <text:p><text:s/>(-) <text:s text:c="2"/>639</text:p>
          </table:table-cell>
          <table:table-cell office:value-type="float" office:value="-12" table:style-name="ce56">
            <text:p><text:s/>(-) <text:s text:c="2"/>12</text:p>
          </table:table-cell>
          <table:table-cell office:value-type="float" office:value="33448" table:style-name="ce56">
            <text:p><text:s text:c="2"/>33 44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5839" table:style-name="ce57">
            <text:p><text:s text:c="2"/>5 83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05" table:style-name="ce57">
            <text:p><text:s text:c="3"/>50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0" table:style-name="ce57">
            <text:p><text:s text:c="3"/>60</text:p>
          </table:table-cell>
          <table:table-cell office:value-type="float" office:value="6404" table:style-name="ce57">
            <text:p><text:s text:c="2"/>6 404</text:p>
          </table:table-cell>
          <table:table-cell office:value-type="float" office:value="22159" table:style-name="ce57">
            <text:p><text:s text:c="2"/>22 15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4531" table:style-name="ce57">
            <text:p><text:s text:c="2"/>114 53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4531" table:style-name="ce57">
            <text:p><text:s text:c="2"/>114 531</text:p>
          </table:table-cell>
          <table:table-cell office:value-type="float" office:value="131610" table:style-name="ce57">
            <text:p><text:s text:c="2"/>131 610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46" table:style-name="ce57">
            <text:p><text:s/>(-) <text:s text:c="2"/>346</text:p>
          </table:table-cell>
          <table:table-cell office:value-type="float" office:value="-346" table:style-name="ce57">
            <text:p><text:s/>(-) <text:s text:c="2"/>346</text:p>
          </table:table-cell>
          <table:table-cell office:value-type="float" office:value="19417" table:style-name="ce57">
            <text:p><text:s text:c="2"/>19 41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11364" table:style-name="ce57">
            <text:p><text:s text:c="2"/>11 36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11" table:style-name="ce57">
            <text:p><text:s text:c="3"/>911</text:p>
          </table:table-cell>
          <table:table-cell office:value-type="float" office:value="12275" table:style-name="ce57">
            <text:p><text:s text:c="2"/>12 275</text:p>
          </table:table-cell>
          <table:table-cell office:value-type="float" office:value="24225" table:style-name="ce57">
            <text:p><text:s text:c="2"/>24 225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520" table:style-name="ce57">
            <text:p><text:s text:c="2"/>5 52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520" table:style-name="ce57">
            <text:p><text:s text:c="2"/>5 520</text:p>
          </table:table-cell>
          <table:table-cell office:value-type="float" office:value="121142" table:style-name="ce57">
            <text:p><text:s text:c="2"/>121 14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2845" table:style-name="ce56">
            <text:p><text:s text:c="2"/>2 84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4480" table:style-name="ce56">
            <text:p><text:s text:c="2"/>24 48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491" table:style-name="ce56">
            <text:p><text:s text:c="2"/>3 491</text:p>
          </table:table-cell>
          <table:table-cell office:value-type="float" office:value="30816" table:style-name="ce56">
            <text:p><text:s text:c="2"/>30 816</text:p>
          </table:table-cell>
          <table:table-cell office:value-type="float" office:value="210339" table:style-name="ce56">
            <text:p><text:s text:c="2"/>210 33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2218" table:style-name="ce56">
            <text:p><text:s text:c="2"/>2 21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8823" table:style-name="ce56">
            <text:p><text:s text:c="2"/>28 82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613" table:style-name="ce56">
            <text:p><text:s text:c="2"/>2 613</text:p>
          </table:table-cell>
          <table:table-cell office:value-type="float" office:value="33654" table:style-name="ce56">
            <text:p><text:s text:c="2"/>33 654</text:p>
          </table:table-cell>
          <table:table-cell office:value-type="float" office:value="66036" table:style-name="ce56">
            <text:p><text:s text:c="2"/>66 036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1384" table:style-name="ce56">
            <text:p><text:s text:c="2"/>1 38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3" table:style-name="ce56">
            <text:p><text:s text:c="3"/>2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80" table:style-name="ce56">
            <text:p><text:s text:c="2"/>1 780</text:p>
          </table:table-cell>
          <table:table-cell office:value-type="float" office:value="3187" table:style-name="ce56">
            <text:p><text:s text:c="2"/>3 187</text:p>
          </table:table-cell>
          <table:table-cell office:value-type="float" office:value="60410" table:style-name="ce56">
            <text:p><text:s text:c="2"/>60 41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792" table:style-name="ce56">
            <text:p><text:s text:c="3"/>79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70" table:style-name="ce56">
            <text:p><text:s text:c="2"/>1 270</text:p>
          </table:table-cell>
          <table:table-cell office:value-type="float" office:value="2062" table:style-name="ce56">
            <text:p><text:s text:c="2"/>2 062</text:p>
          </table:table-cell>
          <table:table-cell office:value-type="float" office:value="41912" table:style-name="ce56">
            <text:p><text:s text:c="2"/>41 91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7592" table:style-name="ce56">
            <text:p><text:s text:c="2"/>7 59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28" table:style-name="ce56">
            <text:p><text:s text:c="2"/>1 128</text:p>
          </table:table-cell>
          <table:table-cell office:value-type="float" office:value="8720" table:style-name="ce56">
            <text:p><text:s text:c="2"/>8 720</text:p>
          </table:table-cell>
          <table:table-cell office:value-type="float" office:value="63432" table:style-name="ce56">
            <text:p><text:s text:c="2"/>63 43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5753" table:style-name="ce57">
            <text:p><text:s text:c="2"/>5 75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32" table:style-name="ce57">
            <text:p><text:s text:c="2"/>1 532</text:p>
          </table:table-cell>
          <table:table-cell office:value-type="float" office:value="7285" table:style-name="ce57">
            <text:p><text:s text:c="2"/>7 285</text:p>
          </table:table-cell>
          <table:table-cell office:value-type="float" office:value="55869" table:style-name="ce57">
            <text:p><text:s text:c="2"/>55 86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669" table:style-name="ce57">
            <text:p><text:s text:c="3"/>6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36" table:style-name="ce57">
            <text:p><text:s text:c="3"/>5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20" table:style-name="ce57">
            <text:p><text:s text:c="2"/>1 720</text:p>
          </table:table-cell>
          <table:table-cell office:value-type="float" office:value="2925" table:style-name="ce57">
            <text:p><text:s text:c="2"/>2 925</text:p>
          </table:table-cell>
          <table:table-cell office:value-type="float" office:value="39077" table:style-name="ce57">
            <text:p><text:s text:c="2"/>39 07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3627" table:style-name="ce57">
            <text:p><text:s text:c="2"/>3 62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47" table:style-name="ce57">
            <text:p><text:s text:c="3"/>54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13" table:style-name="ce57">
            <text:p><text:s/>(-) <text:s text:c="2"/>313</text:p>
          </table:table-cell>
          <table:table-cell office:value-type="float" office:value="3861" table:style-name="ce57">
            <text:p><text:s text:c="2"/>3 861</text:p>
          </table:table-cell>
          <table:table-cell office:value-type="float" office:value="30690" table:style-name="ce57">
            <text:p><text:s text:c="2"/>30 690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521" table:style-name="ce57">
            <text:p><text:s text:c="3"/>52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1" table:style-name="ce57">
            <text:p><text:s text:c="3"/>33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00" table:style-name="ce57">
            <text:p><text:s text:c="3"/>900</text:p>
          </table:table-cell>
          <table:table-cell office:value-type="float" office:value="1752" table:style-name="ce57">
            <text:p><text:s text:c="2"/>1 752</text:p>
          </table:table-cell>
          <table:table-cell office:value-type="float" office:value="24631" table:style-name="ce57">
            <text:p><text:s text:c="2"/>24 63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3044" table:style-name="ce57">
            <text:p><text:s text:c="2"/>3 04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4479" table:style-name="ce57">
            <text:p><text:s text:c="2"/>74 47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91" table:style-name="ce57">
            <text:p><text:s text:c="2"/>1 091</text:p>
          </table:table-cell>
          <table:table-cell office:value-type="float" office:value="78614" table:style-name="ce57">
            <text:p><text:s text:c="2"/>78 614</text:p>
          </table:table-cell>
          <table:table-cell office:value-type="float" office:value="94833" table:style-name="ce57">
            <text:p><text:s text:c="2"/>94 83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3084" table:style-name="ce56">
            <text:p><text:s text:c="2"/>3 084</text:p>
          </table:table-cell>
          <table:table-cell office:value-type="float" office:value="9012" table:style-name="ce56">
            <text:p><text:s text:c="2"/>9 01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2817" table:style-name="ce56">
            <text:p><text:s text:c="2"/>82 81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00" table:style-name="ce56">
            <text:p><text:s/>(-) <text:s text:c="2"/>100</text:p>
          </table:table-cell>
          <table:table-cell office:value-type="float" office:value="94813" table:style-name="ce56">
            <text:p><text:s text:c="2"/>94 813</text:p>
          </table:table-cell>
          <table:table-cell office:value-type="float" office:value="128976" table:style-name="ce56">
            <text:p><text:s text:c="2"/>128 97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3820" table:style-name="ce56">
            <text:p><text:s text:c="2"/>3 82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988" table:style-name="ce56">
            <text:p><text:s text:c="2"/>8 98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01" table:style-name="ce56">
            <text:p><text:s text:c="3"/>701</text:p>
          </table:table-cell>
          <table:table-cell office:value-type="float" office:value="13509" table:style-name="ce56">
            <text:p><text:s text:c="2"/>13 509</text:p>
          </table:table-cell>
          <table:table-cell office:value-type="float" office:value="41322" table:style-name="ce56">
            <text:p><text:s text:c="2"/>41 32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2557" table:style-name="ce56">
            <text:p><text:s text:c="2"/>2 55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276" table:style-name="ce56">
            <text:p><text:s text:c="2"/>8 27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3807" table:style-name="ce56">
            <text:p><text:s/>(-) <text:s/>3 807</text:p>
          </table:table-cell>
          <table:table-cell office:value-type="float" office:value="7026" table:style-name="ce56">
            <text:p><text:s text:c="2"/>7 026</text:p>
          </table:table-cell>
          <table:table-cell office:value-type="float" office:value="91239" table:style-name="ce56">
            <text:p><text:s text:c="2"/>91 239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33" table:style-name="ce56">
            <text:p><text:s text:c="3"/>3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65" table:style-name="ce56">
            <text:p><text:s text:c="3"/>265</text:p>
          </table:table-cell>
          <table:table-cell office:value-type="float" office:value="298" table:style-name="ce56">
            <text:p><text:s text:c="3"/>298</text:p>
          </table:table-cell>
          <table:table-cell office:value-type="float" office:value="22289" table:style-name="ce56">
            <text:p><text:s text:c="2"/>22 28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38" table:style-name="ce56">
            <text:p><text:s text:c="3"/>3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43" table:style-name="ce56">
            <text:p><text:s/>(-) <text:s text:c="2"/>43</text:p>
          </table:table-cell>
          <table:table-cell office:value-type="float" office:value="-5" table:style-name="ce56">
            <text:p><text:s/>(-) <text:s text:c="2"/>5</text:p>
          </table:table-cell>
          <table:table-cell office:value-type="float" office:value="32919" table:style-name="ce56">
            <text:p><text:s text:c="2"/>32 91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4910" table:style-name="ce57">
            <text:p><text:s text:c="2"/>4 91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585" table:style-name="ce57">
            <text:p><text:s text:c="2"/>3 58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32" table:style-name="ce57">
            <text:p><text:s text:c="2"/>1 632</text:p>
          </table:table-cell>
          <table:table-cell office:value-type="float" office:value="10127" table:style-name="ce57">
            <text:p><text:s text:c="2"/>10 127</text:p>
          </table:table-cell>
          <table:table-cell office:value-type="float" office:value="67923" table:style-name="ce57">
            <text:p><text:s text:c="2"/>67 923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8284" table:style-name="ce57">
            <text:p><text:s text:c="2"/>8 28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4" table:style-name="ce57">
            <text:p><text:s text:c="3"/>134</text:p>
          </table:table-cell>
          <table:table-cell office:value-type="float" office:value="8418" table:style-name="ce57">
            <text:p><text:s text:c="2"/>8 418</text:p>
          </table:table-cell>
          <table:table-cell office:value-type="float" office:value="13423" table:style-name="ce57">
            <text:p><text:s text:c="2"/>13 423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16142" table:style-name="ce57">
            <text:p><text:s text:c="2"/>16 14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7" table:style-name="ce57">
            <text:p><text:s text:c="3"/>247</text:p>
          </table:table-cell>
          <table:table-cell office:value-type="float" office:value="89" table:style-name="ce57">
            <text:p><text:s text:c="3"/>89</text:p>
          </table:table-cell>
          <table:table-cell office:value-type="float" office:value="-1918" table:style-name="ce57">
            <text:p><text:s/>(-) <text:s/>1 918</text:p>
          </table:table-cell>
          <table:table-cell office:value-type="float" office:value="14560" table:style-name="ce57">
            <text:p><text:s text:c="2"/>14 560</text:p>
          </table:table-cell>
          <table:table-cell office:value-type="float" office:value="106862" table:style-name="ce57">
            <text:p><text:s text:c="2"/>106 862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16473" table:style-name="ce57">
            <text:p><text:s text:c="2"/>16 47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95" table:style-name="ce57">
            <text:p><text:s text:c="3"/>39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38" table:style-name="ce57">
            <text:p><text:s text:c="2"/>1 438</text:p>
          </table:table-cell>
          <table:table-cell office:value-type="float" office:value="18306" table:style-name="ce57">
            <text:p><text:s text:c="2"/>18 306</text:p>
          </table:table-cell>
          <table:table-cell office:value-type="float" office:value="59526" table:style-name="ce57">
            <text:p><text:s text:c="2"/>59 52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41" table:style-name="ce57">
            <text:p><text:s text:c="3"/>4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01" table:style-name="ce57">
            <text:p><text:s/>(-) <text:s text:c="2"/>201</text:p>
          </table:table-cell>
          <table:table-cell office:value-type="float" office:value="-160" table:style-name="ce57">
            <text:p><text:s/>(-) <text:s text:c="2"/>160</text:p>
          </table:table-cell>
          <table:table-cell office:value-type="float" office:value="7482" table:style-name="ce57">
            <text:p><text:s text:c="2"/>7 48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5039" table:style-name="ce56">
            <text:p><text:s text:c="2"/>5 03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091" table:style-name="ce56">
            <text:p><text:s text:c="2"/>17 091</text:p>
          </table:table-cell>
          <table:table-cell office:value-type="float" office:value="10951" table:style-name="ce56">
            <text:p><text:s text:c="2"/>10 951</text:p>
          </table:table-cell>
          <table:table-cell office:value-type="float" office:value="-58" table:style-name="ce56">
            <text:p><text:s/>(-) <text:s text:c="2"/>58</text:p>
          </table:table-cell>
          <table:table-cell office:value-type="float" office:value="33023" table:style-name="ce56">
            <text:p><text:s text:c="2"/>33 023</text:p>
          </table:table-cell>
          <table:table-cell office:value-type="float" office:value="134642" table:style-name="ce56">
            <text:p><text:s text:c="2"/>134 64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367" table:style-name="ce56">
            <text:p><text:s text:c="3"/>36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741" table:style-name="ce56">
            <text:p><text:s/>(-) <text:s text:c="2"/>741</text:p>
          </table:table-cell>
          <table:table-cell office:value-type="float" office:value="-374" table:style-name="ce56">
            <text:p><text:s/>(-) <text:s text:c="2"/>374</text:p>
          </table:table-cell>
          <table:table-cell office:value-type="float" office:value="22050" table:style-name="ce56">
            <text:p><text:s text:c="2"/>22 050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443" table:style-name="ce56">
            <text:p><text:s text:c="3"/>44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2043" table:style-name="ce56">
            <text:p><text:s text:c="2"/>22 043</text:p>
          </table:table-cell>
          <table:table-cell office:value-type="float" office:value="21532" table:style-name="ce56">
            <text:p><text:s text:c="2"/>21 532</text:p>
          </table:table-cell>
          <table:table-cell office:value-type="float" office:value="-275" table:style-name="ce56">
            <text:p><text:s/>(-) <text:s text:c="2"/>275</text:p>
          </table:table-cell>
          <table:table-cell office:value-type="float" office:value="43743" table:style-name="ce56">
            <text:p><text:s text:c="2"/>43 743</text:p>
          </table:table-cell>
          <table:table-cell office:value-type="float" office:value="61221" table:style-name="ce56">
            <text:p><text:s text:c="2"/>61 22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891" table:style-name="ce56">
            <text:p><text:s text:c="3"/>89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4505" table:style-name="ce56">
            <text:p><text:s text:c="2"/>54 505</text:p>
          </table:table-cell>
          <table:table-cell office:value-type="float" office:value="28855" table:style-name="ce56">
            <text:p><text:s text:c="2"/>28 855</text:p>
          </table:table-cell>
          <table:table-cell office:value-type="float" office:value="76" table:style-name="ce56">
            <text:p><text:s text:c="3"/>76</text:p>
          </table:table-cell>
          <table:table-cell office:value-type="float" office:value="84327" table:style-name="ce56">
            <text:p><text:s text:c="2"/>84 327</text:p>
          </table:table-cell>
          <table:table-cell office:value-type="float" office:value="108312" table:style-name="ce56">
            <text:p><text:s text:c="2"/>108 31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1163" table:style-name="ce56">
            <text:p><text:s text:c="2"/>1 16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560" table:style-name="ce56">
            <text:p><text:s text:c="2"/>5 560</text:p>
          </table:table-cell>
          <table:table-cell office:value-type="float" office:value="14675" table:style-name="ce56">
            <text:p><text:s text:c="2"/>14 675</text:p>
          </table:table-cell>
          <table:table-cell office:value-type="float" office:value="-405" table:style-name="ce56">
            <text:p><text:s/>(-) <text:s text:c="2"/>405</text:p>
          </table:table-cell>
          <table:table-cell office:value-type="float" office:value="20993" table:style-name="ce56">
            <text:p><text:s text:c="2"/>20 993</text:p>
          </table:table-cell>
          <table:table-cell office:value-type="float" office:value="30308" table:style-name="ce56">
            <text:p><text:s text:c="2"/>30 30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6568" table:style-name="ce57">
            <text:p><text:s text:c="2"/>6 56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101" table:style-name="ce57">
            <text:p><text:s text:c="2"/>4 101</text:p>
          </table:table-cell>
          <table:table-cell office:value-type="float" office:value="22135" table:style-name="ce57">
            <text:p><text:s text:c="2"/>22 135</text:p>
          </table:table-cell>
          <table:table-cell office:value-type="float" office:value="-512" table:style-name="ce57">
            <text:p><text:s/>(-) <text:s text:c="2"/>512</text:p>
          </table:table-cell>
          <table:table-cell office:value-type="float" office:value="32292" table:style-name="ce57">
            <text:p><text:s text:c="2"/>32 292</text:p>
          </table:table-cell>
          <table:table-cell office:value-type="float" office:value="89302" table:style-name="ce57">
            <text:p><text:s text:c="2"/>89 30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479" table:style-name="ce57">
            <text:p><text:s text:c="3"/>47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546" table:style-name="ce57">
            <text:p><text:s text:c="2"/>40 546</text:p>
          </table:table-cell>
          <table:table-cell office:value-type="float" office:value="1736" table:style-name="ce57">
            <text:p><text:s text:c="2"/>1 736</text:p>
          </table:table-cell>
          <table:table-cell office:value-type="float" office:value="-393" table:style-name="ce57">
            <text:p><text:s/>(-) <text:s text:c="2"/>393</text:p>
          </table:table-cell>
          <table:table-cell office:value-type="float" office:value="42368" table:style-name="ce57">
            <text:p><text:s text:c="2"/>42 368</text:p>
          </table:table-cell>
          <table:table-cell office:value-type="float" office:value="44220" table:style-name="ce57">
            <text:p><text:s text:c="2"/>44 22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2076" table:style-name="ce57">
            <text:p><text:s text:c="2"/>2 07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85" table:style-name="ce57">
            <text:p><text:s text:c="3"/>285</text:p>
          </table:table-cell>
          <table:table-cell office:value-type="float" office:value="30401" table:style-name="ce57">
            <text:p><text:s text:c="2"/>30 401</text:p>
          </table:table-cell>
          <table:table-cell office:value-type="float" office:value="334" table:style-name="ce57">
            <text:p><text:s text:c="3"/>334</text:p>
          </table:table-cell>
          <table:table-cell office:value-type="float" office:value="33096" table:style-name="ce57">
            <text:p><text:s text:c="2"/>33 096</text:p>
          </table:table-cell>
          <table:table-cell office:value-type="float" office:value="38096" table:style-name="ce57">
            <text:p><text:s text:c="2"/>38 096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6000" table:style-name="ce57">
            <text:p><text:s text:c="2"/>6 00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487" table:style-name="ce57">
            <text:p><text:s text:c="2"/>18 487</text:p>
          </table:table-cell>
          <table:table-cell office:value-type="float" office:value="637" table:style-name="ce57">
            <text:p><text:s text:c="3"/>637</text:p>
          </table:table-cell>
          <table:table-cell office:value-type="float" office:value="25124" table:style-name="ce57">
            <text:p><text:s text:c="2"/>25 124</text:p>
          </table:table-cell>
          <table:table-cell office:value-type="float" office:value="32791" table:style-name="ce57">
            <text:p><text:s text:c="2"/>32 79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0493" table:style-name="ce57">
            <text:p><text:s text:c="2"/>10 49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294" table:style-name="ce57">
            <text:p><text:s text:c="2"/>6 294</text:p>
          </table:table-cell>
          <table:table-cell office:value-type="float" office:value="86225" table:style-name="ce57">
            <text:p><text:s text:c="2"/>86 225</text:p>
          </table:table-cell>
          <table:table-cell office:value-type="float" office:value="2112" table:style-name="ce57">
            <text:p><text:s text:c="2"/>2 112</text:p>
          </table:table-cell>
          <table:table-cell office:value-type="float" office:value="105124" table:style-name="ce57">
            <text:p><text:s text:c="2"/>105 124</text:p>
          </table:table-cell>
          <table:table-cell office:value-type="float" office:value="164428" table:style-name="ce57">
            <text:p><text:s text:c="2"/>164 42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8440" table:style-name="ce56">
            <text:p><text:s text:c="2"/>8 44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4600" table:style-name="ce56">
            <text:p><text:s text:c="2"/>144 600</text:p>
          </table:table-cell>
          <table:table-cell office:value-type="float" office:value="49200" table:style-name="ce56">
            <text:p><text:s text:c="2"/>49 200</text:p>
          </table:table-cell>
          <table:table-cell office:value-type="float" office:value="-2475" table:style-name="ce56">
            <text:p><text:s/>(-) <text:s/>2 475</text:p>
          </table:table-cell>
          <table:table-cell office:value-type="float" office:value="199765" table:style-name="ce56">
            <text:p><text:s text:c="2"/>199 765</text:p>
          </table:table-cell>
          <table:table-cell office:value-type="float" office:value="201936" table:style-name="ce56">
            <text:p><text:s text:c="2"/>201 93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7285" table:style-name="ce56">
            <text:p><text:s text:c="2"/>7 28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33" table:style-name="ce56">
            <text:p><text:s text:c="2"/>1 533</text:p>
          </table:table-cell>
          <table:table-cell office:value-type="float" office:value="56230" table:style-name="ce56">
            <text:p><text:s text:c="2"/>56 230</text:p>
          </table:table-cell>
          <table:table-cell office:value-type="float" office:value="-2513" table:style-name="ce56">
            <text:p><text:s/>(-) <text:s/>2 513</text:p>
          </table:table-cell>
          <table:table-cell office:value-type="float" office:value="62535" table:style-name="ce56">
            <text:p><text:s text:c="2"/>62 535</text:p>
          </table:table-cell>
          <table:table-cell office:value-type="float" office:value="69740" table:style-name="ce56">
            <text:p><text:s text:c="2"/>69 740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12135" table:style-name="ce56">
            <text:p><text:s text:c="2"/>12 13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631" table:style-name="ce56">
            <text:p><text:s text:c="2"/>3 631</text:p>
          </table:table-cell>
          <table:table-cell office:value-type="float" office:value="15766" table:style-name="ce56">
            <text:p><text:s text:c="2"/>15 766</text:p>
          </table:table-cell>
          <table:table-cell office:value-type="float" office:value="123069" table:style-name="ce56">
            <text:p><text:s text:c="2"/>123 06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17723" table:style-name="ce56">
            <text:p><text:s text:c="2"/>17 72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8793" table:style-name="ce56">
            <text:p><text:s text:c="2"/>18 793</text:p>
          </table:table-cell>
          <table:table-cell office:value-type="float" office:value="18695" table:style-name="ce56">
            <text:p><text:s text:c="2"/>18 695</text:p>
          </table:table-cell>
          <table:table-cell office:value-type="float" office:value="2804" table:style-name="ce56">
            <text:p><text:s text:c="2"/>2 804</text:p>
          </table:table-cell>
          <table:table-cell office:value-type="float" office:value="58015" table:style-name="ce56">
            <text:p><text:s text:c="2"/>58 015</text:p>
          </table:table-cell>
          <table:table-cell office:value-type="float" office:value="76227" table:style-name="ce56">
            <text:p><text:s text:c="2"/>76 22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1450" table:style-name="ce56">
            <text:p><text:s text:c="2"/>1 45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4286" table:style-name="ce56">
            <text:p><text:s text:c="2"/>54 286</text:p>
          </table:table-cell>
          <table:table-cell office:value-type="float" office:value="13517" table:style-name="ce56">
            <text:p><text:s text:c="2"/>13 517</text:p>
          </table:table-cell>
          <table:table-cell office:value-type="float" office:value="1027" table:style-name="ce56">
            <text:p><text:s text:c="2"/>1 027</text:p>
          </table:table-cell>
          <table:table-cell office:value-type="float" office:value="70280" table:style-name="ce56">
            <text:p><text:s text:c="2"/>70 280</text:p>
          </table:table-cell>
          <table:table-cell office:value-type="float" office:value="74222" table:style-name="ce56">
            <text:p><text:s text:c="2"/>74 22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2076" table:style-name="ce57">
            <text:p><text:s text:c="2"/>2 07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6413" table:style-name="ce57">
            <text:p><text:s text:c="2"/>36 413</text:p>
          </table:table-cell>
          <table:table-cell office:value-type="float" office:value="9567" table:style-name="ce57">
            <text:p><text:s text:c="2"/>9 567</text:p>
          </table:table-cell>
          <table:table-cell office:value-type="float" office:value="2567" table:style-name="ce57">
            <text:p><text:s text:c="2"/>2 567</text:p>
          </table:table-cell>
          <table:table-cell office:value-type="float" office:value="50623" table:style-name="ce57">
            <text:p><text:s text:c="2"/>50 623</text:p>
          </table:table-cell>
          <table:table-cell office:value-type="float" office:value="85422" table:style-name="ce57">
            <text:p><text:s text:c="2"/>85 42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2318" table:style-name="ce57">
            <text:p><text:s text:c="2"/>2 31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3" table:style-name="ce57">
            <text:p><text:s text:c="3"/>213</text:p>
          </table:table-cell>
          <table:table-cell office:value-type="float" office:value="9616" table:style-name="ce57">
            <text:p><text:s text:c="2"/>9 61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147" table:style-name="ce57">
            <text:p><text:s text:c="2"/>12 147</text:p>
          </table:table-cell>
          <table:table-cell office:value-type="float" office:value="78535" table:style-name="ce57">
            <text:p><text:s text:c="2"/>78 53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5671" table:style-name="ce57">
            <text:p><text:s text:c="2"/>65 67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5671" table:style-name="ce57">
            <text:p><text:s text:c="2"/>65 671</text:p>
          </table:table-cell>
          <table:table-cell office:value-type="float" office:value="213110" table:style-name="ce57">
            <text:p><text:s text:c="2"/>213 110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692" table:style-name="ce57">
            <text:p><text:s text:c="2"/>23 69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55" table:style-name="ce57">
            <text:p><text:s text:c="3"/>355</text:p>
          </table:table-cell>
          <table:table-cell office:value-type="float" office:value="24070" table:style-name="ce57">
            <text:p><text:s text:c="2"/>24 070</text:p>
          </table:table-cell>
          <table:table-cell office:value-type="float" office:value="63426" table:style-name="ce57">
            <text:p><text:s text:c="2"/>63 42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178" table:style-name="ce57">
            <text:p><text:s text:c="3"/>17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2600" table:style-name="ce57">
            <text:p><text:s text:c="2"/>312 60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2778" table:style-name="ce57">
            <text:p><text:s text:c="2"/>312 778</text:p>
          </table:table-cell>
          <table:table-cell office:value-type="float" office:value="354722" table:style-name="ce57">
            <text:p><text:s text:c="2"/>354 72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0666" table:style-name="ce56">
            <text:p><text:s text:c="2"/>140 66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0666" table:style-name="ce56">
            <text:p><text:s text:c="2"/>140 666</text:p>
          </table:table-cell>
          <table:table-cell office:value-type="float" office:value="166901" table:style-name="ce56">
            <text:p><text:s text:c="2"/>166 90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4283" table:style-name="ce56">
            <text:p><text:s text:c="2"/>4 28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3889" table:style-name="ce56">
            <text:p><text:s text:c="2"/>93 88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8172" table:style-name="ce56">
            <text:p><text:s text:c="2"/>98 172</text:p>
          </table:table-cell>
          <table:table-cell office:value-type="float" office:value="137584" table:style-name="ce56">
            <text:p><text:s text:c="2"/>137 58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168" table:style-name="ce56">
            <text:p><text:s text:c="3"/>16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2353" table:style-name="ce56">
            <text:p><text:s text:c="2"/>42 35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2521" table:style-name="ce56">
            <text:p><text:s text:c="2"/>42 521</text:p>
          </table:table-cell>
          <table:table-cell office:value-type="float" office:value="62353" table:style-name="ce56">
            <text:p><text:s text:c="2"/>62 353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5524" table:style-name="ce56">
            <text:p><text:s text:c="2"/>5 52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524" table:style-name="ce56">
            <text:p><text:s text:c="2"/>5 524</text:p>
          </table:table-cell>
          <table:table-cell office:value-type="float" office:value="42677" table:style-name="ce56">
            <text:p><text:s text:c="2"/>42 67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980" table:style-name="ce56">
            <text:p><text:s text:c="3"/>98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69" table:style-name="ce56">
            <text:p><text:s text:c="2"/>1 36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349" table:style-name="ce56">
            <text:p><text:s text:c="2"/>2 349</text:p>
          </table:table-cell>
          <table:table-cell office:value-type="float" office:value="141506" table:style-name="ce56">
            <text:p><text:s text:c="2"/>141 50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347" table:style-name="ce57">
            <text:p><text:s text:c="3"/>34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2027" table:style-name="ce57">
            <text:p><text:s text:c="2"/>82 02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2374" table:style-name="ce57">
            <text:p><text:s text:c="2"/>82 374</text:p>
          </table:table-cell>
          <table:table-cell office:value-type="float" office:value="96220" table:style-name="ce57">
            <text:p><text:s text:c="2"/>96 22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5388" table:style-name="ce57">
            <text:p><text:s text:c="2"/>5 38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09" table:style-name="ce57">
            <text:p><text:s text:c="2"/>1 60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997" table:style-name="ce57">
            <text:p><text:s text:c="2"/>6 997</text:p>
          </table:table-cell>
          <table:table-cell office:value-type="float" office:value="25786" table:style-name="ce57">
            <text:p><text:s text:c="2"/>25 78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5862" table:style-name="ce57">
            <text:p><text:s text:c="2"/>5 86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102" table:style-name="ce57">
            <text:p><text:s text:c="2"/>10 10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964" table:style-name="ce57">
            <text:p><text:s text:c="2"/>15 964</text:p>
          </table:table-cell>
          <table:table-cell office:value-type="float" office:value="47174" table:style-name="ce57">
            <text:p><text:s text:c="2"/>47 174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6719" table:style-name="ce57">
            <text:p><text:s text:c="2"/>6 7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866" table:style-name="ce57">
            <text:p><text:s text:c="2"/>21 86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8585" table:style-name="ce57">
            <text:p><text:s text:c="2"/>28 585</text:p>
          </table:table-cell>
          <table:table-cell office:value-type="float" office:value="93701" table:style-name="ce57">
            <text:p><text:s text:c="2"/>93 70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116" table:style-name="ce57">
            <text:p><text:s text:c="3"/>11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00" table:style-name="ce57">
            <text:p><text:s text:c="2"/>2 10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16" table:style-name="ce57">
            <text:p><text:s text:c="2"/>2 216</text:p>
          </table:table-cell>
          <table:table-cell office:value-type="float" office:value="21073" table:style-name="ce57">
            <text:p><text:s text:c="2"/>21 07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4826" table:style-name="ce56">
            <text:p><text:s text:c="2"/>4 82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182" table:style-name="ce56">
            <text:p><text:s text:c="2"/>11 18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008" table:style-name="ce56">
            <text:p><text:s text:c="2"/>16 008</text:p>
          </table:table-cell>
          <table:table-cell office:value-type="float" office:value="42919" table:style-name="ce56">
            <text:p><text:s text:c="2"/>42 91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3556" table:style-name="ce56">
            <text:p><text:s text:c="2"/>3 55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6947" table:style-name="ce56">
            <text:p><text:s text:c="2"/>196 94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00503" table:style-name="ce56">
            <text:p><text:s text:c="2"/>200 503</text:p>
          </table:table-cell>
          <table:table-cell office:value-type="float" office:value="236282" table:style-name="ce56">
            <text:p><text:s text:c="2"/>236 28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912" table:style-name="ce56">
            <text:p><text:s text:c="3"/>91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8914" table:style-name="ce56">
            <text:p><text:s text:c="2"/>18 91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5" table:style-name="ce56">
            <text:p><text:s text:c="3"/>105</text:p>
          </table:table-cell>
          <table:table-cell office:value-type="float" office:value="19931" table:style-name="ce56">
            <text:p><text:s text:c="2"/>19 931</text:p>
          </table:table-cell>
          <table:table-cell office:value-type="float" office:value="33832" table:style-name="ce56">
            <text:p><text:s text:c="2"/>33 832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974" table:style-name="ce56">
            <text:p><text:s text:c="3"/>97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76" table:style-name="ce56">
            <text:p><text:s text:c="2"/>1 97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950" table:style-name="ce56">
            <text:p><text:s text:c="2"/>2 950</text:p>
          </table:table-cell>
          <table:table-cell office:value-type="float" office:value="46588" table:style-name="ce56">
            <text:p><text:s text:c="2"/>46 58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800" table:style-name="ce56">
            <text:p><text:s text:c="3"/>80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5611" table:style-name="ce56">
            <text:p><text:s text:c="2"/>115 61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6411" table:style-name="ce56">
            <text:p><text:s text:c="2"/>116 411</text:p>
          </table:table-cell>
          <table:table-cell office:value-type="float" office:value="202679" table:style-name="ce56">
            <text:p><text:s text:c="2"/>202 67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1400" table:style-name="ce57">
            <text:p><text:s text:c="2"/>1 40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88" table:style-name="ce57">
            <text:p><text:s text:c="3"/>388</text:p>
          </table:table-cell>
          <table:table-cell office:value-type="float" office:value="61303" table:style-name="ce57">
            <text:p><text:s text:c="2"/>61 303</text:p>
          </table:table-cell>
          <table:table-cell office:value-type="float" office:value="55" table:style-name="ce57">
            <text:p><text:s text:c="3"/>55</text:p>
          </table:table-cell>
          <table:table-cell office:value-type="float" office:value="63146" table:style-name="ce57">
            <text:p><text:s text:c="2"/>63 146</text:p>
          </table:table-cell>
          <table:table-cell office:value-type="float" office:value="128402" table:style-name="ce57">
            <text:p><text:s text:c="2"/>128 40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6921" table:style-name="ce57">
            <text:p><text:s text:c="2"/>6 921</text:p>
          </table:table-cell>
          <table:table-cell office:value-type="float" office:value="1330" table:style-name="ce57">
            <text:p><text:s text:c="2"/>1 33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4218" table:style-name="ce57">
            <text:p><text:s text:c="2"/>224 21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2469" table:style-name="ce57">
            <text:p><text:s text:c="2"/>232 469</text:p>
          </table:table-cell>
          <table:table-cell office:value-type="float" office:value="518729" table:style-name="ce57">
            <text:p><text:s text:c="2"/>518 72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4900" table:style-name="ce57">
            <text:p><text:s text:c="2"/>4 90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8507" table:style-name="ce57">
            <text:p><text:s text:c="2"/>78 50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3407" table:style-name="ce57">
            <text:p><text:s text:c="2"/>83 407</text:p>
          </table:table-cell>
          <table:table-cell office:value-type="float" office:value="175701" table:style-name="ce57">
            <text:p><text:s text:c="2"/>175 701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7567" table:style-name="ce57">
            <text:p><text:s text:c="2"/>337 56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7567" table:style-name="ce57">
            <text:p><text:s text:c="2"/>337 567</text:p>
          </table:table-cell>
          <table:table-cell office:value-type="float" office:value="337567" table:style-name="ce57">
            <text:p><text:s text:c="2"/>337 567</text:p>
          </table:table-cell>
          <table:table-cell table:number-columns-repeated="16374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11799" table:style-name="ce24">
            <text:p>11799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3061" table:style-name="ce24">
            <text:p>1306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4860" table:style-name="ce57">
            <text:p><text:s text:c="2"/>24 860</text:p>
          </table:table-cell>
          <table:table-cell office:value-type="float" office:value="182257" table:style-name="ce57">
            <text:p><text:s text:c="2"/>182 25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1653" table:style-name="ce56">
            <text:p><text:s text:c="2"/>41 65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1653" table:style-name="ce56">
            <text:p><text:s text:c="2"/>41 653</text:p>
          </table:table-cell>
          <table:table-cell office:value-type="float" office:value="44278" table:style-name="ce56">
            <text:p><text:s text:c="2"/>44 27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9500" table:style-name="ce56">
            <text:p><text:s text:c="2"/>9 50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55" table:style-name="ce56">
            <text:p><text:s text:c="3"/>555</text:p>
          </table:table-cell>
          <table:table-cell office:value-type="float" office:value="3481" table:style-name="ce56">
            <text:p><text:s text:c="2"/>3 48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536" table:style-name="ce56">
            <text:p><text:s text:c="2"/>13 536</text:p>
          </table:table-cell>
          <table:table-cell office:value-type="float" office:value="73607" table:style-name="ce56">
            <text:p><text:s text:c="2"/>73 607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2516" table:style-name="ce56">
            <text:p><text:s text:c="2"/>2 51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89" table:style-name="ce56">
            <text:p><text:s text:c="2"/>1 28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805" table:style-name="ce56">
            <text:p><text:s text:c="2"/>3 805</text:p>
          </table:table-cell>
          <table:table-cell office:value-type="float" office:value="109002" table:style-name="ce56">
            <text:p><text:s text:c="2"/>109 002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2709" table:style-name="ce56">
            <text:p><text:s text:c="2"/>2 70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245" table:style-name="ce56">
            <text:p><text:s text:c="2"/>4 24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954" table:style-name="ce56">
            <text:p><text:s text:c="2"/>6 954</text:p>
          </table:table-cell>
          <table:table-cell office:value-type="float" office:value="104151" table:style-name="ce56">
            <text:p><text:s text:c="2"/>104 15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3645" table:style-name="ce56">
            <text:p><text:s text:c="2"/>3 64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4009" table:style-name="ce56">
            <text:p><text:s text:c="2"/>24 009</text:p>
          </table:table-cell>
          <table:table-cell office:value-type="float" office:value="2301" table:style-name="ce56">
            <text:p><text:s text:c="2"/>2 30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9955" table:style-name="ce56">
            <text:p><text:s text:c="2"/>29 955</text:p>
          </table:table-cell>
          <table:table-cell office:value-type="float" office:value="81305" table:style-name="ce56">
            <text:p><text:s text:c="2"/>81 305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5178" table:style-name="ce57">
            <text:p><text:s text:c="2"/>5 17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278" table:style-name="ce57">
            <text:p><text:s text:c="2"/>9 27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456" table:style-name="ce57">
            <text:p><text:s text:c="2"/>14 456</text:p>
          </table:table-cell>
          <table:table-cell office:value-type="float" office:value="118189" table:style-name="ce57">
            <text:p><text:s text:c="2"/>118 18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78" table:style-name="ce57">
            <text:p><text:s text:c="3"/>37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78" table:style-name="ce57">
            <text:p><text:s text:c="3"/>378</text:p>
          </table:table-cell>
          <table:table-cell office:value-type="float" office:value="35705" table:style-name="ce57">
            <text:p><text:s text:c="2"/>35 705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77766" table:style-name="ce57">
            <text:p><text:s text:c="2"/>577 76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77766" table:style-name="ce57">
            <text:p><text:s text:c="2"/>577 766</text:p>
          </table:table-cell>
          <table:table-cell office:value-type="float" office:value="577766" table:style-name="ce57">
            <text:p><text:s text:c="2"/>577 766</text:p>
          </table:table-cell>
          <table:table-cell table:number-columns-repeated="16374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591" table:style-name="ce57">
            <text:p><text:s text:c="2"/>12 59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591" table:style-name="ce57">
            <text:p><text:s text:c="2"/>12 591</text:p>
          </table:table-cell>
          <table:table-cell office:value-type="float" office:value="12591" table:style-name="ce57">
            <text:p><text:s text:c="2"/>12 591</text:p>
          </table:table-cell>
          <table:table-cell table:number-columns-repeated="16374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2258" table:style-name="ce57">
            <text:p><text:s text:c="2"/>232 25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2258" table:style-name="ce57">
            <text:p><text:s text:c="2"/>232 258</text:p>
          </table:table-cell>
          <table:table-cell office:value-type="float" office:value="232258" table:style-name="ce57">
            <text:p><text:s text:c="2"/>232 25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39" table:style-name="ce56">
            <text:p><text:s text:c="3"/>3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3538" table:style-name="ce56">
            <text:p><text:s text:c="2"/>83 53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3577" table:style-name="ce56">
            <text:p><text:s text:c="2"/>83 577</text:p>
          </table:table-cell>
          <table:table-cell office:value-type="float" office:value="94004" table:style-name="ce56">
            <text:p><text:s text:c="2"/>94 004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9584" table:style-name="ce56">
            <text:p><text:s text:c="2"/>149 58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9584" table:style-name="ce56">
            <text:p><text:s text:c="2"/>149 584</text:p>
          </table:table-cell>
          <table:table-cell office:value-type="float" office:value="149584" table:style-name="ce56">
            <text:p><text:s text:c="2"/>149 584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32469" table:style-name="ce56">
            <text:p><text:s text:c="2"/>32 469</text:p>
          </table:table-cell>
          <table:table-cell office:value-type="float" office:value="6558" table:style-name="ce56">
            <text:p><text:s text:c="2"/>6 558</text:p>
          </table:table-cell>
          <table:table-cell office:value-type="float" office:value="125316" table:style-name="ce56">
            <text:p><text:s text:c="2"/>125 31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4351" table:style-name="ce56">
            <text:p><text:s text:c="2"/>164 351</text:p>
          </table:table-cell>
          <table:table-cell office:value-type="float" office:value="180342" table:style-name="ce56">
            <text:p><text:s text:c="2"/>180 342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1397" table:style-name="ce56">
            <text:p><text:s text:c="2"/>1 39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411" table:style-name="ce56">
            <text:p><text:s text:c="2"/>7 411</text:p>
          </table:table-cell>
          <table:table-cell office:value-type="float" office:value="27534" table:style-name="ce56">
            <text:p><text:s text:c="2"/>27 53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6342" table:style-name="ce56">
            <text:p><text:s text:c="2"/>36 342</text:p>
          </table:table-cell>
          <table:table-cell office:value-type="float" office:value="41575" table:style-name="ce56">
            <text:p><text:s text:c="2"/>41 575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9529" table:style-name="ce56">
            <text:p><text:s text:c="2"/>39 529</text:p>
          </table:table-cell>
          <table:table-cell office:value-type="float" office:value="34698" table:style-name="ce56">
            <text:p><text:s text:c="2"/>34 69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4227" table:style-name="ce56">
            <text:p><text:s text:c="2"/>74 227</text:p>
          </table:table-cell>
          <table:table-cell office:value-type="float" office:value="78700" table:style-name="ce56">
            <text:p><text:s text:c="2"/>78 70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710" table:style-name="ce57">
            <text:p><text:s text:c="2"/>8 71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710" table:style-name="ce57">
            <text:p><text:s text:c="2"/>8 710</text:p>
          </table:table-cell>
          <table:table-cell office:value-type="float" office:value="26182" table:style-name="ce57">
            <text:p><text:s text:c="2"/>26 182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7147" table:style-name="ce57">
            <text:p><text:s text:c="2"/>37 14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7147" table:style-name="ce57">
            <text:p><text:s text:c="2"/>37 147</text:p>
          </table:table-cell>
          <table:table-cell office:value-type="float" office:value="40671" table:style-name="ce57">
            <text:p><text:s text:c="2"/>40 671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3924" table:style-name="ce57">
            <text:p><text:s text:c="2"/>53 92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3924" table:style-name="ce57">
            <text:p><text:s text:c="2"/>53 924</text:p>
          </table:table-cell>
          <table:table-cell office:value-type="float" office:value="53924" table:style-name="ce57">
            <text:p><text:s text:c="2"/>53 924</text:p>
          </table:table-cell>
          <table:table-cell table:number-columns-repeated="16374"/>
        </table:table-row>
        <table:table-row table:style-name="ro5">
          <table:table-cell table:style-name="ce13"/>
          <table:table-cell table:style-name="ce14"/>
          <table:table-cell table:number-columns-repeated="8" table:style-name="ce47"/>
          <table:table-cell table:number-columns-repeated="16374" table:style-name="ce55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616224" table:style-name="ce49">
            <text:p><text:s text:c="2"/>616 224</text:p>
          </table:table-cell>
          <table:table-cell office:value-type="float" office:value="1015465" table:style-name="ce49">
            <text:p><text:s/>1 015 465</text:p>
          </table:table-cell>
          <table:table-cell office:value-type="float" office:value="77507" table:style-name="ce49">
            <text:p><text:s text:c="2"/>77 507</text:p>
          </table:table-cell>
          <table:table-cell office:value-type="float" office:value="3286960" table:style-name="ce49">
            <text:p><text:s/>3 286 960</text:p>
          </table:table-cell>
          <table:table-cell office:value-type="float" office:value="1067848" table:style-name="ce49">
            <text:p><text:s/>1 067 848</text:p>
          </table:table-cell>
          <table:table-cell office:value-type="float" office:value="26231" table:style-name="ce49">
            <text:p><text:s text:c="2"/>26 231</text:p>
          </table:table-cell>
          <table:table-cell office:value-type="float" office:value="6090235" table:style-name="ce49">
            <text:p><text:s/>6 090 235</text:p>
          </table:table-cell>
          <table:table-cell office:value-type="float" office:value="10645440" table:style-name="ce49">
            <text:p><text:s/>10 645 440</text:p>
          </table:table-cell>
          <table:table-cell table:number-columns-repeated="16374" table:style-name="ce19"/>
        </table:table-row>
        <table:table-row table:style-name="ro4">
          <table:table-cell table:style-name="ce32"/>
          <table:table-cell table:number-columns-repeated="9" table:style-name="ce33"/>
          <table:table-cell table:number-columns-repeated="16374"/>
        </table:table-row>
        <table:table-row table:style-name="ro7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office:value-type="string" table:style-name="ce5">
            <text:p>(1) Exportação de bens e serviços acrescida de ajuste CIF/FOB.</text:p>
          </table:table-cell>
          <table:table-cell table:number-columns-repeated="16383" table:style-name="ce3"/>
        </table:table-row>
        <table:table-row table:number-rows-repeated="1048438" table:style-name="ro7">
          <table:table-cell table:number-columns-repeated="16384"/>
        </table:table-row>
        <table:named-expressions>
          <table:named-range table:name="Print_Area" table:cell-range-address="demanda.$A$1:demanda.$J$136" table:base-cell-address="demanda.$A$1"/>
        </table:named-expressions>
      </table:table>
      <table:table table:name="2m02" table:style-name="ta2"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01</text:p>
            <text:p>Agropecuária</text:p>
          </table:table-cell>
          <table:table-cell office:value-type="string" table:style-name="ce35">
            <text:p>02</text:p>
            <text:p>Extrativa</text:p>
            <text:p>mineral</text:p>
          </table:table-cell>
          <table:table-cell office:value-type="string" table:style-name="ce35">
            <text:p>03</text:p>
            <text:p>Extração de</text:p>
            <text:p>petróleo e gás</text:p>
          </table:table-cell>
          <table:table-cell office:value-type="string" table:style-name="ce35">
            <text:p>04</text:p>
            <text:p>Minerais</text:p>
            <text:p>não-metálicos</text:p>
          </table:table-cell>
          <table:table-cell office:value-type="string" table:style-name="ce38">
            <text:p>05</text:p>
            <text:p>Siderurgia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38190815" table:style-name="ce8">
            <text:p><text:s text:c="2"/>138 191</text:p>
          </table:table-cell>
          <table:table-cell office:value-type="float" office:value="8249472" table:style-name="ce8">
            <text:p><text:s text:c="2"/>8 249</text:p>
          </table:table-cell>
          <table:table-cell office:value-type="float" office:value="46638617" table:style-name="ce8">
            <text:p><text:s text:c="2"/>46 639</text:p>
          </table:table-cell>
          <table:table-cell office:value-type="float" office:value="13605771" table:style-name="ce8">
            <text:p><text:s text:c="2"/>13 606</text:p>
          </table:table-cell>
          <table:table-cell office:value-type="float" office:value="23042977" table:style-name="ce8">
            <text:p><text:s text:c="2"/>23 04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4247085.314200474" table:style-name="ce8">
            <text:p><text:s text:c="2"/>14 247</text:p>
          </table:table-cell>
          <table:table-cell office:value-type="float" office:value="1843642.4860833997" table:style-name="ce8">
            <text:p><text:s text:c="2"/>1 844</text:p>
          </table:table-cell>
          <table:table-cell office:value-type="float" office:value="1859596.6827627386" table:style-name="ce8">
            <text:p><text:s text:c="2"/>1 860</text:p>
          </table:table-cell>
          <table:table-cell office:value-type="float" office:value="3739013.9040696914" table:style-name="ce8">
            <text:p><text:s text:c="2"/>3 739</text:p>
          </table:table-cell>
          <table:table-cell office:value-type="float" office:value="1144876.5348306699" table:style-name="ce8">
            <text:p><text:s text:c="2"/>1 14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1613142.397042375" table:style-name="ce8">
            <text:p><text:s text:c="2"/>11 613</text:p>
          </table:table-cell>
          <table:table-cell office:value-type="float" office:value="1310150.5853519328" table:style-name="ce8">
            <text:p><text:s text:c="2"/>1 310</text:p>
          </table:table-cell>
          <table:table-cell office:value-type="float" office:value="1202308.4222683024" table:style-name="ce8">
            <text:p><text:s text:c="2"/>1 202</text:p>
          </table:table-cell>
          <table:table-cell office:value-type="float" office:value="2650038.9527984574" table:style-name="ce8">
            <text:p><text:s text:c="2"/>2 650</text:p>
          </table:table-cell>
          <table:table-cell office:value-type="float" office:value="774144.36525420984" table:style-name="ce8">
            <text:p><text:s text:c="3"/>77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2633942.9171580994" table:style-name="ce8">
            <text:p><text:s text:c="2"/>2 634</text:p>
          </table:table-cell>
          <table:table-cell office:value-type="float" office:value="533491.90073146694" table:style-name="ce8">
            <text:p><text:s text:c="3"/>533</text:p>
          </table:table-cell>
          <table:table-cell office:value-type="float" office:value="657288.26049443614" table:style-name="ce8">
            <text:p><text:s text:c="3"/>657</text:p>
          </table:table-cell>
          <table:table-cell office:value-type="float" office:value="1088974.9512712341" table:style-name="ce8">
            <text:p><text:s text:c="2"/>1 089</text:p>
          </table:table-cell>
          <table:table-cell office:value-type="float" office:value="370732.16957646003" table:style-name="ce8">
            <text:p><text:s text:c="3"/>37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2629512.2230356932" table:style-name="ce8">
            <text:p><text:s text:c="2"/>2 630</text:p>
          </table:table-cell>
          <table:table-cell office:value-type="float" office:value="459022.05048462556" table:style-name="ce8">
            <text:p><text:s text:c="3"/>459</text:p>
          </table:table-cell>
          <table:table-cell office:value-type="float" office:value="526404.22098093829" table:style-name="ce8">
            <text:p><text:s text:c="3"/>526</text:p>
          </table:table-cell>
          <table:table-cell office:value-type="float" office:value="1051936.7931299675" table:style-name="ce8">
            <text:p><text:s text:c="2"/>1 052</text:p>
          </table:table-cell>
          <table:table-cell office:value-type="float" office:value="306011.91488265299" table:style-name="ce8">
            <text:p><text:s text:c="3"/>30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4430.6941224062457" table:style-name="ce8">
            <text:p><text:s text:c="3"/>4</text:p>
          </table:table-cell>
          <table:table-cell office:value-type="float" office:value="74469.850246841408" table:style-name="ce8">
            <text:p><text:s text:c="3"/>74</text:p>
          </table:table-cell>
          <table:table-cell office:value-type="float" office:value="130884.03951349789" table:style-name="ce8">
            <text:p><text:s text:c="3"/>131</text:p>
          </table:table-cell>
          <table:table-cell office:value-type="float" office:value="37038.158141266562" table:style-name="ce8">
            <text:p><text:s text:c="3"/>37</text:p>
          </table:table-cell>
          <table:table-cell office:value-type="float" office:value="64720.254693807066" table:style-name="ce8">
            <text:p><text:s text:c="3"/>6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24178083.56487168" table:style-name="ce8">
            <text:p><text:s text:c="2"/>124 178</text:p>
          </table:table-cell>
          <table:table-cell office:value-type="float" office:value="5614252.5734053981" table:style-name="ce8">
            <text:p><text:s text:c="2"/>5 614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324654.7700383887" table:style-name="ce8">
            <text:p><text:s text:c="2"/>8 325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481406.16253049893" table:style-name="ce8">
            <text:p><text:s text:c="3"/>481</text:p>
          </table:table-cell>
          <table:table-cell office:value-type="float" office:value="193498.62483160882" table:style-name="ce8">
            <text:p><text:s text:c="3"/>193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3395.32698702057" table:style-name="ce8">
            <text:p><text:s text:c="3"/>63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23696677.40234119" table:style-name="ce8">
            <text:p><text:s text:c="2"/>123 697</text:p>
          </table:table-cell>
          <table:table-cell office:value-type="float" office:value="5420753.9485737896" table:style-name="ce8">
            <text:p><text:s text:c="2"/>5 421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261259.443051368" table:style-name="ce8">
            <text:p><text:s text:c="2"/>8 261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6094.1209278274473" table:style-name="ce8">
            <text:p><text:s text:c="3"/>6</text:p>
          </table:table-cell>
          <table:table-cell office:value-type="float" office:value="791576.94051120197" table:style-name="ce8">
            <text:p><text:s text:c="3"/>792</text:p>
          </table:table-cell>
          <table:table-cell office:value-type="float" office:value="2399053.9830340696" table:style-name="ce8">
            <text:p><text:s text:c="2"/>2 399</text:p>
          </table:table-cell>
          <table:table-cell office:value-type="float" office:value="1542102.3258919199" table:style-name="ce8">
            <text:p><text:s text:c="2"/>1 542</text:p>
          </table:table-cell>
          <table:table-cell office:value-type="float" office:value="3326265.5014251033" table:style-name="ce8">
            <text:p><text:s text:c="2"/>3 3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-240448" table:style-name="ce8">
            <text:p><text:s/>(-) <text:s text:c="2"/>24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259783541" table:style-name="ce8">
            <text:p><text:s text:c="2"/>259 784</text:p>
          </table:table-cell>
          <table:table-cell office:value-type="float" office:value="18641232" table:style-name="ce8">
            <text:p><text:s text:c="2"/>18 641</text:p>
          </table:table-cell>
          <table:table-cell office:value-type="float" office:value="56396200" table:style-name="ce8">
            <text:p><text:s text:c="2"/>56 396</text:p>
          </table:table-cell>
          <table:table-cell office:value-type="float" office:value="35463957" table:style-name="ce8">
            <text:p><text:s text:c="2"/>35 464</text:p>
          </table:table-cell>
          <table:table-cell office:value-type="float" office:value="79269201" table:style-name="ce8">
            <text:p><text:s text:c="2"/>79 26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12711200" table:style-name="ce23">
            <text:p><text:s/>12 711 200</text:p>
          </table:table-cell>
          <table:table-cell office:value-type="float" office:value="245500" table:style-name="ce23">
            <text:p><text:s text:c="2"/>245 500</text:p>
          </table:table-cell>
          <table:table-cell office:value-type="float" office:value="63300" table:style-name="ce23">
            <text:p><text:s text:c="2"/>63 300</text:p>
          </table:table-cell>
          <table:table-cell office:value-type="float" office:value="402500" table:style-name="ce23">
            <text:p><text:s text:c="2"/>402 500</text:p>
          </table:table-cell>
          <table:table-cell office:value-type="float" office:value="82700" table:style-name="ce23">
            <text:p><text:s text:c="2"/>82 7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06</text:p>
            <text:p>Metalurgia</text:p>
            <text:p>não-ferrosos</text:p>
          </table:table-cell>
          <table:table-cell office:value-type="string" table:style-name="ce35">
            <text:p>07</text:p>
            <text:p>Outros</text:p>
            <text:p>metalúrgicos</text:p>
          </table:table-cell>
          <table:table-cell office:value-type="string" table:style-name="ce35">
            <text:p>08</text:p>
            <text:p>Máquinas</text:p>
            <text:p>e tratores</text:p>
          </table:table-cell>
          <table:table-cell office:value-type="string" table:style-name="ce35">
            <text:p>10</text:p>
            <text:p>Material</text:p>
            <text:p>elétrico</text:p>
          </table:table-cell>
          <table:table-cell office:value-type="string" table:style-name="ce38">
            <text:p>11</text:p>
            <text:p>Equipamentos</text:p>
            <text:p>eletrônico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035974" table:style-name="ce8">
            <text:p><text:s text:c="2"/>6 036</text:p>
          </table:table-cell>
          <table:table-cell office:value-type="float" office:value="13938279" table:style-name="ce8">
            <text:p><text:s text:c="2"/>13 938</text:p>
          </table:table-cell>
          <table:table-cell office:value-type="float" office:value="42686504" table:style-name="ce8">
            <text:p><text:s text:c="2"/>42 687</text:p>
          </table:table-cell>
          <table:table-cell office:value-type="float" office:value="4855535" table:style-name="ce8">
            <text:p><text:s text:c="2"/>4 856</text:p>
          </table:table-cell>
          <table:table-cell office:value-type="float" office:value="7065724" table:style-name="ce8">
            <text:p><text:s text:c="2"/>7 06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771536.39475655195" table:style-name="ce8">
            <text:p><text:s text:c="3"/>772</text:p>
          </table:table-cell>
          <table:table-cell office:value-type="float" office:value="6597289.6686251499" table:style-name="ce8">
            <text:p><text:s text:c="2"/>6 597</text:p>
          </table:table-cell>
          <table:table-cell office:value-type="float" office:value="11781932.109687977" table:style-name="ce8">
            <text:p><text:s text:c="2"/>11 782</text:p>
          </table:table-cell>
          <table:table-cell office:value-type="float" office:value="2119689.815602628" table:style-name="ce8">
            <text:p><text:s text:c="2"/>2 120</text:p>
          </table:table-cell>
          <table:table-cell office:value-type="float" office:value="1717010.9018984777" table:style-name="ce8">
            <text:p><text:s text:c="2"/>1 7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541919.8801648817" table:style-name="ce8">
            <text:p><text:s text:c="3"/>542</text:p>
          </table:table-cell>
          <table:table-cell office:value-type="float" office:value="4837513.7612137133" table:style-name="ce8">
            <text:p><text:s text:c="2"/>4 838</text:p>
          </table:table-cell>
          <table:table-cell office:value-type="float" office:value="8235024.805059921" table:style-name="ce8">
            <text:p><text:s text:c="2"/>8 235</text:p>
          </table:table-cell>
          <table:table-cell office:value-type="float" office:value="1547035.2405884862" table:style-name="ce8">
            <text:p><text:s text:c="2"/>1 547</text:p>
          </table:table-cell>
          <table:table-cell office:value-type="float" office:value="1239023.1476953914" table:style-name="ce8">
            <text:p><text:s text:c="2"/>1 23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229616.51459167025" table:style-name="ce8">
            <text:p><text:s text:c="3"/>230</text:p>
          </table:table-cell>
          <table:table-cell office:value-type="float" office:value="1759775.9074114361" table:style-name="ce8">
            <text:p><text:s text:c="2"/>1 760</text:p>
          </table:table-cell>
          <table:table-cell office:value-type="float" office:value="3546907.3046280555" table:style-name="ce8">
            <text:p><text:s text:c="2"/>3 547</text:p>
          </table:table-cell>
          <table:table-cell office:value-type="float" office:value="572654.57501414197" table:style-name="ce8">
            <text:p><text:s text:c="3"/>573</text:p>
          </table:table-cell>
          <table:table-cell office:value-type="float" office:value="477987.7542030862" table:style-name="ce8">
            <text:p><text:s text:c="3"/>47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214215.78155875034" table:style-name="ce8">
            <text:p><text:s text:c="3"/>214</text:p>
          </table:table-cell>
          <table:table-cell office:value-type="float" office:value="1735235.2353393524" table:style-name="ce8">
            <text:p><text:s text:c="2"/>1 735</text:p>
          </table:table-cell>
          <table:table-cell office:value-type="float" office:value="3530033.7550902925" table:style-name="ce8">
            <text:p><text:s text:c="2"/>3 530</text:p>
          </table:table-cell>
          <table:table-cell office:value-type="float" office:value="560442.05119580985" table:style-name="ce8">
            <text:p><text:s text:c="3"/>560</text:p>
          </table:table-cell>
          <table:table-cell office:value-type="float" office:value="448858.98921691452" table:style-name="ce8">
            <text:p><text:s text:c="3"/>44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15400.733032919889" table:style-name="ce8">
            <text:p><text:s text:c="3"/>15</text:p>
          </table:table-cell>
          <table:table-cell office:value-type="float" office:value="24540.6720720837" table:style-name="ce8">
            <text:p><text:s text:c="3"/>25</text:p>
          </table:table-cell>
          <table:table-cell office:value-type="float" office:value="16873.549537762796" table:style-name="ce8">
            <text:p><text:s text:c="3"/>17</text:p>
          </table:table-cell>
          <table:table-cell office:value-type="float" office:value="12212.523818332164" table:style-name="ce8">
            <text:p><text:s text:c="3"/>12</text:p>
          </table:table-cell>
          <table:table-cell office:value-type="float" office:value="29128.76498617166" table:style-name="ce8">
            <text:p><text:s text:c="3"/>2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5224858.8135464862" table:style-name="ce8">
            <text:p><text:s text:c="2"/>5 225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703687.18766326271" table:style-name="ce8">
            <text:p><text:s text:c="3"/>70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4521171.6258832235" table:style-name="ce8">
            <text:p><text:s text:c="2"/>4 521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187447.9822956603" table:style-name="ce8">
            <text:p><text:s text:c="2"/>1 187</text:p>
          </table:table-cell>
          <table:table-cell office:value-type="float" office:value="2116473.5178283649" table:style-name="ce8">
            <text:p><text:s text:c="2"/>2 116</text:p>
          </table:table-cell>
          <table:table-cell office:value-type="float" office:value="3454045.6435244009" table:style-name="ce8">
            <text:p><text:s text:c="2"/>3 454</text:p>
          </table:table-cell>
          <table:table-cell office:value-type="float" office:value="1135187.3173968599" table:style-name="ce8">
            <text:p><text:s text:c="2"/>1 135</text:p>
          </table:table-cell>
          <table:table-cell office:value-type="float" office:value="827347.26466713147" table:style-name="ce8">
            <text:p><text:s text:c="3"/>82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343" table:style-name="ce8">
            <text:p><text:s/>(-) <text:s text:c="2"/>0</text:p>
          </table:table-cell>
          <table:table-cell office:value-type="float" office:value="-227101" table:style-name="ce8">
            <text:p><text:s/>(-) <text:s text:c="2"/>227</text:p>
          </table:table-cell>
          <table:table-cell office:value-type="float" office:value="-79627" table:style-name="ce8">
            <text:p><text:s/>(-) <text:s text:c="2"/>8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28031827" table:style-name="ce8">
            <text:p><text:s text:c="2"/>28 032</text:p>
          </table:table-cell>
          <table:table-cell office:value-type="float" office:value="51275353" table:style-name="ce8">
            <text:p><text:s text:c="2"/>51 275</text:p>
          </table:table-cell>
          <table:table-cell office:value-type="float" office:value="74978406" table:style-name="ce8">
            <text:p><text:s text:c="2"/>74 978</text:p>
          </table:table-cell>
          <table:table-cell office:value-type="float" office:value="25894888" table:style-name="ce8">
            <text:p><text:s text:c="2"/>25 895</text:p>
          </table:table-cell>
          <table:table-cell office:value-type="float" office:value="18842790" table:style-name="ce8">
            <text:p><text:s text:c="2"/>18 84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3900" table:style-name="ce23">
            <text:p><text:s text:c="2"/>63 900</text:p>
          </table:table-cell>
          <table:table-cell office:value-type="float" office:value="722500" table:style-name="ce23">
            <text:p><text:s text:c="2"/>722 500</text:p>
          </table:table-cell>
          <table:table-cell office:value-type="float" office:value="640000" table:style-name="ce23">
            <text:p><text:s text:c="2"/>640 000</text:p>
          </table:table-cell>
          <table:table-cell office:value-type="float" office:value="119100" table:style-name="ce23">
            <text:p><text:s text:c="2"/>119 100</text:p>
          </table:table-cell>
          <table:table-cell office:value-type="float" office:value="96000" table:style-name="ce23">
            <text:p><text:s text:c="2"/>96 0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12</text:p>
            <text:p>Automóveis,</text:p>
            <text:p>caminhões e ônibus</text:p>
          </table:table-cell>
          <table:table-cell office:value-type="string" table:style-name="ce35">
            <text:p>13</text:p>
            <text:p>Outros veículos</text:p>
            <text:p>e peças</text:p>
          </table:table-cell>
          <table:table-cell office:value-type="string" table:style-name="ce35">
            <text:p>14</text:p>
            <text:p>Madeira e</text:p>
            <text:p>mobiliário</text:p>
          </table:table-cell>
          <table:table-cell office:value-type="string" table:style-name="ce35">
            <text:p>15</text:p>
            <text:p>Papel e gráfica</text:p>
          </table:table-cell>
          <table:table-cell office:value-type="string" table:style-name="ce38">
            <text:p>16</text:p>
            <text:p>Indústria</text:p>
            <text:p>da borracha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881668" table:style-name="ce8">
            <text:p><text:s text:c="2"/>6 882</text:p>
          </table:table-cell>
          <table:table-cell office:value-type="float" office:value="8907753" table:style-name="ce8">
            <text:p><text:s text:c="2"/>8 908</text:p>
          </table:table-cell>
          <table:table-cell office:value-type="float" office:value="9953335" table:style-name="ce8">
            <text:p><text:s text:c="2"/>9 953</text:p>
          </table:table-cell>
          <table:table-cell office:value-type="float" office:value="21335664" table:style-name="ce8">
            <text:p><text:s text:c="2"/>21 336</text:p>
          </table:table-cell>
          <table:table-cell office:value-type="float" office:value="5885922" table:style-name="ce8">
            <text:p><text:s text:c="2"/>5 88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2000833.914314935" table:style-name="ce8">
            <text:p><text:s text:c="2"/>2 001</text:p>
          </table:table-cell>
          <table:table-cell office:value-type="float" office:value="5120230.5792491995" table:style-name="ce8">
            <text:p><text:s text:c="2"/>5 120</text:p>
          </table:table-cell>
          <table:table-cell office:value-type="float" office:value="4264224.0836866591" table:style-name="ce8">
            <text:p><text:s text:c="2"/>4 264</text:p>
          </table:table-cell>
          <table:table-cell office:value-type="float" office:value="7238557.8237716323" table:style-name="ce8">
            <text:p><text:s text:c="2"/>7 239</text:p>
          </table:table-cell>
          <table:table-cell office:value-type="float" office:value="999060.92171558714" table:style-name="ce8">
            <text:p><text:s text:c="3"/>99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03407.7677723835" table:style-name="ce8">
            <text:p><text:s text:c="2"/>1 403</text:p>
          </table:table-cell>
          <table:table-cell office:value-type="float" office:value="3646459.951721984" table:style-name="ce8">
            <text:p><text:s text:c="2"/>3 646</text:p>
          </table:table-cell>
          <table:table-cell office:value-type="float" office:value="3206789.7851219196" table:style-name="ce8">
            <text:p><text:s text:c="2"/>3 207</text:p>
          </table:table-cell>
          <table:table-cell office:value-type="float" office:value="5189612.461225396" table:style-name="ce8">
            <text:p><text:s text:c="2"/>5 190</text:p>
          </table:table-cell>
          <table:table-cell office:value-type="float" office:value="734750.02634925372" table:style-name="ce8">
            <text:p><text:s text:c="3"/>73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597426.14654255146" table:style-name="ce8">
            <text:p><text:s text:c="3"/>597</text:p>
          </table:table-cell>
          <table:table-cell office:value-type="float" office:value="1473770.6275272155" table:style-name="ce8">
            <text:p><text:s text:c="2"/>1 474</text:p>
          </table:table-cell>
          <table:table-cell office:value-type="float" office:value="1057434.2985647391" table:style-name="ce8">
            <text:p><text:s text:c="2"/>1 057</text:p>
          </table:table-cell>
          <table:table-cell office:value-type="float" office:value="2048945.362546236" table:style-name="ce8">
            <text:p><text:s text:c="2"/>2 049</text:p>
          </table:table-cell>
          <table:table-cell office:value-type="float" office:value="264310.89536633348" table:style-name="ce8">
            <text:p><text:s text:c="3"/>26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551842.59869165148" table:style-name="ce8">
            <text:p><text:s text:c="3"/>552</text:p>
          </table:table-cell>
          <table:table-cell office:value-type="float" office:value="1433846.9417034471" table:style-name="ce8">
            <text:p><text:s text:c="2"/>1 434</text:p>
          </table:table-cell>
          <table:table-cell office:value-type="float" office:value="1055441.9267710135" table:style-name="ce8">
            <text:p><text:s text:c="2"/>1 055</text:p>
          </table:table-cell>
          <table:table-cell office:value-type="float" office:value="2021271.9757632688" table:style-name="ce8">
            <text:p><text:s text:c="2"/>2 021</text:p>
          </table:table-cell>
          <table:table-cell office:value-type="float" office:value="257375.44890577212" table:style-name="ce8">
            <text:p><text:s text:c="3"/>25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45583.547850899937" table:style-name="ce8">
            <text:p><text:s text:c="3"/>46</text:p>
          </table:table-cell>
          <table:table-cell office:value-type="float" office:value="39923.685823768297" table:style-name="ce8">
            <text:p><text:s text:c="3"/>40</text:p>
          </table:table-cell>
          <table:table-cell office:value-type="float" office:value="1992.3717937254833" table:style-name="ce8">
            <text:p><text:s text:c="3"/>2</text:p>
          </table:table-cell>
          <table:table-cell office:value-type="float" office:value="27673.386782967158" table:style-name="ce8">
            <text:p><text:s text:c="3"/>28</text:p>
          </table:table-cell>
          <table:table-cell office:value-type="float" office:value="6935.4464605613784" table:style-name="ce8">
            <text:p><text:s text:c="3"/>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4729238.0317335781" table:style-name="ce8">
            <text:p><text:s text:c="2"/>4 729</text:p>
          </table:table-cell>
          <table:table-cell office:value-type="float" office:value="11480002.331908077" table:style-name="ce8">
            <text:p><text:s text:c="2"/>11 480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874000.19016164239" table:style-name="ce8">
            <text:p><text:s text:c="3"/>874</text:p>
          </table:table-cell>
          <table:table-cell office:value-type="float" office:value="195927.77232868792" table:style-name="ce8">
            <text:p><text:s text:c="3"/>196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3855237.8415719355" table:style-name="ce8">
            <text:p><text:s text:c="2"/>3 855</text:p>
          </table:table-cell>
          <table:table-cell office:value-type="float" office:value="11284074.559579389" table:style-name="ce8">
            <text:p><text:s text:c="2"/>11 284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659420.5176657604" table:style-name="ce8">
            <text:p><text:s text:c="2"/>1 659</text:p>
          </table:table-cell>
          <table:table-cell office:value-type="float" office:value="1969892.1787367458" table:style-name="ce8">
            <text:p><text:s text:c="2"/>1 970</text:p>
          </table:table-cell>
          <table:table-cell office:value-type="float" office:value="959872.88457976363" table:style-name="ce8">
            <text:p><text:s text:c="3"/>960</text:p>
          </table:table-cell>
          <table:table-cell office:value-type="float" office:value="2617103.8443202893" table:style-name="ce8">
            <text:p><text:s text:c="2"/>2 617</text:p>
          </table:table-cell>
          <table:table-cell office:value-type="float" office:value="810469.84665146586" table:style-name="ce8">
            <text:p><text:s text:c="3"/>8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509595" table:style-name="ce8">
            <text:p><text:s/>(-) <text:s text:c="2"/>51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8532365" table:style-name="ce8">
            <text:p><text:s text:c="2"/>38 532</text:p>
          </table:table-cell>
          <table:table-cell office:value-type="float" office:value="44024630" table:style-name="ce8">
            <text:p><text:s text:c="2"/>44 025</text:p>
          </table:table-cell>
          <table:table-cell office:value-type="float" office:value="26138392" table:style-name="ce8">
            <text:p><text:s text:c="2"/>26 138</text:p>
          </table:table-cell>
          <table:table-cell office:value-type="float" office:value="59540449" table:style-name="ce8">
            <text:p><text:s text:c="2"/>59 540</text:p>
          </table:table-cell>
          <table:table-cell office:value-type="float" office:value="18855512" table:style-name="ce8">
            <text:p><text:s text:c="2"/>18 856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76200" table:style-name="ce23">
            <text:p><text:s text:c="2"/>76 200</text:p>
          </table:table-cell>
          <table:table-cell office:value-type="float" office:value="224500" table:style-name="ce23">
            <text:p><text:s text:c="2"/>224 500</text:p>
          </table:table-cell>
          <table:table-cell office:value-type="float" office:value="913300" table:style-name="ce23">
            <text:p><text:s text:c="2"/>913 300</text:p>
          </table:table-cell>
          <table:table-cell office:value-type="float" office:value="428500" table:style-name="ce23">
            <text:p><text:s text:c="2"/>428 500</text:p>
          </table:table-cell>
          <table:table-cell office:value-type="float" office:value="55000" table:style-name="ce23">
            <text:p><text:s text:c="2"/>55 0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m02.$A$1:2m02.$F$58" table:base-cell-address="2m02.$A$1"/>
        </table:named-expressions>
      </table:table>
      <table:table table:name="2n02" table:style-name="ta2">
        <table:table-column table:style-name="co7" table:default-cell-style-name="ce3"/>
        <table:table-column table:style-name="co11" table:default-cell-style-name="ce3"/>
        <table:table-column table:style-name="co9" table:number-columns-repeated="2" table:default-cell-style-name="ce3"/>
        <table:table-column table:style-name="co12" table:default-cell-style-name="ce3"/>
        <table:table-column table:style-name="co13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17</text:p>
            <text:p>Elementos</text:p>
            <text:p>químicos</text:p>
          </table:table-cell>
          <table:table-cell office:value-type="string" table:style-name="ce35">
            <text:p>18</text:p>
            <text:p>Refino</text:p>
            <text:p>do petróleo</text:p>
          </table:table-cell>
          <table:table-cell office:value-type="string" table:style-name="ce35">
            <text:p>19</text:p>
            <text:p>Químicos</text:p>
            <text:p>diversos</text:p>
          </table:table-cell>
          <table:table-cell office:value-type="string" table:style-name="ce35">
            <text:p>20</text:p>
            <text:p>Farmacêutica</text:p>
            <text:p>e de perfumaria</text:p>
          </table:table-cell>
          <table:table-cell office:value-type="string" table:style-name="ce38">
            <text:p>21</text:p>
            <text:p>Artigos</text:p>
            <text:p>de plástico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5588213" table:style-name="ce8">
            <text:p><text:s text:c="2"/>15 588</text:p>
          </table:table-cell>
          <table:table-cell office:value-type="float" office:value="59391246" table:style-name="ce8">
            <text:p><text:s text:c="2"/>59 391</text:p>
          </table:table-cell>
          <table:table-cell office:value-type="float" office:value="14728792" table:style-name="ce8">
            <text:p><text:s text:c="2"/>14 729</text:p>
          </table:table-cell>
          <table:table-cell office:value-type="float" office:value="8073320" table:style-name="ce8">
            <text:p><text:s text:c="2"/>8 073</text:p>
          </table:table-cell>
          <table:table-cell office:value-type="float" office:value="5458822" table:style-name="ce8">
            <text:p><text:s text:c="2"/>5 45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572847.2235066108" table:style-name="ce8">
            <text:p><text:s text:c="2"/>1 573</text:p>
          </table:table-cell>
          <table:table-cell office:value-type="float" office:value="1789230.5643479312" table:style-name="ce8">
            <text:p><text:s text:c="2"/>1 789</text:p>
          </table:table-cell>
          <table:table-cell office:value-type="float" office:value="3549992.9033294558" table:style-name="ce8">
            <text:p><text:s text:c="2"/>3 550</text:p>
          </table:table-cell>
          <table:table-cell office:value-type="float" office:value="2579383.877016311" table:style-name="ce8">
            <text:p><text:s text:c="2"/>2 579</text:p>
          </table:table-cell>
          <table:table-cell office:value-type="float" office:value="2975496.9481627932" table:style-name="ce8">
            <text:p><text:s text:c="2"/>2 97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132877.4484654064" table:style-name="ce8">
            <text:p><text:s text:c="2"/>1 133</text:p>
          </table:table-cell>
          <table:table-cell office:value-type="float" office:value="1198189.2504020585" table:style-name="ce8">
            <text:p><text:s text:c="2"/>1 198</text:p>
          </table:table-cell>
          <table:table-cell office:value-type="float" office:value="2540690.5581724932" table:style-name="ce8">
            <text:p><text:s text:c="2"/>2 541</text:p>
          </table:table-cell>
          <table:table-cell office:value-type="float" office:value="1872516.2760031503" table:style-name="ce8">
            <text:p><text:s text:c="2"/>1 873</text:p>
          </table:table-cell>
          <table:table-cell office:value-type="float" office:value="2107954.7413285524" table:style-name="ce8">
            <text:p><text:s text:c="2"/>2 10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39969.77504120447" table:style-name="ce8">
            <text:p><text:s text:c="3"/>440</text:p>
          </table:table-cell>
          <table:table-cell office:value-type="float" office:value="591041.31394587271" table:style-name="ce8">
            <text:p><text:s text:c="3"/>591</text:p>
          </table:table-cell>
          <table:table-cell office:value-type="float" office:value="1009302.3451569626" table:style-name="ce8">
            <text:p><text:s text:c="2"/>1 009</text:p>
          </table:table-cell>
          <table:table-cell office:value-type="float" office:value="706867.60101316089" table:style-name="ce8">
            <text:p><text:s text:c="3"/>707</text:p>
          </table:table-cell>
          <table:table-cell office:value-type="float" office:value="867542.20683424093" table:style-name="ce8">
            <text:p><text:s text:c="3"/>86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34235.0968977029" table:style-name="ce8">
            <text:p><text:s text:c="3"/>434</text:p>
          </table:table-cell>
          <table:table-cell office:value-type="float" office:value="459269.29338642559" table:style-name="ce8">
            <text:p><text:s text:c="3"/>459</text:p>
          </table:table-cell>
          <table:table-cell office:value-type="float" office:value="973853.8022886602" table:style-name="ce8">
            <text:p><text:s text:c="3"/>974</text:p>
          </table:table-cell>
          <table:table-cell office:value-type="float" office:value="675353.46098935883" table:style-name="ce8">
            <text:p><text:s text:c="3"/>675</text:p>
          </table:table-cell>
          <table:table-cell office:value-type="float" office:value="856249.6403473625" table:style-name="ce8">
            <text:p><text:s text:c="3"/>85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5734.6781435015755" table:style-name="ce8">
            <text:p><text:s text:c="3"/>6</text:p>
          </table:table-cell>
          <table:table-cell office:value-type="float" office:value="131772.02055944715" table:style-name="ce8">
            <text:p><text:s text:c="3"/>132</text:p>
          </table:table-cell>
          <table:table-cell office:value-type="float" office:value="35448.542868302422" table:style-name="ce8">
            <text:p><text:s text:c="3"/>35</text:p>
          </table:table-cell>
          <table:table-cell office:value-type="float" office:value="31514.140023802036" table:style-name="ce8">
            <text:p><text:s text:c="3"/>32</text:p>
          </table:table-cell>
          <table:table-cell office:value-type="float" office:value="11292.566486878479" table:style-name="ce8">
            <text:p><text:s text:c="3"/>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513696.5571500468" table:style-name="ce8">
            <text:p><text:s text:c="2"/>1 514</text:p>
          </table:table-cell>
          <table:table-cell office:value-type="float" office:value="7909163.3454795796" table:style-name="ce8">
            <text:p><text:s text:c="2"/>7 909</text:p>
          </table:table-cell>
          <table:table-cell office:value-type="float" office:value="2153233.5377818868" table:style-name="ce8">
            <text:p><text:s text:c="2"/>2 153</text:p>
          </table:table-cell>
          <table:table-cell office:value-type="float" office:value="1117073.3028476816" table:style-name="ce8">
            <text:p><text:s text:c="2"/>1 117</text:p>
          </table:table-cell>
          <table:table-cell office:value-type="float" office:value="810640.96296622464" table:style-name="ce8">
            <text:p><text:s text:c="3"/>8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5324208" table:style-name="ce8">
            <text:p><text:s text:c="2"/>35 324</text:p>
          </table:table-cell>
          <table:table-cell office:value-type="float" office:value="189167118" table:style-name="ce8">
            <text:p><text:s text:c="2"/>189 167</text:p>
          </table:table-cell>
          <table:table-cell office:value-type="float" office:value="49427784" table:style-name="ce8">
            <text:p><text:s text:c="2"/>49 428</text:p>
          </table:table-cell>
          <table:table-cell office:value-type="float" office:value="25473967" table:style-name="ce8">
            <text:p><text:s text:c="2"/>25 474</text:p>
          </table:table-cell>
          <table:table-cell office:value-type="float" office:value="17459472" table:style-name="ce8">
            <text:p><text:s text:c="2"/>17 45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8200" table:style-name="ce23">
            <text:p><text:s text:c="2"/>68 200</text:p>
          </table:table-cell>
          <table:table-cell office:value-type="float" office:value="55700" table:style-name="ce23">
            <text:p><text:s text:c="2"/>55 700</text:p>
          </table:table-cell>
          <table:table-cell office:value-type="float" office:value="150600" table:style-name="ce23">
            <text:p><text:s text:c="2"/>150 600</text:p>
          </table:table-cell>
          <table:table-cell office:value-type="float" office:value="117600" table:style-name="ce23">
            <text:p><text:s text:c="2"/>117 600</text:p>
          </table:table-cell>
          <table:table-cell office:value-type="float" office:value="223200" table:style-name="ce23">
            <text:p><text:s text:c="2"/>223 2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22</text:p>
            <text:p>Indústria</text:p>
            <text:p><text:s/>têxtil</text:p>
          </table:table-cell>
          <table:table-cell office:value-type="string" table:style-name="ce35">
            <text:p>23</text:p>
            <text:p>Artigos</text:p>
            <text:p>do vestuário</text:p>
          </table:table-cell>
          <table:table-cell office:value-type="string" table:style-name="ce35">
            <text:p>24</text:p>
            <text:p>Fabricação</text:p>
            <text:p>de calçados</text:p>
          </table:table-cell>
          <table:table-cell office:value-type="string" table:style-name="ce35">
            <text:p>25</text:p>
            <text:p>Indústria<text:s/></text:p>
            <text:p>do café</text:p>
          </table:table-cell>
          <table:table-cell office:value-type="string" table:style-name="ce38">
            <text:p>26</text:p>
            <text:p>Beneficiamento de</text:p>
            <text:p>produtos vegeta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5062481" table:style-name="ce8">
            <text:p><text:s text:c="2"/>5 062</text:p>
          </table:table-cell>
          <table:table-cell office:value-type="float" office:value="6648383" table:style-name="ce8">
            <text:p><text:s text:c="2"/>6 648</text:p>
          </table:table-cell>
          <table:table-cell office:value-type="float" office:value="4276414" table:style-name="ce8">
            <text:p><text:s text:c="2"/>4 276</text:p>
          </table:table-cell>
          <table:table-cell office:value-type="float" office:value="3996563" table:style-name="ce8">
            <text:p><text:s text:c="2"/>3 997</text:p>
          </table:table-cell>
          <table:table-cell office:value-type="float" office:value="7869826" table:style-name="ce8">
            <text:p><text:s text:c="2"/>7 87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851796.290083433" table:style-name="ce8">
            <text:p><text:s text:c="2"/>1 852</text:p>
          </table:table-cell>
          <table:table-cell office:value-type="float" office:value="2902228.6523130373" table:style-name="ce8">
            <text:p><text:s text:c="2"/>2 902</text:p>
          </table:table-cell>
          <table:table-cell office:value-type="float" office:value="1810456.0294622169" table:style-name="ce8">
            <text:p><text:s text:c="2"/>1 810</text:p>
          </table:table-cell>
          <table:table-cell office:value-type="float" office:value="574974.89397107577" table:style-name="ce8">
            <text:p><text:s text:c="3"/>575</text:p>
          </table:table-cell>
          <table:table-cell office:value-type="float" office:value="2073351.9682141743" table:style-name="ce8">
            <text:p><text:s text:c="2"/>2 0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364555.0920902677" table:style-name="ce8">
            <text:p><text:s text:c="2"/>1 365</text:p>
          </table:table-cell>
          <table:table-cell office:value-type="float" office:value="2246623.6837111283" table:style-name="ce8">
            <text:p><text:s text:c="2"/>2 247</text:p>
          </table:table-cell>
          <table:table-cell office:value-type="float" office:value="1321772.9548029883" table:style-name="ce8">
            <text:p><text:s text:c="2"/>1 322</text:p>
          </table:table-cell>
          <table:table-cell office:value-type="float" office:value="442142.91090136691" table:style-name="ce8">
            <text:p><text:s text:c="3"/>442</text:p>
          </table:table-cell>
          <table:table-cell office:value-type="float" office:value="1469232.424059507" table:style-name="ce8">
            <text:p><text:s text:c="2"/>1 46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87241.19799316541" table:style-name="ce8">
            <text:p><text:s text:c="3"/>487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8683.07465922867" table:style-name="ce8">
            <text:p><text:s text:c="3"/>489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604119.5441546673" table:style-name="ce8">
            <text:p><text:s text:c="3"/>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83289.53231334378" table:style-name="ce8">
            <text:p><text:s text:c="3"/>483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7090.7975160589" table:style-name="ce8">
            <text:p><text:s text:c="3"/>487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573501.45090833143" table:style-name="ce8">
            <text:p><text:s text:c="3"/>57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3951.6656798216045" table:style-name="ce8">
            <text:p><text:s text:c="3"/>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592.2771431697786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0618.093246335913" table:style-name="ce8">
            <text:p><text:s text:c="3"/>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884507.9865239905" table:style-name="ce8">
            <text:p><text:s text:c="2"/>1 885</text:p>
          </table:table-cell>
          <table:table-cell office:value-type="float" office:value="3269243.9833741258" table:style-name="ce8">
            <text:p><text:s text:c="2"/>3 269</text:p>
          </table:table-cell>
          <table:table-cell office:value-type="float" office:value="2001183.6486252765" table:style-name="ce8">
            <text:p><text:s text:c="2"/>2 001</text:p>
          </table:table-cell>
          <table:table-cell office:value-type="float" office:value="2855027.9807040128" table:style-name="ce8">
            <text:p><text:s text:c="2"/>2 855</text:p>
          </table:table-cell>
          <table:table-cell office:value-type="float" office:value="4003479.1349532963" table:style-name="ce8">
            <text:p><text:s text:c="2"/>4 00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6514.5627936208302" table:style-name="ce8">
            <text:p><text:s text:c="3"/>7</text:p>
          </table:table-cell>
          <table:table-cell office:value-type="float" office:value="2238831.1534912232" table:style-name="ce8">
            <text:p><text:s text:c="2"/>2 239</text:p>
          </table:table-cell>
          <table:table-cell office:value-type="float" office:value="59062.374502291234" table:style-name="ce8">
            <text:p><text:s text:c="3"/>59</text:p>
          </table:table-cell>
          <table:table-cell office:value-type="float" office:value="27319.130660221243" table:style-name="ce8">
            <text:p><text:s text:c="3"/>27</text:p>
          </table:table-cell>
          <table:table-cell office:value-type="float" office:value="85498.760769951667" table:style-name="ce8">
            <text:p><text:s text:c="3"/>8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877993.4237303697" table:style-name="ce8">
            <text:p><text:s text:c="2"/>1 878</text:p>
          </table:table-cell>
          <table:table-cell office:value-type="float" office:value="1030412.8298829026" table:style-name="ce8">
            <text:p><text:s text:c="2"/>1 030</text:p>
          </table:table-cell>
          <table:table-cell office:value-type="float" office:value="1942121.2741229853" table:style-name="ce8">
            <text:p><text:s text:c="2"/>1 942</text:p>
          </table:table-cell>
          <table:table-cell office:value-type="float" office:value="2827708.8500437913" table:style-name="ce8">
            <text:p><text:s text:c="2"/>2 828</text:p>
          </table:table-cell>
          <table:table-cell office:value-type="float" office:value="3917980.3741833447" table:style-name="ce8">
            <text:p><text:s text:c="2"/>3 91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326176.7233925764" table:style-name="ce8">
            <text:p><text:s text:c="2"/>1 326</text:p>
          </table:table-cell>
          <table:table-cell office:value-type="float" office:value="476910.36431283673" table:style-name="ce8">
            <text:p><text:s text:c="3"/>477</text:p>
          </table:table-cell>
          <table:table-cell office:value-type="float" office:value="464774.32191250677" table:style-name="ce8">
            <text:p><text:s text:c="3"/>465</text:p>
          </table:table-cell>
          <table:table-cell office:value-type="float" office:value="567500.12532491144" table:style-name="ce8">
            <text:p><text:s text:c="3"/>568</text:p>
          </table:table-cell>
          <table:table-cell office:value-type="float" office:value="1792994.896832529" table:style-name="ce8">
            <text:p><text:s text:c="2"/>1 79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940" table:style-name="ce8">
            <text:p><text:s/>(-) <text:s text:c="2"/>1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1055276" table:style-name="ce8">
            <text:p><text:s text:c="2"/>31 055</text:p>
          </table:table-cell>
          <table:table-cell office:value-type="float" office:value="20847390" table:style-name="ce8">
            <text:p><text:s text:c="2"/>20 847</text:p>
          </table:table-cell>
          <table:table-cell office:value-type="float" office:value="11358896" table:style-name="ce8">
            <text:p><text:s text:c="2"/>11 359</text:p>
          </table:table-cell>
          <table:table-cell office:value-type="float" office:value="14024364" table:style-name="ce8">
            <text:p><text:s text:c="2"/>14 024</text:p>
          </table:table-cell>
          <table:table-cell office:value-type="float" office:value="43874928" table:style-name="ce8">
            <text:p><text:s text:c="2"/>43 87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33300" table:style-name="ce23">
            <text:p><text:s text:c="2"/>233 300</text:p>
          </table:table-cell>
          <table:table-cell office:value-type="float" office:value="1668800" table:style-name="ce23">
            <text:p><text:s/>1 668 800</text:p>
          </table:table-cell>
          <table:table-cell office:value-type="float" office:value="399800" table:style-name="ce23">
            <text:p><text:s text:c="2"/>399 800</text:p>
          </table:table-cell>
          <table:table-cell office:value-type="float" office:value="70300" table:style-name="ce23">
            <text:p><text:s text:c="2"/>70 300</text:p>
          </table:table-cell>
          <table:table-cell office:value-type="float" office:value="307600" table:style-name="ce23">
            <text:p><text:s text:c="2"/>307 6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27</text:p>
            <text:p>Abate</text:p>
            <text:p>de animais</text:p>
          </table:table-cell>
          <table:table-cell office:value-type="string" table:style-name="ce35">
            <text:p>28</text:p>
            <text:p>Indústria</text:p>
            <text:p>de laticínios</text:p>
          </table:table-cell>
          <table:table-cell office:value-type="string" table:style-name="ce35">
            <text:p>29</text:p>
            <text:p>Indústria</text:p>
            <text:p>de açúcar</text:p>
          </table:table-cell>
          <table:table-cell office:value-type="string" table:style-name="ce35">
            <text:p>30</text:p>
            <text:p>Fabricação</text:p>
            <text:p>de óleos vegetais</text:p>
          </table:table-cell>
          <table:table-cell office:value-type="string" table:style-name="ce38">
            <text:p>31</text:p>
            <text:p>Outros</text:p>
            <text:p>produtos alimentare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769915" table:style-name="ce8">
            <text:p><text:s text:c="2"/>6 770</text:p>
          </table:table-cell>
          <table:table-cell office:value-type="float" office:value="2525559" table:style-name="ce8">
            <text:p><text:s text:c="2"/>2 526</text:p>
          </table:table-cell>
          <table:table-cell office:value-type="float" office:value="7313195" table:style-name="ce8">
            <text:p><text:s text:c="2"/>7 313</text:p>
          </table:table-cell>
          <table:table-cell office:value-type="float" office:value="6190084" table:style-name="ce8">
            <text:p><text:s text:c="2"/>6 190</text:p>
          </table:table-cell>
          <table:table-cell office:value-type="float" office:value="11831985" table:style-name="ce8">
            <text:p><text:s text:c="2"/>11 83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854904.8435960235" table:style-name="ce8">
            <text:p><text:s text:c="2"/>1 855</text:p>
          </table:table-cell>
          <table:table-cell office:value-type="float" office:value="629248.31257273769" table:style-name="ce8">
            <text:p><text:s text:c="3"/>629</text:p>
          </table:table-cell>
          <table:table-cell office:value-type="float" office:value="1037291.5630281392" table:style-name="ce8">
            <text:p><text:s text:c="2"/>1 037</text:p>
          </table:table-cell>
          <table:table-cell office:value-type="float" office:value="416353.17228072754" table:style-name="ce8">
            <text:p><text:s text:c="3"/>416</text:p>
          </table:table-cell>
          <table:table-cell office:value-type="float" office:value="4600160.8873131759" table:style-name="ce8">
            <text:p><text:s text:c="2"/>4 60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19751.790208681" table:style-name="ce8">
            <text:p><text:s text:c="2"/>1 420</text:p>
          </table:table-cell>
          <table:table-cell office:value-type="float" office:value="469068.00881735235" table:style-name="ce8">
            <text:p><text:s text:c="3"/>469</text:p>
          </table:table-cell>
          <table:table-cell office:value-type="float" office:value="775372.43353233812" table:style-name="ce8">
            <text:p><text:s text:c="3"/>775</text:p>
          </table:table-cell>
          <table:table-cell office:value-type="float" office:value="311222.7881790445" table:style-name="ce8">
            <text:p><text:s text:c="3"/>311</text:p>
          </table:table-cell>
          <table:table-cell office:value-type="float" office:value="3365591.362951681" table:style-name="ce8">
            <text:p><text:s text:c="2"/>3 36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35153.05338734237" table:style-name="ce8">
            <text:p><text:s text:c="3"/>435</text:p>
          </table:table-cell>
          <table:table-cell office:value-type="float" office:value="160180.30375538534" table:style-name="ce8">
            <text:p><text:s text:c="3"/>160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34569.5243614949" table:style-name="ce8">
            <text:p><text:s text:c="2"/>1 23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32577.39690868283" table:style-name="ce8">
            <text:p><text:s text:c="3"/>433</text:p>
          </table:table-cell>
          <table:table-cell office:value-type="float" office:value="158450.1579248441" table:style-name="ce8">
            <text:p><text:s text:c="3"/>158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09231.2441273513" table:style-name="ce8">
            <text:p><text:s text:c="2"/>1 20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2575.6564786595231" table:style-name="ce8">
            <text:p><text:s text:c="3"/>3</text:p>
          </table:table-cell>
          <table:table-cell office:value-type="float" office:value="1730.145830541227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25338.280234143527" table:style-name="ce8">
            <text:p><text:s text:c="3"/>2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2781854.1450156169" table:style-name="ce8">
            <text:p><text:s text:c="2"/>2 782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705940.2905712426" table:style-name="ce8">
            <text:p><text:s text:c="2"/>4 70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76392.383883211252" table:style-name="ce8">
            <text:p><text:s text:c="3"/>76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77574.34929143806" table:style-name="ce8">
            <text:p><text:s text:c="3"/>17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2705461.7611324056" table:style-name="ce8">
            <text:p><text:s text:c="2"/>2 705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528365.9412798043" table:style-name="ce8">
            <text:p><text:s text:c="2"/>4 52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2133156.0113883596" table:style-name="ce8">
            <text:p><text:s text:c="2"/>2 133</text:p>
          </table:table-cell>
          <table:table-cell office:value-type="float" office:value="696552.99818036973" table:style-name="ce8">
            <text:p><text:s text:c="3"/>697</text:p>
          </table:table-cell>
          <table:table-cell office:value-type="float" office:value="915936.96651222091" table:style-name="ce8">
            <text:p><text:s text:c="3"/>916</text:p>
          </table:table-cell>
          <table:table-cell office:value-type="float" office:value="1589754.4016864751" table:style-name="ce8">
            <text:p><text:s text:c="2"/>1 590</text:p>
          </table:table-cell>
          <table:table-cell office:value-type="float" office:value="2525883.822115581" table:style-name="ce8">
            <text:p><text:s text:c="2"/>2 5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52206040" table:style-name="ce8">
            <text:p><text:s text:c="2"/>52 206</text:p>
          </table:table-cell>
          <table:table-cell office:value-type="float" office:value="16643589" table:style-name="ce8">
            <text:p><text:s text:c="2"/>16 644</text:p>
          </table:table-cell>
          <table:table-cell office:value-type="float" office:value="21376783" table:style-name="ce8">
            <text:p><text:s text:c="2"/>21 377</text:p>
          </table:table-cell>
          <table:table-cell office:value-type="float" office:value="38761920" table:style-name="ce8">
            <text:p><text:s text:c="2"/>38 762</text:p>
          </table:table-cell>
          <table:table-cell office:value-type="float" office:value="61343183" table:style-name="ce8">
            <text:p><text:s text:c="2"/>61 343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30400" table:style-name="ce23">
            <text:p><text:s text:c="2"/>230 400</text:p>
          </table:table-cell>
          <table:table-cell office:value-type="float" office:value="57900" table:style-name="ce23">
            <text:p><text:s text:c="2"/>57 900</text:p>
          </table:table-cell>
          <table:table-cell office:value-type="float" office:value="82500" table:style-name="ce23">
            <text:p><text:s text:c="2"/>82 500</text:p>
          </table:table-cell>
          <table:table-cell office:value-type="float" office:value="35800" table:style-name="ce23">
            <text:p><text:s text:c="2"/>35 800</text:p>
          </table:table-cell>
          <table:table-cell office:value-type="float" office:value="624700" table:style-name="ce23">
            <text:p><text:s text:c="2"/>624 7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n02.$A$1:2n02.$F$58" table:base-cell-address="2n02.$A$1"/>
        </table:named-expressions>
      </table:table>
      <table:table table:name="2o02" table:style-name="ta2">
        <table:table-column table:style-name="co7" table:default-cell-style-name="ce3"/>
        <table:table-column table:style-name="co14" table:default-cell-style-name="ce3"/>
        <table:table-column table:style-name="co10" table:default-cell-style-name="ce3"/>
        <table:table-column table:style-name="co13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clus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32</text:p>
            <text:p>Indústrias</text:p>
            <text:p>diversas</text:p>
          </table:table-cell>
          <table:table-cell office:value-type="string" table:style-name="ce35">
            <text:p>33</text:p>
            <text:p>Serviços</text:p>
            <text:p>industriais</text:p>
            <text:p>de utilidade</text:p>
          </table:table-cell>
          <table:table-cell office:value-type="string" table:style-name="ce35">
            <text:p>34</text:p>
            <text:p>Construção</text:p>
            <text:p>civil</text:p>
          </table:table-cell>
          <table:table-cell office:value-type="string" table:style-name="ce35">
            <text:p>35</text:p>
            <text:p>Comércio</text:p>
          </table:table-cell>
          <table:table-cell office:value-type="string" table:style-name="ce38">
            <text:p>36</text:p>
            <text:p>Transportes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7536961" table:style-name="ce8">
            <text:p><text:s text:c="2"/>7 537</text:p>
          </table:table-cell>
          <table:table-cell office:value-type="float" office:value="47594307" table:style-name="ce8">
            <text:p><text:s text:c="2"/>47 594</text:p>
          </table:table-cell>
          <table:table-cell office:value-type="float" office:value="100951217" table:style-name="ce8">
            <text:p><text:s text:c="2"/>100 951</text:p>
          </table:table-cell>
          <table:table-cell office:value-type="float" office:value="107501248" table:style-name="ce8">
            <text:p><text:s text:c="2"/>107 501</text:p>
          </table:table-cell>
          <table:table-cell office:value-type="float" office:value="34185740" table:style-name="ce8">
            <text:p><text:s text:c="2"/>34 18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441314.3157843673" table:style-name="ce8">
            <text:p><text:s text:c="2"/>1 441</text:p>
          </table:table-cell>
          <table:table-cell office:value-type="float" office:value="14228875.140270546" table:style-name="ce8">
            <text:p><text:s text:c="2"/>14 229</text:p>
          </table:table-cell>
          <table:table-cell office:value-type="float" office:value="12330982.203024708" table:style-name="ce8">
            <text:p><text:s text:c="2"/>12 331</text:p>
          </table:table-cell>
          <table:table-cell office:value-type="float" office:value="49739660.4654411" table:style-name="ce8">
            <text:p><text:s text:c="2"/>49 740</text:p>
          </table:table-cell>
          <table:table-cell office:value-type="float" office:value="20398259.946997765" table:style-name="ce8">
            <text:p><text:s text:c="2"/>20 39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036023.4048998738" table:style-name="ce8">
            <text:p><text:s text:c="2"/>1 036</text:p>
          </table:table-cell>
          <table:table-cell office:value-type="float" office:value="10032430.346670045" table:style-name="ce8">
            <text:p><text:s text:c="2"/>10 032</text:p>
          </table:table-cell>
          <table:table-cell office:value-type="float" office:value="9528761.0964450836" table:style-name="ce8">
            <text:p><text:s text:c="2"/>9 529</text:p>
          </table:table-cell>
          <table:table-cell office:value-type="float" office:value="37266795.613101013" table:style-name="ce8">
            <text:p><text:s text:c="2"/>37 267</text:p>
          </table:table-cell>
          <table:table-cell office:value-type="float" office:value="14916925.523117648" table:style-name="ce8">
            <text:p><text:s text:c="2"/>14 9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05290.91088449338" table:style-name="ce8">
            <text:p><text:s text:c="3"/>405</text:p>
          </table:table-cell>
          <table:table-cell office:value-type="float" office:value="4196444.7936005015" table:style-name="ce8">
            <text:p><text:s text:c="2"/>4 196</text:p>
          </table:table-cell>
          <table:table-cell office:value-type="float" office:value="2802221.1065796237" table:style-name="ce8">
            <text:p><text:s text:c="2"/>2 802</text:p>
          </table:table-cell>
          <table:table-cell office:value-type="float" office:value="12472864.852340087" table:style-name="ce8">
            <text:p><text:s text:c="2"/>12 473</text:p>
          </table:table-cell>
          <table:table-cell office:value-type="float" office:value="5481334.4238801179" table:style-name="ce8">
            <text:p><text:s text:c="2"/>5 48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385225.04989774851" table:style-name="ce8">
            <text:p><text:s text:c="3"/>385</text:p>
          </table:table-cell>
          <table:table-cell office:value-type="float" office:value="3357028.6191851222" table:style-name="ce8">
            <text:p><text:s text:c="2"/>3 357</text:p>
          </table:table-cell>
          <table:table-cell office:value-type="float" office:value="2788735.0698511642" table:style-name="ce8">
            <text:p><text:s text:c="2"/>2 789</text:p>
          </table:table-cell>
          <table:table-cell office:value-type="float" office:value="12433239.918438535" table:style-name="ce8">
            <text:p><text:s text:c="2"/>12 433</text:p>
          </table:table-cell>
          <table:table-cell office:value-type="float" office:value="5336611.6966356393" table:style-name="ce8">
            <text:p><text:s text:c="2"/>5 33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20065.86098674489" table:style-name="ce8">
            <text:p><text:s text:c="3"/>20</text:p>
          </table:table-cell>
          <table:table-cell office:value-type="float" office:value="839416.17441537965" table:style-name="ce8">
            <text:p><text:s text:c="3"/>839</text:p>
          </table:table-cell>
          <table:table-cell office:value-type="float" office:value="13486.036728459427" table:style-name="ce8">
            <text:p><text:s text:c="3"/>13</text:p>
          </table:table-cell>
          <table:table-cell office:value-type="float" office:value="39624.933901552664" table:style-name="ce8">
            <text:p><text:s text:c="3"/>40</text:p>
          </table:table-cell>
          <table:table-cell office:value-type="float" office:value="144722.72724447833" table:style-name="ce8">
            <text:p><text:s text:c="3"/>14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5300167.6219978854" table:style-name="ce8">
            <text:p><text:s text:c="2"/>5 300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83386221.996555358" table:style-name="ce8">
            <text:p><text:s text:c="2"/>83 386</text:p>
          </table:table-cell>
          <table:table-cell office:value-type="float" office:value="41707620.650768019" table:style-name="ce8">
            <text:p><text:s text:c="2"/>41 708</text:p>
          </table:table-cell>
          <table:table-cell office:value-type="float" office:value="10679120.654999137" table:style-name="ce8">
            <text:p><text:s text:c="2"/>10 67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165083.550908312" table:style-name="ce8">
            <text:p><text:s text:c="3"/>165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584467.7235809602" table:style-name="ce8">
            <text:p><text:s text:c="2"/>6 584</text:p>
          </table:table-cell>
          <table:table-cell office:value-type="float" office:value="21624844.198250197" table:style-name="ce8">
            <text:p><text:s text:c="2"/>21 625</text:p>
          </table:table-cell>
          <table:table-cell office:value-type="float" office:value="8447776.5772655997" table:style-name="ce8">
            <text:p><text:s text:c="2"/>8 44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5135084.0710895732" table:style-name="ce8">
            <text:p><text:s text:c="2"/>5 135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76801754.272974402" table:style-name="ce8">
            <text:p><text:s text:c="2"/>76 802</text:p>
          </table:table-cell>
          <table:table-cell office:value-type="float" office:value="20082776.452517822" table:style-name="ce8">
            <text:p><text:s text:c="2"/>20 083</text:p>
          </table:table-cell>
          <table:table-cell office:value-type="float" office:value="2231344.0777335372" table:style-name="ce8">
            <text:p><text:s text:c="2"/>2 2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795479.06221774709" table:style-name="ce8">
            <text:p><text:s text:c="3"/>795</text:p>
          </table:table-cell>
          <table:table-cell office:value-type="float" office:value="4374815.3108594986" table:style-name="ce8">
            <text:p><text:s text:c="2"/>4 375</text:p>
          </table:table-cell>
          <table:table-cell office:value-type="float" office:value="6017293.8004199257" table:style-name="ce8">
            <text:p><text:s text:c="2"/>6 017</text:p>
          </table:table-cell>
          <table:table-cell office:value-type="float" office:value="16808185.883790873" table:style-name="ce8">
            <text:p><text:s text:c="2"/>16 808</text:p>
          </table:table-cell>
          <table:table-cell office:value-type="float" office:value="3919572.3980030986" table:style-name="ce8">
            <text:p><text:s text:c="2"/>3 92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141573" table:style-name="ce8">
            <text:p><text:s/>(-) <text:s text:c="2"/>142</text:p>
          </table:table-cell>
          <table:table-cell office:value-type="float" office:value="-783281" table:style-name="ce8">
            <text:p><text:s/>(-) <text:s text:c="2"/>783</text:p>
          </table:table-cell>
          <table:table-cell office:value-type="float" office:value="-754219" table:style-name="ce8">
            <text:p><text:s/>(-) <text:s text:c="2"/>754</text:p>
          </table:table-cell>
          <table:table-cell office:value-type="float" office:value="-811213" table:style-name="ce8">
            <text:p><text:s/>(-) <text:s text:c="2"/>8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19068799" table:style-name="ce8">
            <text:p><text:s text:c="2"/>19 069</text:p>
          </table:table-cell>
          <table:table-cell office:value-type="float" office:value="96754004" table:style-name="ce8">
            <text:p><text:s text:c="2"/>96 754</text:p>
          </table:table-cell>
          <table:table-cell office:value-type="float" office:value="192867698" table:style-name="ce8">
            <text:p><text:s text:c="2"/>192 868</text:p>
          </table:table-cell>
          <table:table-cell office:value-type="float" office:value="215114022" table:style-name="ce8">
            <text:p><text:s text:c="2"/>215 114</text:p>
          </table:table-cell>
          <table:table-cell office:value-type="float" office:value="105705191" table:style-name="ce8">
            <text:p><text:s text:c="2"/>105 70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340700" table:style-name="ce23">
            <text:p><text:s text:c="2"/>340 700</text:p>
          </table:table-cell>
          <table:table-cell office:value-type="float" office:value="242300" table:style-name="ce23">
            <text:p><text:s text:c="2"/>242 300</text:p>
          </table:table-cell>
          <table:table-cell office:value-type="float" office:value="3771400" table:style-name="ce23">
            <text:p><text:s/>3 771 400</text:p>
          </table:table-cell>
          <table:table-cell office:value-type="float" office:value="11296000" table:style-name="ce23">
            <text:p><text:s/>11 296 000</text:p>
          </table:table-cell>
          <table:table-cell office:value-type="float" office:value="2817100" table:style-name="ce23">
            <text:p><text:s/>2 817 1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37</text:p>
            <text:p>Comunicações</text:p>
          </table:table-cell>
          <table:table-cell office:value-type="string" table:style-name="ce35">
            <text:p>38</text:p>
            <text:p>Instituições</text:p>
            <text:p>financeiras</text:p>
          </table:table-cell>
          <table:table-cell office:value-type="string" table:style-name="ce35">
            <text:p>39</text:p>
            <text:p>Serviços</text:p>
            <text:p>prestados às famílias</text:p>
          </table:table-cell>
          <table:table-cell office:value-type="string" table:style-name="ce35">
            <text:p>40</text:p>
            <text:p>Serviços</text:p>
            <text:p>prestados às</text:p>
            <text:p>empresas</text:p>
          </table:table-cell>
          <table:table-cell office:value-type="string" table:style-name="ce38">
            <text:p>41</text:p>
            <text:p>Aluguel</text:p>
            <text:p>de imóve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44151251" table:style-name="ce8">
            <text:p><text:s text:c="2"/>44 151</text:p>
          </table:table-cell>
          <table:table-cell office:value-type="float" office:value="97459330" table:style-name="ce8">
            <text:p><text:s text:c="2"/>97 459</text:p>
          </table:table-cell>
          <table:table-cell office:value-type="float" office:value="67056942" table:style-name="ce8">
            <text:p><text:s text:c="2"/>67 057</text:p>
          </table:table-cell>
          <table:table-cell office:value-type="float" office:value="60490339" table:style-name="ce8">
            <text:p><text:s text:c="2"/>60 490</text:p>
          </table:table-cell>
          <table:table-cell office:value-type="float" office:value="142543933" table:style-name="ce8">
            <text:p><text:s text:c="2"/>142 54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2628493.593236156" table:style-name="ce8">
            <text:p><text:s text:c="2"/>12 628</text:p>
          </table:table-cell>
          <table:table-cell office:value-type="float" office:value="37530172.773369111" table:style-name="ce8">
            <text:p><text:s text:c="2"/>37 530</text:p>
          </table:table-cell>
          <table:table-cell office:value-type="float" office:value="40464729.438082188" table:style-name="ce8">
            <text:p><text:s text:c="2"/>40 465</text:p>
          </table:table-cell>
          <table:table-cell office:value-type="float" office:value="30950353.750870243" table:style-name="ce8">
            <text:p><text:s text:c="2"/>30 950</text:p>
          </table:table-cell>
          <table:table-cell office:value-type="float" office:value="2126414.2706471141" table:style-name="ce8">
            <text:p><text:s text:c="2"/>2 1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9371151.0102243386" table:style-name="ce8">
            <text:p><text:s text:c="2"/>9 371</text:p>
          </table:table-cell>
          <table:table-cell office:value-type="float" office:value="30254687.133756973" table:style-name="ce8">
            <text:p><text:s text:c="2"/>30 255</text:p>
          </table:table-cell>
          <table:table-cell office:value-type="float" office:value="37808813.745342776" table:style-name="ce8">
            <text:p><text:s text:c="2"/>37 809</text:p>
          </table:table-cell>
          <table:table-cell office:value-type="float" office:value="22636784.222261921" table:style-name="ce8">
            <text:p><text:s text:c="2"/>22 637</text:p>
          </table:table-cell>
          <table:table-cell office:value-type="float" office:value="1604446.1910315361" table:style-name="ce8">
            <text:p><text:s text:c="2"/>1 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3257342.5830118163" table:style-name="ce8">
            <text:p><text:s text:c="2"/>3 257</text:p>
          </table:table-cell>
          <table:table-cell office:value-type="float" office:value="7275485.6396121392" table:style-name="ce8">
            <text:p><text:s text:c="2"/>7 275</text:p>
          </table:table-cell>
          <table:table-cell office:value-type="float" office:value="2655915.6927394108" table:style-name="ce8">
            <text:p><text:s text:c="2"/>2 656</text:p>
          </table:table-cell>
          <table:table-cell office:value-type="float" office:value="8313569.5286083221" table:style-name="ce8">
            <text:p><text:s text:c="2"/>8 31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3087874.3411748111" table:style-name="ce8">
            <text:p><text:s text:c="2"/>3 088</text:p>
          </table:table-cell>
          <table:table-cell office:value-type="float" office:value="6155922.9784494601" table:style-name="ce8">
            <text:p><text:s text:c="2"/>6 156</text:p>
          </table:table-cell>
          <table:table-cell office:value-type="float" office:value="2618591.0878181374" table:style-name="ce8">
            <text:p><text:s text:c="2"/>2 619</text:p>
          </table:table-cell>
          <table:table-cell office:value-type="float" office:value="8274192.4440971324" table:style-name="ce8">
            <text:p><text:s text:c="2"/>8 27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169468.24183700528" table:style-name="ce8">
            <text:p><text:s text:c="3"/>169</text:p>
          </table:table-cell>
          <table:table-cell office:value-type="float" office:value="1119562.6611626789" table:style-name="ce8">
            <text:p><text:s text:c="2"/>1 120</text:p>
          </table:table-cell>
          <table:table-cell office:value-type="float" office:value="37324.604921273363" table:style-name="ce8">
            <text:p><text:s text:c="3"/>37</text:p>
          </table:table-cell>
          <table:table-cell office:value-type="float" office:value="39377.084511189736" table:style-name="ce8">
            <text:p><text:s text:c="3"/>39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52723348.863647021" table:style-name="ce8">
            <text:p><text:s text:c="2"/>52 723</text:p>
          </table:table-cell>
          <table:table-cell office:value-type="float" office:value="20136254.340374865" table:style-name="ce8">
            <text:p><text:s text:c="2"/>20 136</text:p>
          </table:table-cell>
          <table:table-cell office:value-type="float" office:value="25562700.92266342" table:style-name="ce8">
            <text:p><text:s text:c="2"/>25 563</text:p>
          </table:table-cell>
          <table:table-cell office:value-type="float" office:value="138780498.36873919" table:style-name="ce8">
            <text:p><text:s text:c="2"/>138 78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759014.0274202824" table:style-name="ce8">
            <text:p><text:s text:c="2"/>3 759</text:p>
          </table:table-cell>
          <table:table-cell office:value-type="float" office:value="16879195.724697173" table:style-name="ce8">
            <text:p><text:s text:c="2"/>16 879</text:p>
          </table:table-cell>
          <table:table-cell office:value-type="float" office:value="6365994.3356223302" table:style-name="ce8">
            <text:p><text:s text:c="2"/>6 366</text:p>
          </table:table-cell>
          <table:table-cell office:value-type="float" office:value="747120.29407179635" table:style-name="ce8">
            <text:p><text:s text:c="3"/>74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48964334.836226739" table:style-name="ce8">
            <text:p><text:s text:c="2"/>48 964</text:p>
          </table:table-cell>
          <table:table-cell office:value-type="float" office:value="3257058.615677692" table:style-name="ce8">
            <text:p><text:s text:c="2"/>3 257</text:p>
          </table:table-cell>
          <table:table-cell office:value-type="float" office:value="19196706.587041091" table:style-name="ce8">
            <text:p><text:s text:c="2"/>19 197</text:p>
          </table:table-cell>
          <table:table-cell office:value-type="float" office:value="138033378.07466739" table:style-name="ce8">
            <text:p><text:s text:c="2"/>138 03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3255028.1028040187" table:style-name="ce8">
            <text:p><text:s text:c="2"/>3 255</text:p>
          </table:table-cell>
          <table:table-cell office:value-type="float" office:value="7205808.3629838731" table:style-name="ce8">
            <text:p><text:s text:c="2"/>7 206</text:p>
          </table:table-cell>
          <table:table-cell office:value-type="float" office:value="6455958.2215429489" table:style-name="ce8">
            <text:p><text:s text:c="2"/>6 456</text:p>
          </table:table-cell>
          <table:table-cell office:value-type="float" office:value="3977284.3264663331" table:style-name="ce8">
            <text:p><text:s text:c="2"/>3 977</text:p>
          </table:table-cell>
          <table:table-cell office:value-type="float" office:value="1637020.360613704" table:style-name="ce8">
            <text:p><text:s text:c="2"/>1 63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-68833" table:style-name="ce8">
            <text:p><text:s/>(-) <text:s text:c="2"/>69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70489953" table:style-name="ce8">
            <text:p><text:s text:c="2"/>70 490</text:p>
          </table:table-cell>
          <table:table-cell office:value-type="float" office:value="137891866" table:style-name="ce8">
            <text:p><text:s text:c="2"/>137 892</text:p>
          </table:table-cell>
          <table:table-cell office:value-type="float" office:value="135804015" table:style-name="ce8">
            <text:p><text:s text:c="2"/>135 804</text:p>
          </table:table-cell>
          <table:table-cell office:value-type="float" office:value="91726582" table:style-name="ce8">
            <text:p><text:s text:c="2"/>91 727</text:p>
          </table:table-cell>
          <table:table-cell office:value-type="float" office:value="151309568" table:style-name="ce8">
            <text:p><text:s text:c="2"/>151 3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69900" table:style-name="ce23">
            <text:p><text:s text:c="2"/>269 900</text:p>
          </table:table-cell>
          <table:table-cell office:value-type="float" office:value="817100" table:style-name="ce23">
            <text:p><text:s text:c="2"/>817 100</text:p>
          </table:table-cell>
          <table:table-cell office:value-type="float" office:value="10416900" table:style-name="ce23">
            <text:p><text:s/>10 416 900</text:p>
          </table:table-cell>
          <table:table-cell office:value-type="float" office:value="3238300" table:style-name="ce23">
            <text:p><text:s/>3 238 300</text:p>
          </table:table-cell>
          <table:table-cell office:value-type="float" office:value="257500" table:style-name="ce23">
            <text:p><text:s text:c="2"/>257 5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42</text:p>
            <text:p>Administração</text:p>
            <text:p>pública</text:p>
          </table:table-cell>
          <table:table-cell office:value-type="string" table:style-name="ce35">
            <text:p>43</text:p>
            <text:p>Serviços privados</text:p>
            <text:p>não-mercantis</text:p>
          </table:table-cell>
          <table:table-cell office:value-type="string" table:style-name="ce35">
            <text:p>46</text:p>
            <text:p>Dummy</text:p>
            <text:p>financeiro</text:p>
          </table:table-cell>
          <table:table-cell office:value-type="string" table:style-name="ce35">
            <text:p>Total</text:p>
            <text:p>do produto</text:p>
          </table:table-cell>
          <table:table-cell table:style-name="ce38"/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220458387" table:style-name="ce8">
            <text:p><text:s text:c="2"/>220 458</text:p>
          </table:table-cell>
          <table:table-cell office:value-type="float" office:value="17336528" table:style-name="ce8">
            <text:p><text:s text:c="2"/>17 337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1395604382" table:style-name="ce8">
            <text:p><text:s/>1 395 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219518471.92000002" table:style-name="ce8">
            <text:p><text:s text:c="2"/>219 518</text:p>
          </table:table-cell>
          <table:table-cell office:value-type="float" office:value="17128807.037042372" table:style-name="ce8">
            <text:p><text:s text:c="2"/>17 12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554148834.1192193" table:style-name="ce8">
            <text:p><text:s text:c="2"/>554 14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1126279.15000001" table:style-name="ce8">
            <text:p><text:s text:c="2"/>141 126</text:p>
          </table:table-cell>
          <table:table-cell office:value-type="float" office:value="14129806.769113448" table:style-name="ce8">
            <text:p><text:s text:c="2"/>14 13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99881787.47921926" table:style-name="ce8">
            <text:p><text:s text:c="2"/>399 88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14261394.130000001" table:style-name="ce8">
            <text:p><text:s text:c="2"/>14 261</text:p>
          </table:table-cell>
          <table:table-cell office:value-type="float" office:value="2999000.2679289244" table:style-name="ce8">
            <text:p><text:s text:c="2"/>2 99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90136248" table:style-name="ce8">
            <text:p><text:s text:c="2"/>90 13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13943102.5" table:style-name="ce8">
            <text:p><text:s text:c="2"/>13 943</text:p>
          </table:table-cell>
          <table:table-cell office:value-type="float" office:value="2943961.9692093013" table:style-name="ce8">
            <text:p><text:s text:c="2"/>2 944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86526494.000000015" table:style-name="ce8">
            <text:p><text:s text:c="2"/>86 5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318291.63" table:style-name="ce8">
            <text:p><text:s text:c="3"/>318</text:p>
          </table:table-cell>
          <table:table-cell office:value-type="float" office:value="55038.298719623228" table:style-name="ce8">
            <text:p><text:s text:c="3"/>55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609754" table:style-name="ce8">
            <text:p><text:s text:c="2"/>3 6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64130798.640000001" table:style-name="ce8">
            <text:p><text:s text:c="2"/>64 131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4130798.640000001" table:style-name="ce8">
            <text:p><text:s text:c="2"/>64 1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738682836.8807807" table:style-name="ce8">
            <text:p><text:s text:c="2"/>738 68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9756604.41171132" table:style-name="ce8">
            <text:p><text:s text:c="2"/>69 75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668926232.46906948" table:style-name="ce8">
            <text:p><text:s text:c="2"/>668 9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939915" table:style-name="ce8">
            <text:p><text:s text:c="3"/>940</text:p>
          </table:table-cell>
          <table:table-cell office:value-type="float" office:value="207720.9629576279" table:style-name="ce8">
            <text:p><text:s text:c="3"/>208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106389883.99999999" table:style-name="ce8">
            <text:p><text:s text:c="2"/>106 39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-3617173" table:style-name="ce8">
            <text:p><text:s/>(-) <text:s/>3 6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26428062" table:style-name="ce8">
            <text:p><text:s text:c="2"/>326 428</text:p>
          </table:table-cell>
          <table:table-cell office:value-type="float" office:value="18993467" table:style-name="ce8">
            <text:p><text:s text:c="2"/>18 993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026166888" table:style-name="ce8">
            <text:p><text:s/>3 026 167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364500" table:style-name="ce23">
            <text:p><text:s/>6 364 500</text:p>
          </table:table-cell>
          <table:table-cell office:value-type="float" office:value="6331900" table:style-name="ce23">
            <text:p><text:s/>6 331 900</text:p>
          </table:table-cell>
          <table:table-cell office:value-type="float" office:value="0" table:style-name="ce23">
            <text:p><text:s text:c="3"/>0</text:p>
          </table:table-cell>
          <table:table-cell table:style-name="ce23"/>
          <table:table-cell office:value-type="float" office:value="67334200" table:style-name="ce23">
            <text:p><text:s/>67 334 2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table:style-name="ce24"/>
          <table:table-cell table:number-columns-repeated="16383" table:style-name="ce3"/>
        </table:table-row>
        <table:table-row table:number-rows-repeated="104851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9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9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9P0"/>
    </number:number-style>
    <number:number-style style:name="N70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70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70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52Z</dc:date>
    <meta:print-date>2007-02-01T11:21:41Z</meta:print-date>
  </office:meta>
</office:document-meta>
</file>